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Semibold" svg:font-family="'Source Code Pro Semibold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46mm"/>
    </style:style>
    <style:style style:name="co2" style:family="table-column">
      <style:table-column-properties fo:break-before="auto" style:column-width="47.13mm"/>
    </style:style>
    <style:style style:name="co3" style:family="table-column">
      <style:table-column-properties fo:break-before="auto" style:column-width="8.38mm"/>
    </style:style>
    <style:style style:name="co4" style:family="table-column">
      <style:table-column-properties fo:break-before="auto" style:column-width="7.11mm"/>
    </style:style>
    <style:style style:name="co5" style:family="table-column">
      <style:table-column-properties fo:break-before="auto" style:column-width="10.25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4.55mm"/>
    </style:style>
    <style:style style:name="co9" style:family="table-column">
      <style:table-column-properties fo:break-before="auto" style:column-width="68.28mm"/>
    </style:style>
    <style:style style:name="co10" style:family="table-column">
      <style:table-column-properties fo:break-before="auto" style:column-width="84.42mm"/>
    </style:style>
    <style:style style:name="co11" style:family="table-column">
      <style:table-column-properties fo:break-before="auto" style:column-width="60.96mm"/>
    </style:style>
    <style:style style:name="co12" style:family="table-column">
      <style:table-column-properties fo:break-before="auto" style:column-width="40.01mm"/>
    </style:style>
    <style:style style:name="co13" style:family="table-column">
      <style:table-column-properties fo:break-before="auto" style:column-width="34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89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color="#ce181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fo:background-color="#ffff99" fo:wrap-option="wrap" fo:border="0.06pt solid #000000"/>
      <style:text-properties fo:color="#ce181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99" fo:wrap-option="wrap" fo:border="0.06pt solid #000000"/>
      <style:text-properties fo:color="#ce181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99" fo:border="0.06pt solid #000000"/>
      <style:text-properties fo:color="#ce181e"/>
    </style:style>
    <style:style style:name="ce6" style:family="table-cell" style:parent-style-name="Default" style:data-style-name="N100">
      <style:table-cell-properties fo:background-color="#ffff99" fo:border="0.06pt solid #000000"/>
      <style:text-properties fo:color="#ce181e" fo:font-weight="bold" style:font-weight-asian="bold" style:font-weight-complex="bold"/>
    </style:style>
    <style:style style:name="ce7" style:family="table-cell" style:parent-style-name="Default">
      <style:table-cell-properties fo:background-color="#99ffff" fo:border="0.06pt solid #000000"/>
      <style:text-properties fo:color="#0000cc"/>
    </style:style>
    <style:style style:name="ce8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color="#0000cc"/>
    </style:style>
    <style:style style:name="ce17" style:family="table-cell" style:parent-style-name="Default">
      <style:table-cell-properties fo:background-color="#66ffff" fo:border="0.06pt solid #000000"/>
      <style:text-properties style:font-name="Source Code Pro Semibold"/>
    </style:style>
    <style:style style:name="ce18" style:family="table-cell" style:parent-style-name="Default">
      <style:table-cell-properties fo:background-color="#ffff99" fo:wrap-option="wrap" fo:border="0.06pt solid #000000"/>
      <style:text-properties style:use-window-font-color="true" style:text-outline="false" style:text-line-through-style="none" style:text-line-through-type="none" style:font-name="Source Code Pro Semibold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Source Code Pro Semibold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Source Code Pro Semibold" fo:font-size="12pt" style:font-size-asian="12pt" style:font-size-complex="12pt"/>
    </style:style>
    <style:style style:name="ce21" style:family="table-cell" style:parent-style-name="Default">
      <style:table-cell-properties fo:background-color="#ffff99" fo:wrap-option="wrap" fo:border="0.06pt solid #000000"/>
      <style:text-properties fo:color="#000000" style:text-outline="false" style:text-line-through-style="none" style:text-line-through-type="none" style:font-name="Source Code Pro Semibold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Source Code Pro Semibold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7"/>
        <table:table-column table:style-name="co5" table:default-cell-style-name="ce8"/>
        <table:table-column table:style-name="co6" table:default-cell-style-name="ce17"/>
        <table:table-row table:style-name="ro1">
          <table:table-cell table:style-name="ce1"/>
          <table:table-cell table:style-name="ce3" office:value-type="string" calcext:value-type="string">
            <text:p>left shift</text:p>
          </table:table-cell>
          <table:table-cell table:style-name="ce5"/>
          <table:table-cell office:value-type="float" office:value="18" calcext:value-type="float">
            <text:p>18</text:p>
          </table:table-cell>
          <table:table-cell/>
          <table:table-cell table:formula="of:=IF([.D1]&lt;&gt;&quot;&quot;;COM.MICROSOFT.CONCAT(&quot;0x&quot;;TEXT(DEC2HEX([.D1];2);&quot;00&quot;));&quot;&quot;)" office:value-type="string" office:string-value="0x12" calcext:value-type="string">
            <text:p>0x12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right shift</text:p>
          </table:table-cell>
          <table:table-cell table:style-name="ce5"/>
          <table:table-cell office:value-type="float" office:value="89" calcext:value-type="float">
            <text:p>89</text:p>
          </table:table-cell>
          <table:table-cell/>
          <table:table-cell table:formula="of:=IF([.D2]&lt;&gt;&quot;&quot;;COM.MICROSOFT.CONCAT(&quot;0x&quot;;TEXT(DEC2HEX([.D2];2);&quot;00&quot;));&quot;&quot;)" office:value-type="string" office:string-value="0x59" calcext:value-type="string">
            <text:p>0x59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CAPS</text:p>
          </table:table-cell>
          <table:table-cell table:style-name="ce5"/>
          <table:table-cell office:value-type="float" office:value="88" calcext:value-type="float">
            <text:p>88</text:p>
          </table:table-cell>
          <table:table-cell/>
          <table:table-cell table:formula="of:=IF([.D3]&lt;&gt;&quot;&quot;;COM.MICROSOFT.CONCAT(&quot;0x&quot;;TEXT(DEC2HEX([.D3];2);&quot;00&quot;));&quot;&quot;)" office:value-type="string" office:string-value="0x58" calcext:value-type="string">
            <text:p>0x58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altgr</text:p>
          </table:table-cell>
          <table:table-cell table:style-name="ce5"/>
          <table:table-cell office:value-type="float" office:value="17" calcext:value-type="float">
            <text:p>17</text:p>
          </table:table-cell>
          <table:table-cell/>
          <table:table-cell table:formula="of:=IF([.D4]&lt;&gt;&quot;&quot;;COM.MICROSOFT.CONCAT(&quot;0x&quot;;TEXT(DEC2HEX([.D4];2);&quot;00&quot;));&quot;&quot;)" office:value-type="string" office:string-value="0x11" calcext:value-type="string">
            <text:p>0x11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alt</text:p>
          </table:table-cell>
          <table:table-cell table:style-name="ce5"/>
          <table:table-cell office:value-type="float" office:value="17" calcext:value-type="float">
            <text:p>17</text:p>
          </table:table-cell>
          <table:table-cell/>
          <table:table-cell table:formula="of:=IF([.D5]&lt;&gt;&quot;&quot;;COM.MICROSOFT.CONCAT(&quot;0x&quot;;TEXT(DEC2HEX([.D5];2);&quot;00&quot;));&quot;&quot;)" office:value-type="string" office:string-value="0x11" calcext:value-type="string">
            <text:p>0x11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strg</text:p>
          </table:table-cell>
          <table:table-cell table:style-name="ce5"/>
          <table:table-cell office:value-type="float" office:value="20" calcext:value-type="float">
            <text:p>20</text:p>
          </table:table-cell>
          <table:table-cell/>
          <table:table-cell table:formula="of:=IF([.D6]&lt;&gt;&quot;&quot;;COM.MICROSOFT.CONCAT(&quot;0x&quot;;TEXT(DEC2HEX([.D6];2);&quot;00&quot;));&quot;&quot;)" office:value-type="string" office:string-value="0x14" calcext:value-type="string">
            <text:p>0x14</text:p>
          </table:table-cell>
        </table:table-row>
        <table:table-row table:style-name="ro1">
          <table:table-cell table:style-name="ce1"/>
          <table:table-cell table:style-name="ce5" office:value-type="string" calcext:value-type="string">
            <text:p>up</text:p>
          </table:table-cell>
          <table:table-cell table:style-name="ce5"/>
          <table:table-cell office:value-type="float" office:value="117" calcext:value-type="float">
            <text:p>117</text:p>
          </table:table-cell>
          <table:table-cell/>
          <table:table-cell table:formula="of:=IF([.D7]&lt;&gt;&quot;&quot;;COM.MICROSOFT.CONCAT(&quot;0x&quot;;TEXT(DEC2HEX([.D7];2);&quot;00&quot;));&quot;&quot;)" office:value-type="string" office:string-value="0x75" calcext:value-type="string">
            <text:p>0x75</text:p>
          </table:table-cell>
        </table:table-row>
        <table:table-row table:style-name="ro1">
          <table:table-cell table:style-name="ce1"/>
          <table:table-cell table:style-name="ce5" office:value-type="string" calcext:value-type="string">
            <text:p>down</text:p>
          </table:table-cell>
          <table:table-cell table:style-name="ce5"/>
          <table:table-cell office:value-type="float" office:value="114" calcext:value-type="float">
            <text:p>114</text:p>
          </table:table-cell>
          <table:table-cell/>
          <table:table-cell table:formula="of:=IF([.D8]&lt;&gt;&quot;&quot;;COM.MICROSOFT.CONCAT(&quot;0x&quot;;TEXT(DEC2HEX([.D8];2);&quot;00&quot;));&quot;&quot;)" office:value-type="string" office:string-value="0x72" calcext:value-type="string">
            <text:p>0x72</text:p>
          </table:table-cell>
        </table:table-row>
        <table:table-row table:style-name="ro1">
          <table:table-cell table:style-name="ce1"/>
          <table:table-cell table:style-name="ce5" office:value-type="string" calcext:value-type="string">
            <text:p>left</text:p>
          </table:table-cell>
          <table:table-cell table:style-name="ce5"/>
          <table:table-cell office:value-type="float" office:value="107" calcext:value-type="float">
            <text:p>107</text:p>
          </table:table-cell>
          <table:table-cell/>
          <table:table-cell table:formula="of:=IF([.D9]&lt;&gt;&quot;&quot;;COM.MICROSOFT.CONCAT(&quot;0x&quot;;TEXT(DEC2HEX([.D9];2);&quot;00&quot;));&quot;&quot;)" office:value-type="string" office:string-value="0x6B" calcext:value-type="string">
            <text:p>0x6B</text:p>
          </table:table-cell>
        </table:table-row>
        <table:table-row table:style-name="ro1">
          <table:table-cell table:style-name="ce1"/>
          <table:table-cell table:style-name="ce5" office:value-type="string" calcext:value-type="string">
            <text:p>right</text:p>
          </table:table-cell>
          <table:table-cell table:style-name="ce5"/>
          <table:table-cell office:value-type="float" office:value="116" calcext:value-type="float">
            <text:p>116</text:p>
          </table:table-cell>
          <table:table-cell/>
          <table:table-cell table:formula="of:=IF([.D10]&lt;&gt;&quot;&quot;;COM.MICROSOFT.CONCAT(&quot;0x&quot;;TEXT(DEC2HEX([.D10];2);&quot;00&quot;));&quot;&quot;)" office:value-type="string" office:string-value="0x74" calcext:value-type="string">
            <text:p>0x74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winleft</text:p>
          </table:table-cell>
          <table:table-cell table:style-name="ce5"/>
          <table:table-cell office:value-type="float" office:value="31" calcext:value-type="float">
            <text:p>31</text:p>
          </table:table-cell>
          <table:table-cell/>
          <table:table-cell table:formula="of:=IF([.D11]&lt;&gt;&quot;&quot;;COM.MICROSOFT.CONCAT(&quot;0x&quot;;TEXT(DEC2HEX([.D11];2);&quot;00&quot;));&quot;&quot;)" office:value-type="string" office:string-value="0x1F" calcext:value-type="string">
            <text:p>0x1F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winright</text:p>
          </table:table-cell>
          <table:table-cell table:style-name="ce5"/>
          <table:table-cell office:value-type="float" office:value="39" calcext:value-type="float">
            <text:p>39</text:p>
          </table:table-cell>
          <table:table-cell/>
          <table:table-cell table:formula="of:=IF([.D12]&lt;&gt;&quot;&quot;;COM.MICROSOFT.CONCAT(&quot;0x&quot;;TEXT(DEC2HEX([.D12];2);&quot;00&quot;));&quot;&quot;)" office:value-type="string" office:string-value="0x27" calcext:value-type="string">
            <text:p>0x27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f1</text:p>
          </table:table-cell>
          <table:table-cell table:style-name="ce5"/>
          <table:table-cell office:value-type="float" office:value="5" calcext:value-type="float">
            <text:p>5</text:p>
          </table:table-cell>
          <table:table-cell/>
          <table:table-cell table:formula="of:=IF([.D13]&lt;&gt;&quot;&quot;;COM.MICROSOFT.CONCAT(&quot;0x&quot;;TEXT(DEC2HEX([.D13];2);&quot;00&quot;));&quot;&quot;)" office:value-type="string" office:string-value="0x05" calcext:value-type="string">
            <text:p>0x05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f2</text:p>
          </table:table-cell>
          <table:table-cell table:style-name="ce5"/>
          <table:table-cell office:value-type="float" office:value="6" calcext:value-type="float">
            <text:p>6</text:p>
          </table:table-cell>
          <table:table-cell/>
          <table:table-cell table:formula="of:=IF([.D14]&lt;&gt;&quot;&quot;;COM.MICROSOFT.CONCAT(&quot;0x&quot;;TEXT(DEC2HEX([.D14];2);&quot;00&quot;));&quot;&quot;)" office:value-type="string" office:string-value="0x06" calcext:value-type="string">
            <text:p>0x06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f3</text:p>
          </table:table-cell>
          <table:table-cell table:style-name="ce5"/>
          <table:table-cell office:value-type="float" office:value="4" calcext:value-type="float">
            <text:p>4</text:p>
          </table:table-cell>
          <table:table-cell/>
          <table:table-cell table:formula="of:=IF([.D15]&lt;&gt;&quot;&quot;;COM.MICROSOFT.CONCAT(&quot;0x&quot;;TEXT(DEC2HEX([.D15];2);&quot;00&quot;));&quot;&quot;)" office:value-type="string" office:string-value="0x04" calcext:value-type="string">
            <text:p>0x04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f4</text:p>
          </table:table-cell>
          <table:table-cell table:style-name="ce5"/>
          <table:table-cell office:value-type="float" office:value="12" calcext:value-type="float">
            <text:p>12</text:p>
          </table:table-cell>
          <table:table-cell/>
          <table:table-cell table:formula="of:=IF([.D16]&lt;&gt;&quot;&quot;;COM.MICROSOFT.CONCAT(&quot;0x&quot;;TEXT(DEC2HEX([.D16];2);&quot;00&quot;));&quot;&quot;)" office:value-type="string" office:string-value="0x0C" calcext:value-type="string">
            <text:p>0x0C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f5</text:p>
          </table:table-cell>
          <table:table-cell table:style-name="ce5"/>
          <table:table-cell office:value-type="float" office:value="3" calcext:value-type="float">
            <text:p>3</text:p>
          </table:table-cell>
          <table:table-cell/>
          <table:table-cell table:formula="of:=IF([.D17]&lt;&gt;&quot;&quot;;COM.MICROSOFT.CONCAT(&quot;0x&quot;;TEXT(DEC2HEX([.D17];2);&quot;00&quot;));&quot;&quot;)" office:value-type="string" office:string-value="0x03" calcext:value-type="string">
            <text:p>0x03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f6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/>
          <table:table-cell table:formula="of:=IF([.D18]&lt;&gt;&quot;&quot;;COM.MICROSOFT.CONCAT(&quot;0x&quot;;TEXT(DEC2HEX([.D18];2);&quot;00&quot;));&quot;&quot;)" office:value-type="string" office:string-value="0x0B" calcext:value-type="string">
            <text:p>0x0B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f7</text:p>
          </table:table-cell>
          <table:table-cell table:style-name="ce5"/>
          <table:table-cell office:value-type="float" office:value="131" calcext:value-type="float">
            <text:p>131</text:p>
          </table:table-cell>
          <table:table-cell/>
          <table:table-cell table:formula="of:=IF([.D19]&lt;&gt;&quot;&quot;;COM.MICROSOFT.CONCAT(&quot;0x&quot;;TEXT(DEC2HEX([.D19];2);&quot;00&quot;));&quot;&quot;)" office:value-type="string" office:string-value="0x83" calcext:value-type="string">
            <text:p>0x83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f8</text:p>
          </table:table-cell>
          <table:table-cell table:style-name="ce5"/>
          <table:table-cell office:value-type="float" office:value="10" calcext:value-type="float">
            <text:p>10</text:p>
          </table:table-cell>
          <table:table-cell/>
          <table:table-cell table:formula="of:=IF([.D20]&lt;&gt;&quot;&quot;;COM.MICROSOFT.CONCAT(&quot;0x&quot;;TEXT(DEC2HEX([.D20];2);&quot;00&quot;));&quot;&quot;)" office:value-type="string" office:string-value="0x0A" calcext:value-type="string">
            <text:p>0x0A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f9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/>
          <table:table-cell table:formula="of:=IF([.D21]&lt;&gt;&quot;&quot;;COM.MICROSOFT.CONCAT(&quot;0x&quot;;TEXT(DEC2HEX([.D21];2);&quot;00&quot;));&quot;&quot;)" office:value-type="string" office:string-value="0x01" calcext:value-type="string">
            <text:p>0x01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f10</text:p>
          </table:table-cell>
          <table:table-cell table:style-name="ce5"/>
          <table:table-cell office:value-type="float" office:value="9" calcext:value-type="float">
            <text:p>9</text:p>
          </table:table-cell>
          <table:table-cell/>
          <table:table-cell table:formula="of:=IF([.D22]&lt;&gt;&quot;&quot;;COM.MICROSOFT.CONCAT(&quot;0x&quot;;TEXT(DEC2HEX([.D22];2);&quot;00&quot;));&quot;&quot;)" office:value-type="string" office:string-value="0x09" calcext:value-type="string">
            <text:p>0x09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f11</text:p>
          </table:table-cell>
          <table:table-cell table:style-name="ce5"/>
          <table:table-cell office:value-type="float" office:value="120" calcext:value-type="float">
            <text:p>120</text:p>
          </table:table-cell>
          <table:table-cell/>
          <table:table-cell table:formula="of:=IF([.D23]&lt;&gt;&quot;&quot;;COM.MICROSOFT.CONCAT(&quot;0x&quot;;TEXT(DEC2HEX([.D23];2);&quot;00&quot;));&quot;&quot;)" office:value-type="string" office:string-value="0x78" calcext:value-type="string">
            <text:p>0x78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f12</text:p>
          </table:table-cell>
          <table:table-cell table:style-name="ce5"/>
          <table:table-cell office:value-type="float" office:value="7" calcext:value-type="float">
            <text:p>7</text:p>
          </table:table-cell>
          <table:table-cell/>
          <table:table-cell table:formula="of:=IF([.D24]&lt;&gt;&quot;&quot;;COM.MICROSOFT.CONCAT(&quot;0x&quot;;TEXT(DEC2HEX([.D24];2);&quot;00&quot;));&quot;&quot;)" office:value-type="string" office:string-value="0x07" calcext:value-type="string">
            <text:p>0x07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einfg</text:p>
          </table:table-cell>
          <table:table-cell table:style-name="ce5"/>
          <table:table-cell office:value-type="float" office:value="112" calcext:value-type="float">
            <text:p>112</text:p>
          </table:table-cell>
          <table:table-cell/>
          <table:table-cell table:formula="of:=IF([.D25]&lt;&gt;&quot;&quot;;COM.MICROSOFT.CONCAT(&quot;0x&quot;;TEXT(DEC2HEX([.D25];2);&quot;00&quot;));&quot;&quot;)" office:value-type="string" office:string-value="0x70" calcext:value-type="string">
            <text:p>0x70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entf</text:p>
          </table:table-cell>
          <table:table-cell table:style-name="ce5"/>
          <table:table-cell office:value-type="float" office:value="113" calcext:value-type="float">
            <text:p>113</text:p>
          </table:table-cell>
          <table:table-cell/>
          <table:table-cell table:formula="of:=IF([.D26]&lt;&gt;&quot;&quot;;COM.MICROSOFT.CONCAT(&quot;0x&quot;;TEXT(DEC2HEX([.D26];2);&quot;00&quot;));&quot;&quot;)" office:value-type="string" office:string-value="0x71" calcext:value-type="string">
            <text:p>0x71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pos1/home</text:p>
          </table:table-cell>
          <table:table-cell table:style-name="ce5"/>
          <table:table-cell office:value-type="float" office:value="108" calcext:value-type="float">
            <text:p>108</text:p>
          </table:table-cell>
          <table:table-cell/>
          <table:table-cell table:formula="of:=IF([.D27]&lt;&gt;&quot;&quot;;COM.MICROSOFT.CONCAT(&quot;0x&quot;;TEXT(DEC2HEX([.D27];2);&quot;00&quot;));&quot;&quot;)" office:value-type="string" office:string-value="0x6C" calcext:value-type="string">
            <text:p>0x6C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ende</text:p>
          </table:table-cell>
          <table:table-cell table:style-name="ce5"/>
          <table:table-cell office:value-type="float" office:value="105" calcext:value-type="float">
            <text:p>105</text:p>
          </table:table-cell>
          <table:table-cell/>
          <table:table-cell table:formula="of:=IF([.D28]&lt;&gt;&quot;&quot;;COM.MICROSOFT.CONCAT(&quot;0x&quot;;TEXT(DEC2HEX([.D28];2);&quot;00&quot;));&quot;&quot;)" office:value-type="string" office:string-value="0x69" calcext:value-type="string">
            <text:p>0x69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pageup</text:p>
          </table:table-cell>
          <table:table-cell table:style-name="ce5"/>
          <table:table-cell office:value-type="float" office:value="125" calcext:value-type="float">
            <text:p>125</text:p>
          </table:table-cell>
          <table:table-cell/>
          <table:table-cell table:formula="of:=IF([.D29]&lt;&gt;&quot;&quot;;COM.MICROSOFT.CONCAT(&quot;0x&quot;;TEXT(DEC2HEX([.D29];2);&quot;00&quot;));&quot;&quot;)" office:value-type="string" office:string-value="0x7D" calcext:value-type="string">
            <text:p>0x7D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pagedown</text:p>
          </table:table-cell>
          <table:table-cell table:style-name="ce5"/>
          <table:table-cell office:value-type="float" office:value="122" calcext:value-type="float">
            <text:p>122</text:p>
          </table:table-cell>
          <table:table-cell/>
          <table:table-cell table:formula="of:=IF([.D30]&lt;&gt;&quot;&quot;;COM.MICROSOFT.CONCAT(&quot;0x&quot;;TEXT(DEC2HEX([.D30];2);&quot;00&quot;));&quot;&quot;)" office:value-type="string" office:string-value="0x7A" calcext:value-type="string">
            <text:p>0x7A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num</text:p>
          </table:table-cell>
          <table:table-cell table:style-name="ce5"/>
          <table:table-cell office:value-type="float" office:value="119" calcext:value-type="float">
            <text:p>119</text:p>
          </table:table-cell>
          <table:table-cell/>
          <table:table-cell table:formula="of:=IF([.D31]&lt;&gt;&quot;&quot;;COM.MICROSOFT.CONCAT(&quot;0x&quot;;TEXT(DEC2HEX([.D31];2);&quot;00&quot;));&quot;&quot;)" office:value-type="string" office:string-value="0x77" calcext:value-type="string">
            <text:p>0x77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num/</text:p>
          </table:table-cell>
          <table:table-cell table:style-name="ce5"/>
          <table:table-cell office:value-type="float" office:value="74" calcext:value-type="float">
            <text:p>74</text:p>
          </table:table-cell>
          <table:table-cell/>
          <table:table-cell table:formula="of:=IF([.D32]&lt;&gt;&quot;&quot;;COM.MICROSOFT.CONCAT(&quot;0x&quot;;TEXT(DEC2HEX([.D32];2);&quot;00&quot;));&quot;&quot;)" office:value-type="string" office:string-value="0x4A" calcext:value-type="string">
            <text:p>0x4A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num*</text:p>
          </table:table-cell>
          <table:table-cell table:style-name="ce5"/>
          <table:table-cell office:value-type="float" office:value="124" calcext:value-type="float">
            <text:p>124</text:p>
          </table:table-cell>
          <table:table-cell/>
          <table:table-cell table:formula="of:=IF([.D33]&lt;&gt;&quot;&quot;;COM.MICROSOFT.CONCAT(&quot;0x&quot;;TEXT(DEC2HEX([.D33];2);&quot;00&quot;));&quot;&quot;)" office:value-type="string" office:string-value="0x7C" calcext:value-type="string">
            <text:p>0x7C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num-</text:p>
          </table:table-cell>
          <table:table-cell table:style-name="ce5"/>
          <table:table-cell office:value-type="float" office:value="123" calcext:value-type="float">
            <text:p>123</text:p>
          </table:table-cell>
          <table:table-cell/>
          <table:table-cell table:formula="of:=IF([.D34]&lt;&gt;&quot;&quot;;COM.MICROSOFT.CONCAT(&quot;0x&quot;;TEXT(DEC2HEX([.D34];2);&quot;00&quot;));&quot;&quot;)" office:value-type="string" office:string-value="0x7B" calcext:value-type="string">
            <text:p>0x7B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num+</text:p>
          </table:table-cell>
          <table:table-cell table:style-name="ce5"/>
          <table:table-cell office:value-type="float" office:value="121" calcext:value-type="float">
            <text:p>121</text:p>
          </table:table-cell>
          <table:table-cell/>
          <table:table-cell table:formula="of:=IF([.D35]&lt;&gt;&quot;&quot;;COM.MICROSOFT.CONCAT(&quot;0x&quot;;TEXT(DEC2HEX([.D35];2);&quot;00&quot;));&quot;&quot;)" office:value-type="string" office:string-value="0x79" calcext:value-type="string">
            <text:p>0x79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num7</text:p>
          </table:table-cell>
          <table:table-cell table:style-name="ce5"/>
          <table:table-cell office:value-type="float" office:value="108" calcext:value-type="float">
            <text:p>108</text:p>
          </table:table-cell>
          <table:table-cell/>
          <table:table-cell table:formula="of:=IF([.D36]&lt;&gt;&quot;&quot;;COM.MICROSOFT.CONCAT(&quot;0x&quot;;TEXT(DEC2HEX([.D36];2);&quot;00&quot;));&quot;&quot;)" office:value-type="string" office:string-value="0x6C" calcext:value-type="string">
            <text:p>0x6C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num8</text:p>
          </table:table-cell>
          <table:table-cell table:style-name="ce5"/>
          <table:table-cell office:value-type="float" office:value="117" calcext:value-type="float">
            <text:p>117</text:p>
          </table:table-cell>
          <table:table-cell/>
          <table:table-cell table:formula="of:=IF([.D37]&lt;&gt;&quot;&quot;;COM.MICROSOFT.CONCAT(&quot;0x&quot;;TEXT(DEC2HEX([.D37];2);&quot;00&quot;));&quot;&quot;)" office:value-type="string" office:string-value="0x75" calcext:value-type="string">
            <text:p>0x75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num9/pup</text:p>
          </table:table-cell>
          <table:table-cell table:style-name="ce5"/>
          <table:table-cell office:value-type="float" office:value="125" calcext:value-type="float">
            <text:p>125</text:p>
          </table:table-cell>
          <table:table-cell/>
          <table:table-cell table:formula="of:=IF([.D38]&lt;&gt;&quot;&quot;;COM.MICROSOFT.CONCAT(&quot;0x&quot;;TEXT(DEC2HEX([.D38];2);&quot;00&quot;));&quot;&quot;)" office:value-type="string" office:string-value="0x7D" calcext:value-type="string">
            <text:p>0x7D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num4</text:p>
          </table:table-cell>
          <table:table-cell table:style-name="ce5"/>
          <table:table-cell office:value-type="float" office:value="107" calcext:value-type="float">
            <text:p>107</text:p>
          </table:table-cell>
          <table:table-cell/>
          <table:table-cell table:formula="of:=IF([.D39]&lt;&gt;&quot;&quot;;COM.MICROSOFT.CONCAT(&quot;0x&quot;;TEXT(DEC2HEX([.D39];2);&quot;00&quot;));&quot;&quot;)" office:value-type="string" office:string-value="0x6B" calcext:value-type="string">
            <text:p>0x6B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num5</text:p>
          </table:table-cell>
          <table:table-cell table:style-name="ce5"/>
          <table:table-cell office:value-type="float" office:value="115" calcext:value-type="float">
            <text:p>115</text:p>
          </table:table-cell>
          <table:table-cell/>
          <table:table-cell table:formula="of:=IF([.D40]&lt;&gt;&quot;&quot;;COM.MICROSOFT.CONCAT(&quot;0x&quot;;TEXT(DEC2HEX([.D40];2);&quot;00&quot;));&quot;&quot;)" office:value-type="string" office:string-value="0x73" calcext:value-type="string">
            <text:p>0x73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num6</text:p>
          </table:table-cell>
          <table:table-cell table:style-name="ce5"/>
          <table:table-cell office:value-type="float" office:value="116" calcext:value-type="float">
            <text:p>116</text:p>
          </table:table-cell>
          <table:table-cell/>
          <table:table-cell table:formula="of:=IF([.D41]&lt;&gt;&quot;&quot;;COM.MICROSOFT.CONCAT(&quot;0x&quot;;TEXT(DEC2HEX([.D41];2);&quot;00&quot;));&quot;&quot;)" office:value-type="string" office:string-value="0x74" calcext:value-type="string">
            <text:p>0x74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num1</text:p>
          </table:table-cell>
          <table:table-cell table:style-name="ce5"/>
          <table:table-cell office:value-type="float" office:value="105" calcext:value-type="float">
            <text:p>105</text:p>
          </table:table-cell>
          <table:table-cell/>
          <table:table-cell table:formula="of:=IF([.D42]&lt;&gt;&quot;&quot;;COM.MICROSOFT.CONCAT(&quot;0x&quot;;TEXT(DEC2HEX([.D42];2);&quot;00&quot;));&quot;&quot;)" office:value-type="string" office:string-value="0x69" calcext:value-type="string">
            <text:p>0x69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num2</text:p>
          </table:table-cell>
          <table:table-cell table:style-name="ce5"/>
          <table:table-cell office:value-type="float" office:value="114" calcext:value-type="float">
            <text:p>114</text:p>
          </table:table-cell>
          <table:table-cell/>
          <table:table-cell table:formula="of:=IF([.D43]&lt;&gt;&quot;&quot;;COM.MICROSOFT.CONCAT(&quot;0x&quot;;TEXT(DEC2HEX([.D43];2);&quot;00&quot;));&quot;&quot;)" office:value-type="string" office:string-value="0x72" calcext:value-type="string">
            <text:p>0x72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num3/pdown</text:p>
          </table:table-cell>
          <table:table-cell table:style-name="ce5"/>
          <table:table-cell office:value-type="float" office:value="122" calcext:value-type="float">
            <text:p>122</text:p>
          </table:table-cell>
          <table:table-cell/>
          <table:table-cell table:formula="of:=IF([.D44]&lt;&gt;&quot;&quot;;COM.MICROSOFT.CONCAT(&quot;0x&quot;;TEXT(DEC2HEX([.D44];2);&quot;00&quot;));&quot;&quot;)" office:value-type="string" office:string-value="0x7A" calcext:value-type="string">
            <text:p>0x7A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num0</text:p>
          </table:table-cell>
          <table:table-cell table:style-name="ce5"/>
          <table:table-cell office:value-type="float" office:value="112" calcext:value-type="float">
            <text:p>112</text:p>
          </table:table-cell>
          <table:table-cell/>
          <table:table-cell table:formula="of:=IF([.D45]&lt;&gt;&quot;&quot;;COM.MICROSOFT.CONCAT(&quot;0x&quot;;TEXT(DEC2HEX([.D45];2);&quot;00&quot;));&quot;&quot;)" office:value-type="string" office:string-value="0x70" calcext:value-type="string">
            <text:p>0x70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num,</text:p>
          </table:table-cell>
          <table:table-cell table:style-name="ce5"/>
          <table:table-cell office:value-type="float" office:value="113" calcext:value-type="float">
            <text:p>113</text:p>
          </table:table-cell>
          <table:table-cell/>
          <table:table-cell table:formula="of:=IF([.D46]&lt;&gt;&quot;&quot;;COM.MICROSOFT.CONCAT(&quot;0x&quot;;TEXT(DEC2HEX([.D46];2);&quot;00&quot;));&quot;&quot;)" office:value-type="string" office:string-value="0x71" calcext:value-type="string">
            <text:p>0x71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numENTER</text:p>
          </table:table-cell>
          <table:table-cell table:style-name="ce5"/>
          <table:table-cell office:value-type="float" office:value="90" calcext:value-type="float">
            <text:p>90</text:p>
          </table:table-cell>
          <table:table-cell/>
          <table:table-cell table:formula="of:=IF([.D47]&lt;&gt;&quot;&quot;;COM.MICROSOFT.CONCAT(&quot;0x&quot;;TEXT(DEC2HEX([.D47];2);&quot;00&quot;));&quot;&quot;)" office:value-type="string" office:string-value="0x5A" calcext:value-type="string">
            <text:p>0x5A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hash</text:p>
          </table:table-cell>
          <table:table-cell table:style-name="ce5"/>
          <table:table-cell office:value-type="float" office:value="93" calcext:value-type="float">
            <text:p>93</text:p>
          </table:table-cell>
          <table:table-cell/>
          <table:table-cell table:formula="of:=IF([.D48]&lt;&gt;&quot;&quot;;COM.MICROSOFT.CONCAT(&quot;0x&quot;;TEXT(DEC2HEX([.D48];2);&quot;00&quot;));&quot;&quot;)" office:value-type="string" office:string-value="0x5D" calcext:value-type="string">
            <text:p>0x5D</text:p>
          </table:table-cell>
        </table:table-row>
        <table:table-row table:style-name="ro1">
          <table:table-cell table:style-name="ce1"/>
          <table:table-cell table:style-name="ce3"/>
          <table:table-cell table:style-name="ce5"/>
          <table:table-cell table:number-columns-repeated="2"/>
          <table:table-cell table:formula="of:=IF([.D49]&lt;&gt;&quot;&quot;;COM.MICROSOFT.CONCAT(&quot;0x&quot;;TEXT(DEC2HEX([.D49];2);&quot;00&quot;));&quot;&quot;)">
            <text:p/>
          </table:table-cell>
        </table:table-row>
        <table:table-row table:style-name="ro1">
          <table:table-cell table:style-name="ce1"/>
          <table:table-cell table:style-name="ce3"/>
          <table:table-cell table:style-name="ce5"/>
          <table:table-cell table:number-columns-repeated="2"/>
          <table:table-cell table:formula="of:=IF([.D50]&lt;&gt;&quot;&quot;;COM.MICROSOFT.CONCAT(&quot;0x&quot;;TEXT(DEC2HEX([.D50];2);&quot;00&quot;));&quot;&quot;)">
            <text:p/>
          </table:table-cell>
        </table:table-row>
        <table:table-row table:style-name="ro1">
          <table:table-cell table:style-name="ce1"/>
          <table:table-cell table:style-name="ce3"/>
          <table:table-cell table:style-name="ce5"/>
          <table:table-cell table:number-columns-repeated="2"/>
          <table:table-cell table:formula="of:=IF([.D51]&lt;&gt;&quot;&quot;;COM.MICROSOFT.CONCAT(&quot;0x&quot;;TEXT(DEC2HEX([.D51];2);&quot;00&quot;));&quot;&quot;)">
            <text:p/>
          </table:table-cell>
        </table:table-row>
        <table:table-row table:style-name="ro1">
          <table:table-cell table:style-name="ce1"/>
          <table:table-cell table:style-name="ce3"/>
          <table:table-cell table:style-name="ce5"/>
          <table:table-cell table:number-columns-repeated="2"/>
          <table:table-cell table:formula="of:=IF([.D52]&lt;&gt;&quot;&quot;;COM.MICROSOFT.CONCAT(&quot;0x&quot;;TEXT(DEC2HEX([.D52];2);&quot;00&quot;));&quot;&quot;)">
            <text:p/>
          </table:table-cell>
        </table:table-row>
        <table:table-row table:style-name="ro1">
          <table:table-cell table:style-name="ce1"/>
          <table:table-cell table:style-name="ce3"/>
          <table:table-cell table:style-name="ce5"/>
          <table:table-cell table:number-columns-repeated="2"/>
          <table:table-cell table:formula="of:=IF([.D53]&lt;&gt;&quot;&quot;;COM.MICROSOFT.CONCAT(&quot;0x&quot;;TEXT(DEC2HEX([.D53];2);&quot;00&quot;));&quot;&quot;)">
            <text:p/>
          </table:table-cell>
        </table:table-row>
        <table:table-row table:style-name="ro1">
          <table:table-cell table:style-name="ce1"/>
          <table:table-cell table:style-name="ce3"/>
          <table:table-cell table:style-name="ce5"/>
          <table:table-cell table:number-columns-repeated="2"/>
          <table:table-cell table:formula="of:=IF([.D54]&lt;&gt;&quot;&quot;;COM.MICROSOFT.CONCAT(&quot;0x&quot;;TEXT(DEC2HEX([.D54];2);&quot;00&quot;));&quot;&quot;)">
            <text:p/>
          </table:table-cell>
        </table:table-row>
        <table:table-row table:style-name="ro1">
          <table:table-cell table:style-name="ce1"/>
          <table:table-cell table:style-name="ce3"/>
          <table:table-cell table:style-name="ce5"/>
          <table:table-cell table:number-columns-repeated="2"/>
          <table:table-cell table:formula="of:=IF([.D55]&lt;&gt;&quot;&quot;;COM.MICROSOFT.CONCAT(&quot;0x&quot;;TEXT(DEC2HEX([.D55];2);&quot;00&quot;));&quot;&quot;)">
            <text:p/>
          </table:table-cell>
        </table:table-row>
        <table:table-row table:style-name="ro1">
          <table:table-cell table:style-name="ce1"/>
          <table:table-cell table:style-name="ce3"/>
          <table:table-cell table:style-name="ce5"/>
          <table:table-cell table:number-columns-repeated="2"/>
          <table:table-cell table:formula="of:=IF([.D56]&lt;&gt;&quot;&quot;;COM.MICROSOFT.CONCAT(&quot;0x&quot;;TEXT(DEC2HEX([.D56];2);&quot;00&quot;));&quot;&quot;)">
            <text:p/>
          </table:table-cell>
        </table:table-row>
        <table:table-row table:style-name="ro1">
          <table:table-cell table:style-name="ce1"/>
          <table:table-cell table:style-name="ce3"/>
          <table:table-cell table:style-name="ce5"/>
          <table:table-cell table:number-columns-repeated="2"/>
          <table:table-cell table:formula="of:=IF([.D57]&lt;&gt;&quot;&quot;;COM.MICROSOFT.CONCAT(&quot;0x&quot;;TEXT(DEC2HEX([.D57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NUL</text:p>
          </table:table-cell>
          <table:table-cell table:style-name="ce3" office:value-type="string" calcext:value-type="string">
            <text:p>Null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  <table:table-cell table:formula="of:=IF([.D58]&lt;&gt;&quot;&quot;;COM.MICROSOFT.CONCAT(&quot;0x&quot;;TEXT(DEC2HEX([.D58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SOH</text:p>
          </table:table-cell>
          <table:table-cell table:style-name="ce3" office:value-type="string" calcext:value-type="string">
            <text:p>Start of Header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IF([.D59]&lt;&gt;&quot;&quot;;COM.MICROSOFT.CONCAT(&quot;0x&quot;;TEXT(DEC2HEX([.D59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STX</text:p>
          </table:table-cell>
          <table:table-cell table:style-name="ce3" office:value-type="string" calcext:value-type="string">
            <text:p>Start of Tex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IF([.D60]&lt;&gt;&quot;&quot;;COM.MICROSOFT.CONCAT(&quot;0x&quot;;TEXT(DEC2HEX([.D60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ETX</text:p>
          </table:table-cell>
          <table:table-cell table:style-name="ce3" office:value-type="string" calcext:value-type="string">
            <text:p>End of Text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IF([.D61]&lt;&gt;&quot;&quot;;COM.MICROSOFT.CONCAT(&quot;0x&quot;;TEXT(DEC2HEX([.D61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EOT</text:p>
          </table:table-cell>
          <table:table-cell table:style-name="ce3" office:value-type="string" calcext:value-type="string">
            <text:p>End of Transmission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IF([.D62]&lt;&gt;&quot;&quot;;COM.MICROSOFT.CONCAT(&quot;0x&quot;;TEXT(DEC2HEX([.D62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ENQ</text:p>
          </table:table-cell>
          <table:table-cell table:style-name="ce3" office:value-type="string" calcext:value-type="string">
            <text:p>Enquiry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/>
          <table:table-cell table:formula="of:=IF([.D63]&lt;&gt;&quot;&quot;;COM.MICROSOFT.CONCAT(&quot;0x&quot;;TEXT(DEC2HEX([.D63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ACK</text:p>
          </table:table-cell>
          <table:table-cell table:style-name="ce3" office:value-type="string" calcext:value-type="string">
            <text:p>Acknowledge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IF([.D64]&lt;&gt;&quot;&quot;;COM.MICROSOFT.CONCAT(&quot;0x&quot;;TEXT(DEC2HEX([.D64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BEL</text:p>
          </table:table-cell>
          <table:table-cell table:style-name="ce3" office:value-type="string" calcext:value-type="string">
            <text:p>Bell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formula="of:=IF([.D65]&lt;&gt;&quot;&quot;;COM.MICROSOFT.CONCAT(&quot;0x&quot;;TEXT(DEC2HEX([.D65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BS</text:p>
          </table:table-cell>
          <table:table-cell table:style-name="ce3" office:value-type="string" calcext:value-type="string">
            <text:p>Backspace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formula="of:=IF([.D66]&lt;&gt;&quot;&quot;;COM.MICROSOFT.CONCAT(&quot;0x&quot;;TEXT(DEC2HEX([.D66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HT</text:p>
          </table:table-cell>
          <table:table-cell table:style-name="ce3" office:value-type="string" calcext:value-type="string">
            <text:p>Horizontal Tab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IF([.D67]&lt;&gt;&quot;&quot;;COM.MICROSOFT.CONCAT(&quot;0x&quot;;TEXT(DEC2HEX([.D67];2);&quot;00&quot;));&quot;&quot;)" office:value-type="string" office:string-value="0x0D" calcext:value-type="string">
            <text:p>0x0D</text:p>
          </table:table-cell>
        </table:table-row>
        <table:table-row table:style-name="ro1">
          <table:table-cell table:style-name="ce1" office:value-type="string" calcext:value-type="string">
            <text:p>LF</text:p>
          </table:table-cell>
          <table:table-cell table:style-name="ce3" office:value-type="string" calcext:value-type="string">
            <text:p>Line Feed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IF([.D68]&lt;&gt;&quot;&quot;;COM.MICROSOFT.CONCAT(&quot;0x&quot;;TEXT(DEC2HEX([.D68];2);&quot;00&quot;));&quot;&quot;)" office:value-type="string" office:string-value="0x5A" calcext:value-type="string">
            <text:p>0x5A</text:p>
          </table:table-cell>
        </table:table-row>
        <table:table-row table:style-name="ro1">
          <table:table-cell table:style-name="ce1" office:value-type="string" calcext:value-type="string">
            <text:p>VT</text:p>
          </table:table-cell>
          <table:table-cell table:style-name="ce3" office:value-type="string" calcext:value-type="string">
            <text:p>Vertical Tab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/>
          <table:table-cell table:formula="of:=IF([.D69]&lt;&gt;&quot;&quot;;COM.MICROSOFT.CONCAT(&quot;0x&quot;;TEXT(DEC2HEX([.D69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FF</text:p>
          </table:table-cell>
          <table:table-cell table:style-name="ce3" office:value-type="string" calcext:value-type="string">
            <text:p>Form Feed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/>
          <table:table-cell table:formula="of:=IF([.D70]&lt;&gt;&quot;&quot;;COM.MICROSOFT.CONCAT(&quot;0x&quot;;TEXT(DEC2HEX([.D70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CR</text:p>
          </table:table-cell>
          <table:table-cell table:style-name="ce3" office:value-type="string" calcext:value-type="string">
            <text:p>Carriage Return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2"/>
          <table:table-cell table:formula="of:=IF([.D71]&lt;&gt;&quot;&quot;;COM.MICROSOFT.CONCAT(&quot;0x&quot;;TEXT(DEC2HEX([.D71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SO</text:p>
          </table:table-cell>
          <table:table-cell table:style-name="ce3" office:value-type="string" calcext:value-type="string">
            <text:p>Shift Out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/>
          <table:table-cell table:formula="of:=IF([.D72]&lt;&gt;&quot;&quot;;COM.MICROSOFT.CONCAT(&quot;0x&quot;;TEXT(DEC2HEX([.D72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3" office:value-type="string" calcext:value-type="string">
            <text:p>Shift In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/>
          <table:table-cell table:formula="of:=IF([.D73]&lt;&gt;&quot;&quot;;COM.MICROSOFT.CONCAT(&quot;0x&quot;;TEXT(DEC2HEX([.D73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DLE</text:p>
          </table:table-cell>
          <table:table-cell table:style-name="ce3" office:value-type="string" calcext:value-type="string">
            <text:p>Data Link Escape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formula="of:=IF([.D74]&lt;&gt;&quot;&quot;;COM.MICROSOFT.CONCAT(&quot;0x&quot;;TEXT(DEC2HEX([.D74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DC1</text:p>
          </table:table-cell>
          <table:table-cell table:style-name="ce3" office:value-type="string" calcext:value-type="string">
            <text:p>Device Control 1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/>
          <table:table-cell table:formula="of:=IF([.D75]&lt;&gt;&quot;&quot;;COM.MICROSOFT.CONCAT(&quot;0x&quot;;TEXT(DEC2HEX([.D75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DC2</text:p>
          </table:table-cell>
          <table:table-cell table:style-name="ce3" office:value-type="string" calcext:value-type="string">
            <text:p>Device Control 2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/>
          <table:table-cell table:formula="of:=IF([.D76]&lt;&gt;&quot;&quot;;COM.MICROSOFT.CONCAT(&quot;0x&quot;;TEXT(DEC2HEX([.D76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DC3</text:p>
          </table:table-cell>
          <table:table-cell table:style-name="ce3" office:value-type="string" calcext:value-type="string">
            <text:p>Device Control 3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/>
          <table:table-cell table:formula="of:=IF([.D77]&lt;&gt;&quot;&quot;;COM.MICROSOFT.CONCAT(&quot;0x&quot;;TEXT(DEC2HEX([.D77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DC4</text:p>
          </table:table-cell>
          <table:table-cell table:style-name="ce3" office:value-type="string" calcext:value-type="string">
            <text:p>Device Control 4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formula="of:=IF([.D78]&lt;&gt;&quot;&quot;;COM.MICROSOFT.CONCAT(&quot;0x&quot;;TEXT(DEC2HEX([.D78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NAK</text:p>
          </table:table-cell>
          <table:table-cell table:style-name="ce3" office:value-type="string" calcext:value-type="string">
            <text:p>Negative Acknowledge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formula="of:=IF([.D79]&lt;&gt;&quot;&quot;;COM.MICROSOFT.CONCAT(&quot;0x&quot;;TEXT(DEC2HEX([.D79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SYN</text:p>
          </table:table-cell>
          <table:table-cell table:style-name="ce3" office:value-type="string" calcext:value-type="string">
            <text:p>Synchronize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/>
          <table:table-cell table:formula="of:=IF([.D80]&lt;&gt;&quot;&quot;;COM.MICROSOFT.CONCAT(&quot;0x&quot;;TEXT(DEC2HEX([.D80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ETB</text:p>
          </table:table-cell>
          <table:table-cell table:style-name="ce3" office:value-type="string" calcext:value-type="string">
            <text:p>End of Transmission Block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/>
          <table:table-cell table:formula="of:=IF([.D81]&lt;&gt;&quot;&quot;;COM.MICROSOFT.CONCAT(&quot;0x&quot;;TEXT(DEC2HEX([.D81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CAN</text:p>
          </table:table-cell>
          <table:table-cell table:style-name="ce3" office:value-type="string" calcext:value-type="string">
            <text:p>Cancel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2"/>
          <table:table-cell table:formula="of:=IF([.D82]&lt;&gt;&quot;&quot;;COM.MICROSOFT.CONCAT(&quot;0x&quot;;TEXT(DEC2HEX([.D82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EM</text:p>
          </table:table-cell>
          <table:table-cell table:style-name="ce3" office:value-type="string" calcext:value-type="string">
            <text:p>End of Medium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2"/>
          <table:table-cell table:formula="of:=IF([.D83]&lt;&gt;&quot;&quot;;COM.MICROSOFT.CONCAT(&quot;0x&quot;;TEXT(DEC2HEX([.D83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SUB</text:p>
          </table:table-cell>
          <table:table-cell table:style-name="ce3" office:value-type="string" calcext:value-type="string">
            <text:p>Substitute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2"/>
          <table:table-cell table:formula="of:=IF([.D84]&lt;&gt;&quot;&quot;;COM.MICROSOFT.CONCAT(&quot;0x&quot;;TEXT(DEC2HEX([.D84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ESC</text:p>
          </table:table-cell>
          <table:table-cell table:style-name="ce3" office:value-type="string" calcext:value-type="string">
            <text:p>Escape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IF([.D85]&lt;&gt;&quot;&quot;;COM.MICROSOFT.CONCAT(&quot;0x&quot;;TEXT(DEC2HEX([.D85];2);&quot;00&quot;));&quot;&quot;)" office:value-type="string" office:string-value="0x76" calcext:value-type="string">
            <text:p>0x76</text:p>
          </table:table-cell>
        </table:table-row>
        <table:table-row table:style-name="ro1">
          <table:table-cell table:style-name="ce1" office:value-type="string" calcext:value-type="string">
            <text:p>FS</text:p>
          </table:table-cell>
          <table:table-cell table:style-name="ce3" office:value-type="string" calcext:value-type="string">
            <text:p>File Separator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2"/>
          <table:table-cell table:formula="of:=IF([.D86]&lt;&gt;&quot;&quot;;COM.MICROSOFT.CONCAT(&quot;0x&quot;;TEXT(DEC2HEX([.D86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GS</text:p>
          </table:table-cell>
          <table:table-cell table:style-name="ce3" office:value-type="string" calcext:value-type="string">
            <text:p>Group Separator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2"/>
          <table:table-cell table:formula="of:=IF([.D87]&lt;&gt;&quot;&quot;;COM.MICROSOFT.CONCAT(&quot;0x&quot;;TEXT(DEC2HEX([.D87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RS</text:p>
          </table:table-cell>
          <table:table-cell table:style-name="ce3" office:value-type="string" calcext:value-type="string">
            <text:p>Record Separator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/>
          <table:table-cell table:formula="of:=IF([.D88]&lt;&gt;&quot;&quot;;COM.MICROSOFT.CONCAT(&quot;0x&quot;;TEXT(DEC2HEX([.D88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3" office:value-type="string" calcext:value-type="string">
            <text:p>Unit Separator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2"/>
          <table:table-cell table:formula="of:=IF([.D89]&lt;&gt;&quot;&quot;;COM.MICROSOFT.CONCAT(&quot;0x&quot;;TEXT(DEC2HEX([.D89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space</text:p>
          </table:table-cell>
          <table:table-cell table:style-name="ce3" office:value-type="string" calcext:value-type="string">
            <text:p>Space</text:p>
          </table:table-cell>
          <table:table-cell table:style-name="ce5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/>
          <table:table-cell table:formula="of:=IF([.D90]&lt;&gt;&quot;&quot;;COM.MICROSOFT.CONCAT(&quot;0x&quot;;TEXT(DEC2HEX([.D90];2);&quot;00&quot;));&quot;&quot;)" office:value-type="string" office:string-value="0x29" calcext:value-type="string">
            <text:p>0x29</text:p>
          </table:table-cell>
        </table:table-row>
        <table:table-row table:style-name="ro1">
          <table:table-cell table:style-name="ce1" office:value-type="string" calcext:value-type="string">
            <text:p>!</text:p>
          </table:table-cell>
          <table:table-cell table:style-name="ce3" office:value-type="string" calcext:value-type="string">
            <text:p>Exclamation mark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hift</text:p>
          </table:table-cell>
          <table:table-cell table:formula="of:=IF([.D91]&lt;&gt;&quot;&quot;;COM.MICROSOFT.CONCAT(&quot;0x&quot;;TEXT(DEC2HEX([.D91];2);&quot;00&quot;));&quot;&quot;)" office:value-type="string" office:string-value="0x16" calcext:value-type="string">
            <text:p>0x16</text:p>
          </table:table-cell>
        </table:table-row>
        <table:table-row table:style-name="ro1">
          <table:table-cell table:style-name="ce1" office:value-type="string" calcext:value-type="string">
            <text:p>"</text:p>
          </table:table-cell>
          <table:table-cell table:style-name="ce3" office:value-type="string" calcext:value-type="string">
            <text:p>Double quote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ift</text:p>
          </table:table-cell>
          <table:table-cell table:formula="of:=IF([.D92]&lt;&gt;&quot;&quot;;COM.MICROSOFT.CONCAT(&quot;0x&quot;;TEXT(DEC2HEX([.D92];2);&quot;00&quot;));&quot;&quot;)" office:value-type="string" office:string-value="0x1E" calcext:value-type="string">
            <text:p>0x1E</text:p>
          </table:table-cell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Number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/>
          <table:table-cell table:formula="of:=IF([.D93]&lt;&gt;&quot;&quot;;COM.MICROSOFT.CONCAT(&quot;0x&quot;;TEXT(DEC2HEX([.D93];2);&quot;00&quot;));&quot;&quot;)" office:value-type="string" office:string-value="0x5D" calcext:value-type="string">
            <text:p>0x5D</text:p>
          </table:table-cell>
        </table:table-row>
        <table:table-row table:style-name="ro1">
          <table:table-cell table:style-name="ce1" office:value-type="string" calcext:value-type="string">
            <text:p>$</text:p>
          </table:table-cell>
          <table:table-cell table:style-name="ce3" office:value-type="string" calcext:value-type="string">
            <text:p>Dollar sign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hift</text:p>
          </table:table-cell>
          <table:table-cell table:formula="of:=IF([.D94]&lt;&gt;&quot;&quot;;COM.MICROSOFT.CONCAT(&quot;0x&quot;;TEXT(DEC2HEX([.D94];2);&quot;00&quot;));&quot;&quot;)" office:value-type="string" office:string-value="0x25" calcext:value-type="string">
            <text:p>0x25</text:p>
          </table:table-cell>
        </table:table-row>
        <table:table-row table:style-name="ro1">
          <table:table-cell table:style-name="ce1" office:value-type="string" calcext:value-type="string">
            <text:p>%</text:p>
          </table:table-cell>
          <table:table-cell table:style-name="ce3" office:value-type="string" calcext:value-type="string">
            <text:p>Percent</text:p>
          </table:table-cell>
          <table:table-cell table:style-name="ce5"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hift</text:p>
          </table:table-cell>
          <table:table-cell table:formula="of:=IF([.D95]&lt;&gt;&quot;&quot;;COM.MICROSOFT.CONCAT(&quot;0x&quot;;TEXT(DEC2HEX([.D95];2);&quot;00&quot;));&quot;&quot;)" office:value-type="string" office:string-value="0x2E" calcext:value-type="string">
            <text:p>0x2E</text:p>
          </table:table-cell>
        </table:table-row>
        <table:table-row table:style-name="ro1">
          <table:table-cell table:style-name="ce1" office:value-type="string" calcext:value-type="string">
            <text:p>&amp;</text:p>
          </table:table-cell>
          <table:table-cell table:style-name="ce3" office:value-type="string" calcext:value-type="string">
            <text:p>Ampersand</text:p>
          </table:table-cell>
          <table:table-cell table:style-name="ce5"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hift</text:p>
          </table:table-cell>
          <table:table-cell table:formula="of:=IF([.D96]&lt;&gt;&quot;&quot;;COM.MICROSOFT.CONCAT(&quot;0x&quot;;TEXT(DEC2HEX([.D96];2);&quot;00&quot;));&quot;&quot;)" office:value-type="string" office:string-value="0x36" calcext:value-type="string">
            <text:p>0x36</text:p>
          </table:table-cell>
        </table:table-row>
        <table:table-row table:style-name="ro1">
          <table:table-cell table:style-name="ce1" office:value-type="string" calcext:value-type="string">
            <text:p>'</text:p>
          </table:table-cell>
          <table:table-cell table:style-name="ce3" office:value-type="string" calcext:value-type="string">
            <text:p>Single quote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hift</text:p>
          </table:table-cell>
          <table:table-cell table:formula="of:=IF([.D97]&lt;&gt;&quot;&quot;;COM.MICROSOFT.CONCAT(&quot;0x&quot;;TEXT(DEC2HEX([.D97];2);&quot;00&quot;));&quot;&quot;)" office:value-type="string" office:string-value="0x5D" calcext:value-type="string">
            <text:p>0x5D</text:p>
          </table:table-cell>
        </table:table-row>
        <table:table-row table:style-name="ro1">
          <table:table-cell table:style-name="ce1" office:value-type="string" calcext:value-type="string">
            <text:p>(</text:p>
          </table:table-cell>
          <table:table-cell table:style-name="ce3" office:value-type="string" calcext:value-type="string">
            <text:p>Left parenthesis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hift</text:p>
          </table:table-cell>
          <table:table-cell table:formula="of:=IF([.D98]&lt;&gt;&quot;&quot;;COM.MICROSOFT.CONCAT(&quot;0x&quot;;TEXT(DEC2HEX([.D98];2);&quot;00&quot;));&quot;&quot;)" office:value-type="string" office:string-value="0x3E" calcext:value-type="string">
            <text:p>0x3E</text:p>
          </table:table-cell>
        </table:table-row>
        <table:table-row table:style-name="ro1">
          <table:table-cell table:style-name="ce1" office:value-type="string" calcext:value-type="string">
            <text:p>)</text:p>
          </table:table-cell>
          <table:table-cell table:style-name="ce3" office:value-type="string" calcext:value-type="string">
            <text:p>Right parenthesis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hift</text:p>
          </table:table-cell>
          <table:table-cell table:formula="of:=IF([.D99]&lt;&gt;&quot;&quot;;COM.MICROSOFT.CONCAT(&quot;0x&quot;;TEXT(DEC2HEX([.D99];2);&quot;00&quot;));&quot;&quot;)" office:value-type="string" office:string-value="0x46" calcext:value-type="string">
            <text:p>0x46</text:p>
          </table:table-cell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3" office:value-type="string" calcext:value-type="string">
            <text:p>Asterisk</text:p>
          </table:table-cell>
          <table:table-cell table:style-name="ce5"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hift</text:p>
          </table:table-cell>
          <table:table-cell table:formula="of:=IF([.D100]&lt;&gt;&quot;&quot;;COM.MICROSOFT.CONCAT(&quot;0x&quot;;TEXT(DEC2HEX([.D100];2);&quot;00&quot;));&quot;&quot;)" office:value-type="string" office:string-value="0x5B" calcext:value-type="string">
            <text:p>0x5B</text:p>
          </table:table-cell>
        </table:table-row>
        <table:table-row table:style-name="ro1">
          <table:table-cell table:style-name="ce1" office:value-type="string" calcext:value-type="string">
            <text:p>+</text:p>
          </table:table-cell>
          <table:table-cell table:style-name="ce3" office:value-type="string" calcext:value-type="string">
            <text:p>Plus</text:p>
          </table:table-cell>
          <table:table-cell table:style-name="ce5"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/>
          <table:table-cell table:formula="of:=IF([.D101]&lt;&gt;&quot;&quot;;COM.MICROSOFT.CONCAT(&quot;0x&quot;;TEXT(DEC2HEX([.D101];2);&quot;00&quot;));&quot;&quot;)" office:value-type="string" office:string-value="0x5B" calcext:value-type="string">
            <text:p>0x5B</text:p>
          </table:table-cell>
        </table:table-row>
        <table:table-row table:style-name="ro1">
          <table:table-cell table:style-name="ce1" office:value-type="string" calcext:value-type="string">
            <text:p>,</text:p>
          </table:table-cell>
          <table:table-cell table:style-name="ce3" office:value-type="string" calcext:value-type="string">
            <text:p>Comma</text:p>
          </table:table-cell>
          <table:table-cell table:style-name="ce5"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/>
          <table:table-cell table:formula="of:=IF([.D102]&lt;&gt;&quot;&quot;;COM.MICROSOFT.CONCAT(&quot;0x&quot;;TEXT(DEC2HEX([.D102];2);&quot;00&quot;));&quot;&quot;)" office:value-type="string" office:string-value="0x41" calcext:value-type="string">
            <text:p>0x41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" office:value-type="string" calcext:value-type="string">
            <text:p>Minus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/>
          <table:table-cell table:formula="of:=IF([.D103]&lt;&gt;&quot;&quot;;COM.MICROSOFT.CONCAT(&quot;0x&quot;;TEXT(DEC2HEX([.D103];2);&quot;00&quot;));&quot;&quot;)" office:value-type="string" office:string-value="0x4A" calcext:value-type="string">
            <text:p>0x4A</text:p>
          </table:table-cell>
        </table:table-row>
        <table:table-row table:style-name="ro1">
          <table:table-cell table:style-name="ce1" office:value-type="string" calcext:value-type="string">
            <text:p>.</text:p>
          </table:table-cell>
          <table:table-cell table:style-name="ce3" office:value-type="string" calcext:value-type="string">
            <text:p>Period</text:p>
          </table:table-cell>
          <table:table-cell table:style-name="ce5"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/>
          <table:table-cell table:formula="of:=IF([.D104]&lt;&gt;&quot;&quot;;COM.MICROSOFT.CONCAT(&quot;0x&quot;;TEXT(DEC2HEX([.D104];2);&quot;00&quot;));&quot;&quot;)" office:value-type="string" office:string-value="0x49" calcext:value-type="string">
            <text:p>0x49</text:p>
          </table:table-cell>
        </table:table-row>
        <table:table-row table:style-name="ro1">
          <table:table-cell table:style-name="ce1" office:value-type="string" calcext:value-type="string">
            <text:p>/</text:p>
          </table:table-cell>
          <table:table-cell table:style-name="ce3" office:value-type="string" calcext:value-type="string">
            <text:p>Slash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hift</text:p>
          </table:table-cell>
          <table:table-cell table:formula="of:=IF([.D105]&lt;&gt;&quot;&quot;;COM.MICROSOFT.CONCAT(&quot;0x&quot;;TEXT(DEC2HEX([.D105];2);&quot;00&quot;));&quot;&quot;)" office:value-type="string" office:string-value="0x3D" calcext:value-type="string">
            <text:p>0x3D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Zero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/>
          <table:table-cell table:formula="of:=IF([.D106]&lt;&gt;&quot;&quot;;COM.MICROSOFT.CONCAT(&quot;0x&quot;;TEXT(DEC2HEX([.D106];2);&quot;00&quot;));&quot;&quot;)" office:value-type="string" office:string-value="0x45" calcext:value-type="string">
            <text:p>0x45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One</text:p>
          </table:table-cell>
          <table:table-cell table:style-name="ce5"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IF([.D107]&lt;&gt;&quot;&quot;;COM.MICROSOFT.CONCAT(&quot;0x&quot;;TEXT(DEC2HEX([.D107];2);&quot;00&quot;));&quot;&quot;)" office:value-type="string" office:string-value="0x16" calcext:value-type="string">
            <text:p>0x16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Two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IF([.D108]&lt;&gt;&quot;&quot;;COM.MICROSOFT.CONCAT(&quot;0x&quot;;TEXT(DEC2HEX([.D108];2);&quot;00&quot;));&quot;&quot;)" office:value-type="string" office:string-value="0x1E" calcext:value-type="string">
            <text:p>0x1E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Three</text:p>
          </table:table-cell>
          <table:table-cell table:style-name="ce5"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/>
          <table:table-cell table:formula="of:=IF([.D109]&lt;&gt;&quot;&quot;;COM.MICROSOFT.CONCAT(&quot;0x&quot;;TEXT(DEC2HEX([.D109];2);&quot;00&quot;));&quot;&quot;)" office:value-type="string" office:string-value="0x26" calcext:value-type="string">
            <text:p>0x26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Four</text:p>
          </table:table-cell>
          <table:table-cell table:style-name="ce5"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IF([.D110]&lt;&gt;&quot;&quot;;COM.MICROSOFT.CONCAT(&quot;0x&quot;;TEXT(DEC2HEX([.D110];2);&quot;00&quot;));&quot;&quot;)" office:value-type="string" office:string-value="0x25" calcext:value-type="string">
            <text:p>0x25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Five</text:p>
          </table:table-cell>
          <table:table-cell table:style-name="ce5"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/>
          <table:table-cell table:formula="of:=IF([.D111]&lt;&gt;&quot;&quot;;COM.MICROSOFT.CONCAT(&quot;0x&quot;;TEXT(DEC2HEX([.D111];2);&quot;00&quot;));&quot;&quot;)" office:value-type="string" office:string-value="0x2E" calcext:value-type="string">
            <text:p>0x2E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Six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/>
          <table:table-cell table:formula="of:=IF([.D112]&lt;&gt;&quot;&quot;;COM.MICROSOFT.CONCAT(&quot;0x&quot;;TEXT(DEC2HEX([.D112];2);&quot;00&quot;));&quot;&quot;)" office:value-type="string" office:string-value="0x36" calcext:value-type="string">
            <text:p>0x36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Seven</text:p>
          </table:table-cell>
          <table:table-cell table:style-name="ce5"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/>
          <table:table-cell table:formula="of:=IF([.D113]&lt;&gt;&quot;&quot;;COM.MICROSOFT.CONCAT(&quot;0x&quot;;TEXT(DEC2HEX([.D113];2);&quot;00&quot;));&quot;&quot;)" office:value-type="string" office:string-value="0x3D" calcext:value-type="string">
            <text:p>0x3D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Eight</text:p>
          </table:table-cell>
          <table:table-cell table:style-name="ce5"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/>
          <table:table-cell table:formula="of:=IF([.D114]&lt;&gt;&quot;&quot;;COM.MICROSOFT.CONCAT(&quot;0x&quot;;TEXT(DEC2HEX([.D114];2);&quot;00&quot;));&quot;&quot;)" office:value-type="string" office:string-value="0x3E" calcext:value-type="string">
            <text:p>0x3E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Nine</text:p>
          </table:table-cell>
          <table:table-cell table:style-name="ce5"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/>
          <table:table-cell table:formula="of:=IF([.D115]&lt;&gt;&quot;&quot;;COM.MICROSOFT.CONCAT(&quot;0x&quot;;TEXT(DEC2HEX([.D115];2);&quot;00&quot;));&quot;&quot;)" office:value-type="string" office:string-value="0x46" calcext:value-type="string">
            <text:p>0x46</text:p>
          </table:table-cell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3" office:value-type="string" calcext:value-type="string">
            <text:p>Colon</text:p>
          </table:table-cell>
          <table:table-cell table:style-name="ce5"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hift</text:p>
          </table:table-cell>
          <table:table-cell table:formula="of:=IF([.D116]&lt;&gt;&quot;&quot;;COM.MICROSOFT.CONCAT(&quot;0x&quot;;TEXT(DEC2HEX([.D116];2);&quot;00&quot;));&quot;&quot;)" office:value-type="string" office:string-value="0x49" calcext:value-type="string">
            <text:p>0x49</text:p>
          </table:table-cell>
        </table:table-row>
        <table:table-row table:style-name="ro1">
          <table:table-cell table:style-name="ce1" office:value-type="string" calcext:value-type="string">
            <text:p>;</text:p>
          </table:table-cell>
          <table:table-cell table:style-name="ce3" office:value-type="string" calcext:value-type="string">
            <text:p>Semicolon</text:p>
          </table:table-cell>
          <table:table-cell table:style-name="ce5"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hift</text:p>
          </table:table-cell>
          <table:table-cell table:formula="of:=IF([.D117]&lt;&gt;&quot;&quot;;COM.MICROSOFT.CONCAT(&quot;0x&quot;;TEXT(DEC2HEX([.D117];2);&quot;00&quot;));&quot;&quot;)" office:value-type="string" office:string-value="0x41" calcext:value-type="string">
            <text:p>0x41</text:p>
          </table:table-cell>
        </table:table-row>
        <table:table-row table:style-name="ro1">
          <table:table-cell table:style-name="ce1" office:value-type="string" calcext:value-type="string">
            <text:p>&lt;</text:p>
          </table:table-cell>
          <table:table-cell table:style-name="ce3" office:value-type="string" calcext:value-type="string">
            <text:p>Less than</text:p>
          </table:table-cell>
          <table:table-cell table:style-name="ce5"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/>
          <table:table-cell table:formula="of:=IF([.D118]&lt;&gt;&quot;&quot;;COM.MICROSOFT.CONCAT(&quot;0x&quot;;TEXT(DEC2HEX([.D118];2);&quot;00&quot;));&quot;&quot;)" office:value-type="string" office:string-value="0x61" calcext:value-type="string">
            <text:p>0x61</text:p>
          </table:table-cell>
        </table:table-row>
        <table:table-row table:style-name="ro1">
          <table:table-cell table:style-name="ce1" office:value-type="string" calcext:value-type="string">
            <text:p>=</text:p>
          </table:table-cell>
          <table:table-cell table:style-name="ce3" office:value-type="string" calcext:value-type="string">
            <text:p>Equality sign</text:p>
          </table:table-cell>
          <table:table-cell table:style-name="ce5"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hift</text:p>
          </table:table-cell>
          <table:table-cell table:formula="of:=IF([.D119]&lt;&gt;&quot;&quot;;COM.MICROSOFT.CONCAT(&quot;0x&quot;;TEXT(DEC2HEX([.D119];2);&quot;00&quot;));&quot;&quot;)" office:value-type="string" office:string-value="0x45" calcext:value-type="string">
            <text:p>0x45</text:p>
          </table:table-cell>
        </table:table-row>
        <table:table-row table:style-name="ro1">
          <table:table-cell table:style-name="ce1" office:value-type="string" calcext:value-type="string">
            <text:p>&gt;</text:p>
          </table:table-cell>
          <table:table-cell table:style-name="ce3" office:value-type="string" calcext:value-type="string">
            <text:p>Greater than</text:p>
          </table:table-cell>
          <table:table-cell table:style-name="ce5"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hift</text:p>
          </table:table-cell>
          <table:table-cell table:formula="of:=IF([.D120]&lt;&gt;&quot;&quot;;COM.MICROSOFT.CONCAT(&quot;0x&quot;;TEXT(DEC2HEX([.D120];2);&quot;00&quot;));&quot;&quot;)" office:value-type="string" office:string-value="0x61" calcext:value-type="string">
            <text:p>0x61</text:p>
          </table:table-cell>
        </table:table-row>
        <table:table-row table:style-name="ro1">
          <table:table-cell table:style-name="ce1" office:value-type="string" calcext:value-type="string">
            <text:p>?</text:p>
          </table:table-cell>
          <table:table-cell table:style-name="ce3" office:value-type="string" calcext:value-type="string">
            <text:p>Question mark</text:p>
          </table:table-cell>
          <table:table-cell table:style-name="ce5"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hift</text:p>
          </table:table-cell>
          <table:table-cell table:formula="of:=IF([.D121]&lt;&gt;&quot;&quot;;COM.MICROSOFT.CONCAT(&quot;0x&quot;;TEXT(DEC2HEX([.D121];2);&quot;00&quot;));&quot;&quot;)" office:value-type="string" office:string-value="0x4E" calcext:value-type="string">
            <text:p>0x4E</text:p>
          </table:table-cell>
        </table:table-row>
        <table:table-row table:style-name="ro1">
          <table:table-cell table:style-name="ce1" office:value-type="string" calcext:value-type="string">
            <text:p>@</text:p>
          </table:table-cell>
          <table:table-cell table:style-name="ce3" office:value-type="string" calcext:value-type="string">
            <text:p>At sign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tgr</text:p>
          </table:table-cell>
          <table:table-cell table:formula="of:=IF([.D122]&lt;&gt;&quot;&quot;;COM.MICROSOFT.CONCAT(&quot;0x&quot;;TEXT(DEC2HEX([.D122];2);&quot;00&quot;));&quot;&quot;)" office:value-type="string" office:string-value="0x15" calcext:value-type="string">
            <text:p>0x15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office:value-type="string" calcext:value-type="string">
            <text:p>Capital A</text:p>
          </table:table-cell>
          <table:table-cell table:style-name="ce5"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hift</text:p>
          </table:table-cell>
          <table:table-cell table:formula="of:=IF([.D123]&lt;&gt;&quot;&quot;;COM.MICROSOFT.CONCAT(&quot;0x&quot;;TEXT(DEC2HEX([.D123];2);&quot;00&quot;));&quot;&quot;)" office:value-type="string" office:string-value="0x1C" calcext:value-type="string">
            <text:p>0x1C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3" office:value-type="string" calcext:value-type="string">
            <text:p>Capital B</text:p>
          </table:table-cell>
          <table:table-cell table:style-name="ce5"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ft</text:p>
          </table:table-cell>
          <table:table-cell table:formula="of:=IF([.D124]&lt;&gt;&quot;&quot;;COM.MICROSOFT.CONCAT(&quot;0x&quot;;TEXT(DEC2HEX([.D124];2);&quot;00&quot;));&quot;&quot;)" office:value-type="string" office:string-value="0x32" calcext:value-type="string">
            <text:p>0x32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Capital C</text:p>
          </table:table-cell>
          <table:table-cell table:style-name="ce5"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hift</text:p>
          </table:table-cell>
          <table:table-cell table:formula="of:=IF([.D125]&lt;&gt;&quot;&quot;;COM.MICROSOFT.CONCAT(&quot;0x&quot;;TEXT(DEC2HEX([.D125];2);&quot;00&quot;));&quot;&quot;)" office:value-type="string" office:string-value="0x21" calcext:value-type="string">
            <text:p>0x21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3" office:value-type="string" calcext:value-type="string">
            <text:p>Capital D</text:p>
          </table:table-cell>
          <table:table-cell table:style-name="ce5"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hift</text:p>
          </table:table-cell>
          <table:table-cell table:formula="of:=IF([.D126]&lt;&gt;&quot;&quot;;COM.MICROSOFT.CONCAT(&quot;0x&quot;;TEXT(DEC2HEX([.D126];2);&quot;00&quot;));&quot;&quot;)" office:value-type="string" office:string-value="0x23" calcext:value-type="string">
            <text:p>0x23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3" office:value-type="string" calcext:value-type="string">
            <text:p>Capital E</text:p>
          </table:table-cell>
          <table:table-cell table:style-name="ce5"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hift</text:p>
          </table:table-cell>
          <table:table-cell table:formula="of:=IF([.D127]&lt;&gt;&quot;&quot;;COM.MICROSOFT.CONCAT(&quot;0x&quot;;TEXT(DEC2HEX([.D127];2);&quot;00&quot;));&quot;&quot;)" office:value-type="string" office:string-value="0x24" calcext:value-type="string">
            <text:p>0x24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3" office:value-type="string" calcext:value-type="string">
            <text:p>Capital F</text:p>
          </table:table-cell>
          <table:table-cell table:style-name="ce5"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ift</text:p>
          </table:table-cell>
          <table:table-cell table:formula="of:=IF([.D128]&lt;&gt;&quot;&quot;;COM.MICROSOFT.CONCAT(&quot;0x&quot;;TEXT(DEC2HEX([.D128];2);&quot;00&quot;));&quot;&quot;)" office:value-type="string" office:string-value="0x2B" calcext:value-type="string">
            <text:p>0x2B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3" office:value-type="string" calcext:value-type="string">
            <text:p>Capital G</text:p>
          </table:table-cell>
          <table:table-cell table:style-name="ce5"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hift</text:p>
          </table:table-cell>
          <table:table-cell table:formula="of:=IF([.D129]&lt;&gt;&quot;&quot;;COM.MICROSOFT.CONCAT(&quot;0x&quot;;TEXT(DEC2HEX([.D129];2);&quot;00&quot;));&quot;&quot;)" office:value-type="string" office:string-value="0x34" calcext:value-type="string">
            <text:p>0x34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3" office:value-type="string" calcext:value-type="string">
            <text:p>Capital H</text:p>
          </table:table-cell>
          <table:table-cell table:style-name="ce5"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hift</text:p>
          </table:table-cell>
          <table:table-cell table:formula="of:=IF([.D130]&lt;&gt;&quot;&quot;;COM.MICROSOFT.CONCAT(&quot;0x&quot;;TEXT(DEC2HEX([.D130];2);&quot;00&quot;));&quot;&quot;)" office:value-type="string" office:string-value="0x33" calcext:value-type="string">
            <text:p>0x33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3" office:value-type="string" calcext:value-type="string">
            <text:p>Capital I</text:p>
          </table:table-cell>
          <table:table-cell table:style-name="ce5"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hift</text:p>
          </table:table-cell>
          <table:table-cell table:formula="of:=IF([.D131]&lt;&gt;&quot;&quot;;COM.MICROSOFT.CONCAT(&quot;0x&quot;;TEXT(DEC2HEX([.D131];2);&quot;00&quot;));&quot;&quot;)" office:value-type="string" office:string-value="0x43" calcext:value-type="string">
            <text:p>0x43</text:p>
          </table:table-cell>
        </table:table-row>
        <table:table-row table:style-name="ro1">
          <table:table-cell table:style-name="ce1" office:value-type="string" calcext:value-type="string">
            <text:p>J</text:p>
          </table:table-cell>
          <table:table-cell table:style-name="ce3" office:value-type="string" calcext:value-type="string">
            <text:p>Capital J</text:p>
          </table:table-cell>
          <table:table-cell table:style-name="ce5"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hift</text:p>
          </table:table-cell>
          <table:table-cell table:formula="of:=IF([.D132]&lt;&gt;&quot;&quot;;COM.MICROSOFT.CONCAT(&quot;0x&quot;;TEXT(DEC2HEX([.D132];2);&quot;00&quot;));&quot;&quot;)" office:value-type="string" office:string-value="0x3B" calcext:value-type="string">
            <text:p>0x3B</text:p>
          </table:table-cell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3" office:value-type="string" calcext:value-type="string">
            <text:p>Capital K</text:p>
          </table:table-cell>
          <table:table-cell table:style-name="ce5"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hift</text:p>
          </table:table-cell>
          <table:table-cell table:formula="of:=IF([.D133]&lt;&gt;&quot;&quot;;COM.MICROSOFT.CONCAT(&quot;0x&quot;;TEXT(DEC2HEX([.D133];2);&quot;00&quot;));&quot;&quot;)" office:value-type="string" office:string-value="0x42" calcext:value-type="string">
            <text:p>0x42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3" office:value-type="string" calcext:value-type="string">
            <text:p>Capital L</text:p>
          </table:table-cell>
          <table:table-cell table:style-name="ce5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hift</text:p>
          </table:table-cell>
          <table:table-cell table:formula="of:=IF([.D134]&lt;&gt;&quot;&quot;;COM.MICROSOFT.CONCAT(&quot;0x&quot;;TEXT(DEC2HEX([.D134];2);&quot;00&quot;));&quot;&quot;)" office:value-type="string" office:string-value="0x4B" calcext:value-type="string">
            <text:p>0x4B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3" office:value-type="string" calcext:value-type="string">
            <text:p>Capital M</text:p>
          </table:table-cell>
          <table:table-cell table:style-name="ce5"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hift</text:p>
          </table:table-cell>
          <table:table-cell table:formula="of:=IF([.D135]&lt;&gt;&quot;&quot;;COM.MICROSOFT.CONCAT(&quot;0x&quot;;TEXT(DEC2HEX([.D135];2);&quot;00&quot;));&quot;&quot;)" office:value-type="string" office:string-value="0x3A" calcext:value-type="string">
            <text:p>0x3A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Capital N</text:p>
          </table:table-cell>
          <table:table-cell table:style-name="ce5"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hift</text:p>
          </table:table-cell>
          <table:table-cell table:formula="of:=IF([.D136]&lt;&gt;&quot;&quot;;COM.MICROSOFT.CONCAT(&quot;0x&quot;;TEXT(DEC2HEX([.D136];2);&quot;00&quot;));&quot;&quot;)" office:value-type="string" office:string-value="0x31" calcext:value-type="string">
            <text:p>0x31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3" office:value-type="string" calcext:value-type="string">
            <text:p>Capital O</text:p>
          </table:table-cell>
          <table:table-cell table:style-name="ce5"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hift</text:p>
          </table:table-cell>
          <table:table-cell table:formula="of:=IF([.D137]&lt;&gt;&quot;&quot;;COM.MICROSOFT.CONCAT(&quot;0x&quot;;TEXT(DEC2HEX([.D137];2);&quot;00&quot;));&quot;&quot;)" office:value-type="string" office:string-value="0x44" calcext:value-type="string">
            <text:p>0x44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3" office:value-type="string" calcext:value-type="string">
            <text:p>Capital P</text:p>
          </table:table-cell>
          <table:table-cell table:style-name="ce5"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hift</text:p>
          </table:table-cell>
          <table:table-cell table:formula="of:=IF([.D138]&lt;&gt;&quot;&quot;;COM.MICROSOFT.CONCAT(&quot;0x&quot;;TEXT(DEC2HEX([.D138];2);&quot;00&quot;));&quot;&quot;)" office:value-type="string" office:string-value="0x4D" calcext:value-type="string">
            <text:p>0x4D</text:p>
          </table:table-cell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3" office:value-type="string" calcext:value-type="string">
            <text:p>Capital Q</text:p>
          </table:table-cell>
          <table:table-cell table:style-name="ce5"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hift</text:p>
          </table:table-cell>
          <table:table-cell table:formula="of:=IF([.D139]&lt;&gt;&quot;&quot;;COM.MICROSOFT.CONCAT(&quot;0x&quot;;TEXT(DEC2HEX([.D139];2);&quot;00&quot;));&quot;&quot;)" office:value-type="string" office:string-value="0x15" calcext:value-type="string">
            <text:p>0x15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3" office:value-type="string" calcext:value-type="string">
            <text:p>Capital R</text:p>
          </table:table-cell>
          <table:table-cell table:style-name="ce5"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hift</text:p>
          </table:table-cell>
          <table:table-cell table:formula="of:=IF([.D140]&lt;&gt;&quot;&quot;;COM.MICROSOFT.CONCAT(&quot;0x&quot;;TEXT(DEC2HEX([.D140];2);&quot;00&quot;));&quot;&quot;)" office:value-type="string" office:string-value="0x2D" calcext:value-type="string">
            <text:p>0x2D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3" office:value-type="string" calcext:value-type="string">
            <text:p>Capital S</text:p>
          </table:table-cell>
          <table:table-cell table:style-name="ce5"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hift</text:p>
          </table:table-cell>
          <table:table-cell table:formula="of:=IF([.D141]&lt;&gt;&quot;&quot;;COM.MICROSOFT.CONCAT(&quot;0x&quot;;TEXT(DEC2HEX([.D141];2);&quot;00&quot;));&quot;&quot;)" office:value-type="string" office:string-value="0x1B" calcext:value-type="string">
            <text:p>0x1B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Capital T</text:p>
          </table:table-cell>
          <table:table-cell table:style-name="ce5"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hift</text:p>
          </table:table-cell>
          <table:table-cell table:formula="of:=IF([.D142]&lt;&gt;&quot;&quot;;COM.MICROSOFT.CONCAT(&quot;0x&quot;;TEXT(DEC2HEX([.D142];2);&quot;00&quot;));&quot;&quot;)" office:value-type="string" office:string-value="0x2C" calcext:value-type="string">
            <text:p>0x2C</text:p>
          </table:table-cell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3" office:value-type="string" calcext:value-type="string">
            <text:p>Capital U</text:p>
          </table:table-cell>
          <table:table-cell table:style-name="ce5"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hift</text:p>
          </table:table-cell>
          <table:table-cell table:formula="of:=IF([.D143]&lt;&gt;&quot;&quot;;COM.MICROSOFT.CONCAT(&quot;0x&quot;;TEXT(DEC2HEX([.D143];2);&quot;00&quot;));&quot;&quot;)" office:value-type="string" office:string-value="0x3C" calcext:value-type="string">
            <text:p>0x3C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Capital V</text:p>
          </table:table-cell>
          <table:table-cell table:style-name="ce5"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hift</text:p>
          </table:table-cell>
          <table:table-cell table:formula="of:=IF([.D144]&lt;&gt;&quot;&quot;;COM.MICROSOFT.CONCAT(&quot;0x&quot;;TEXT(DEC2HEX([.D144];2);&quot;00&quot;));&quot;&quot;)" office:value-type="string" office:string-value="0x2A" calcext:value-type="string">
            <text:p>0x2A</text:p>
          </table:table-cell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3" office:value-type="string" calcext:value-type="string">
            <text:p>Capital W</text:p>
          </table:table-cell>
          <table:table-cell table:style-name="ce5"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hift</text:p>
          </table:table-cell>
          <table:table-cell table:formula="of:=IF([.D145]&lt;&gt;&quot;&quot;;COM.MICROSOFT.CONCAT(&quot;0x&quot;;TEXT(DEC2HEX([.D145];2);&quot;00&quot;));&quot;&quot;)" office:value-type="string" office:string-value="0x1D" calcext:value-type="string">
            <text:p>0x1D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3" office:value-type="string" calcext:value-type="string">
            <text:p>Capital X</text:p>
          </table:table-cell>
          <table:table-cell table:style-name="ce5"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hift</text:p>
          </table:table-cell>
          <table:table-cell table:formula="of:=IF([.D146]&lt;&gt;&quot;&quot;;COM.MICROSOFT.CONCAT(&quot;0x&quot;;TEXT(DEC2HEX([.D146];2);&quot;00&quot;));&quot;&quot;)" office:value-type="string" office:string-value="0x22" calcext:value-type="string">
            <text:p>0x22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3" office:value-type="string" calcext:value-type="string">
            <text:p>Capital Y</text:p>
          </table:table-cell>
          <table:table-cell table:style-name="ce5"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hift</text:p>
          </table:table-cell>
          <table:table-cell table:formula="of:=IF([.D147]&lt;&gt;&quot;&quot;;COM.MICROSOFT.CONCAT(&quot;0x&quot;;TEXT(DEC2HEX([.D147];2);&quot;00&quot;));&quot;&quot;)" office:value-type="string" office:string-value="0x1A" calcext:value-type="string">
            <text:p>0x1A</text:p>
          </table:table-cell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style-name="ce3" office:value-type="string" calcext:value-type="string">
            <text:p>Capital Z</text:p>
          </table:table-cell>
          <table:table-cell table:style-name="ce5"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hift</text:p>
          </table:table-cell>
          <table:table-cell table:formula="of:=IF([.D148]&lt;&gt;&quot;&quot;;COM.MICROSOFT.CONCAT(&quot;0x&quot;;TEXT(DEC2HEX([.D148];2);&quot;00&quot;));&quot;&quot;)" office:value-type="string" office:string-value="0x35" calcext:value-type="string">
            <text:p>0x35</text:p>
          </table:table-cell>
        </table:table-row>
        <table:table-row table:style-name="ro1">
          <table:table-cell table:style-name="ce1" office:value-type="string" calcext:value-type="string">
            <text:p>[</text:p>
          </table:table-cell>
          <table:table-cell table:style-name="ce3" office:value-type="string" calcext:value-type="string">
            <text:p>Left square bracket</text:p>
          </table:table-cell>
          <table:table-cell table:style-name="ce5"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ltgr</text:p>
          </table:table-cell>
          <table:table-cell table:formula="of:=IF([.D149]&lt;&gt;&quot;&quot;;COM.MICROSOFT.CONCAT(&quot;0x&quot;;TEXT(DEC2HEX([.D149];2);&quot;00&quot;));&quot;&quot;)" office:value-type="string" office:string-value="0x3E" calcext:value-type="string">
            <text:p>0x3E</text:p>
          </table:table-cell>
        </table:table-row>
        <table:table-row table:style-name="ro1">
          <table:table-cell table:style-name="ce1" office:value-type="string" calcext:value-type="string">
            <text:p>\</text:p>
          </table:table-cell>
          <table:table-cell table:style-name="ce3" office:value-type="string" calcext:value-type="string">
            <text:p>Backslash</text:p>
          </table:table-cell>
          <table:table-cell table:style-name="ce5"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ltgr</text:p>
          </table:table-cell>
          <table:table-cell table:formula="of:=IF([.D150]&lt;&gt;&quot;&quot;;COM.MICROSOFT.CONCAT(&quot;0x&quot;;TEXT(DEC2HEX([.D150];2);&quot;00&quot;));&quot;&quot;)" office:value-type="string" office:string-value="0x4E" calcext:value-type="string">
            <text:p>0x4E</text:p>
          </table:table-cell>
        </table:table-row>
        <table:table-row table:style-name="ro1">
          <table:table-cell table:style-name="ce1" office:value-type="string" calcext:value-type="string">
            <text:p>]</text:p>
          </table:table-cell>
          <table:table-cell table:style-name="ce3" office:value-type="string" calcext:value-type="string">
            <text:p>Right square bracket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ltgr</text:p>
          </table:table-cell>
          <table:table-cell table:formula="of:=IF([.D151]&lt;&gt;&quot;&quot;;COM.MICROSOFT.CONCAT(&quot;0x&quot;;TEXT(DEC2HEX([.D151];2);&quot;00&quot;));&quot;&quot;)" office:value-type="string" office:string-value="0x46" calcext:value-type="string">
            <text:p>0x46</text:p>
          </table:table-cell>
        </table:table-row>
        <table:table-row table:style-name="ro1">
          <table:table-cell table:style-name="ce1" office:value-type="string" calcext:value-type="string">
            <text:p>^</text:p>
          </table:table-cell>
          <table:table-cell table:style-name="ce3" office:value-type="string" calcext:value-type="string">
            <text:p>Caret / circumflex</text:p>
          </table:table-cell>
          <table:table-cell table:style-name="ce5"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IF([.D152]&lt;&gt;&quot;&quot;;COM.MICROSOFT.CONCAT(&quot;0x&quot;;TEXT(DEC2HEX([.D152];2);&quot;00&quot;));&quot;&quot;)" office:value-type="string" office:string-value="0x0E" calcext:value-type="string">
            <text:p>0x0E</text:p>
          </table:table-cell>
        </table:table-row>
        <table:table-row table:style-name="ro1">
          <table:table-cell table:style-name="ce1" office:value-type="string" calcext:value-type="string">
            <text:p>_</text:p>
          </table:table-cell>
          <table:table-cell table:style-name="ce3" office:value-type="string" calcext:value-type="string">
            <text:p>Underscore</text:p>
          </table:table-cell>
          <table:table-cell table:style-name="ce5"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hift</text:p>
          </table:table-cell>
          <table:table-cell table:formula="of:=IF([.D153]&lt;&gt;&quot;&quot;;COM.MICROSOFT.CONCAT(&quot;0x&quot;;TEXT(DEC2HEX([.D153];2);&quot;00&quot;));&quot;&quot;)" office:value-type="string" office:string-value="0x4A" calcext:value-type="string">
            <text:p>0x4A</text:p>
          </table:table-cell>
        </table:table-row>
        <table:table-row table:style-name="ro1">
          <table:table-cell table:style-name="ce1" office:value-type="string" calcext:value-type="string">
            <text:p>`</text:p>
          </table:table-cell>
          <table:table-cell table:style-name="ce3" office:value-type="string" calcext:value-type="string">
            <text:p>Grave / accent</text:p>
          </table:table-cell>
          <table:table-cell table:style-name="ce5"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/>
          <table:table-cell table:formula="of:=IF([.D154]&lt;&gt;&quot;&quot;;COM.MICROSOFT.CONCAT(&quot;0x&quot;;TEXT(DEC2HEX([.D154];2);&quot;00&quot;));&quot;&quot;)" office:value-type="string" office:string-value="0x55" calcext:value-type="string">
            <text:p>0x55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3" office:value-type="string" calcext:value-type="string">
            <text:p>Small a</text:p>
          </table:table-cell>
          <table:table-cell table:style-name="ce5"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/>
          <table:table-cell table:formula="of:=IF([.D155]&lt;&gt;&quot;&quot;;COM.MICROSOFT.CONCAT(&quot;0x&quot;;TEXT(DEC2HEX([.D155];2);&quot;00&quot;));&quot;&quot;)" office:value-type="string" office:string-value="0x1C" calcext:value-type="string">
            <text:p>0x1C</text:p>
          </table:table-cell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3" office:value-type="string" calcext:value-type="string">
            <text:p>Small b</text:p>
          </table:table-cell>
          <table:table-cell table:style-name="ce5"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IF([.D156]&lt;&gt;&quot;&quot;;COM.MICROSOFT.CONCAT(&quot;0x&quot;;TEXT(DEC2HEX([.D156];2);&quot;00&quot;));&quot;&quot;)" office:value-type="string" office:string-value="0x32" calcext:value-type="string">
            <text:p>0x32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3" office:value-type="string" calcext:value-type="string">
            <text:p>Small c</text:p>
          </table:table-cell>
          <table:table-cell table:style-name="ce5"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/>
          <table:table-cell table:formula="of:=IF([.D157]&lt;&gt;&quot;&quot;;COM.MICROSOFT.CONCAT(&quot;0x&quot;;TEXT(DEC2HEX([.D157];2);&quot;00&quot;));&quot;&quot;)" office:value-type="string" office:string-value="0x21" calcext:value-type="string">
            <text:p>0x21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3" office:value-type="string" calcext:value-type="string">
            <text:p>Small d</text:p>
          </table:table-cell>
          <table:table-cell table:style-name="ce5"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IF([.D158]&lt;&gt;&quot;&quot;;COM.MICROSOFT.CONCAT(&quot;0x&quot;;TEXT(DEC2HEX([.D158];2);&quot;00&quot;));&quot;&quot;)" office:value-type="string" office:string-value="0x23" calcext:value-type="string">
            <text:p>0x23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3" office:value-type="string" calcext:value-type="string">
            <text:p>Small e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36" calcext:value-type="float">
            <text:p>36</text:p>
          </table:table-cell>
          <table:table-cell/>
          <table:table-cell table:formula="of:=IF([.D159]&lt;&gt;&quot;&quot;;COM.MICROSOFT.CONCAT(&quot;0x&quot;;TEXT(DEC2HEX([.D159];2);&quot;00&quot;));&quot;&quot;)" office:value-type="string" office:string-value="0x24" calcext:value-type="string">
            <text:p>0x24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3" office:value-type="string" calcext:value-type="string">
            <text:p>Small f</text:p>
          </table:table-cell>
          <table:table-cell table:style-name="ce5" office:value-type="float" office:value="102" calcext:value-type="float">
            <text:p>102</text:p>
          </table:table-cell>
          <table:table-cell office:value-type="float" office:value="43" calcext:value-type="float">
            <text:p>43</text:p>
          </table:table-cell>
          <table:table-cell/>
          <table:table-cell table:formula="of:=IF([.D160]&lt;&gt;&quot;&quot;;COM.MICROSOFT.CONCAT(&quot;0x&quot;;TEXT(DEC2HEX([.D160];2);&quot;00&quot;));&quot;&quot;)" office:value-type="string" office:string-value="0x2B" calcext:value-type="string">
            <text:p>0x2B</text:p>
          </table:table-cell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style-name="ce3" office:value-type="string" calcext:value-type="string">
            <text:p>Small g</text:p>
          </table:table-cell>
          <table:table-cell table:style-name="ce5" office:value-type="float" office:value="103" calcext:value-type="float">
            <text:p>103</text:p>
          </table:table-cell>
          <table:table-cell office:value-type="float" office:value="52" calcext:value-type="float">
            <text:p>52</text:p>
          </table:table-cell>
          <table:table-cell/>
          <table:table-cell table:formula="of:=IF([.D161]&lt;&gt;&quot;&quot;;COM.MICROSOFT.CONCAT(&quot;0x&quot;;TEXT(DEC2HEX([.D161];2);&quot;00&quot;));&quot;&quot;)" office:value-type="string" office:string-value="0x34" calcext:value-type="string">
            <text:p>0x34</text:p>
          </table:table-cell>
        </table:table-row>
        <table:table-row table:style-name="ro1">
          <table:table-cell table:style-name="ce1" office:value-type="string" calcext:value-type="string">
            <text:p>h</text:p>
          </table:table-cell>
          <table:table-cell table:style-name="ce3" office:value-type="string" calcext:value-type="string">
            <text:p>Small h</text:p>
          </table:table-cell>
          <table:table-cell table:style-name="ce5" office:value-type="float" office:value="104" calcext:value-type="float">
            <text:p>104</text:p>
          </table:table-cell>
          <table:table-cell office:value-type="float" office:value="51" calcext:value-type="float">
            <text:p>51</text:p>
          </table:table-cell>
          <table:table-cell/>
          <table:table-cell table:formula="of:=IF([.D162]&lt;&gt;&quot;&quot;;COM.MICROSOFT.CONCAT(&quot;0x&quot;;TEXT(DEC2HEX([.D162];2);&quot;00&quot;));&quot;&quot;)" office:value-type="string" office:string-value="0x33" calcext:value-type="string">
            <text:p>0x33</text:p>
          </table:table-cell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3" office:value-type="string" calcext:value-type="string">
            <text:p>Small i</text:p>
          </table:table-cell>
          <table:table-cell table:style-name="ce5" office:value-type="float" office:value="105" calcext:value-type="float">
            <text:p>105</text:p>
          </table:table-cell>
          <table:table-cell office:value-type="float" office:value="67" calcext:value-type="float">
            <text:p>67</text:p>
          </table:table-cell>
          <table:table-cell/>
          <table:table-cell table:formula="of:=IF([.D163]&lt;&gt;&quot;&quot;;COM.MICROSOFT.CONCAT(&quot;0x&quot;;TEXT(DEC2HEX([.D163];2);&quot;00&quot;));&quot;&quot;)" office:value-type="string" office:string-value="0x43" calcext:value-type="string">
            <text:p>0x43</text:p>
          </table:table-cell>
        </table:table-row>
        <table:table-row table:style-name="ro1">
          <table:table-cell table:style-name="ce1" office:value-type="string" calcext:value-type="string">
            <text:p>j</text:p>
          </table:table-cell>
          <table:table-cell table:style-name="ce3" office:value-type="string" calcext:value-type="string">
            <text:p>Small j</text:p>
          </table:table-cell>
          <table:table-cell table:style-name="ce5" office:value-type="float" office:value="106" calcext:value-type="float">
            <text:p>106</text:p>
          </table:table-cell>
          <table:table-cell office:value-type="float" office:value="59" calcext:value-type="float">
            <text:p>59</text:p>
          </table:table-cell>
          <table:table-cell/>
          <table:table-cell table:formula="of:=IF([.D164]&lt;&gt;&quot;&quot;;COM.MICROSOFT.CONCAT(&quot;0x&quot;;TEXT(DEC2HEX([.D164];2);&quot;00&quot;));&quot;&quot;)" office:value-type="string" office:string-value="0x3B" calcext:value-type="string">
            <text:p>0x3B</text:p>
          </table:table-cell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3" office:value-type="string" calcext:value-type="string">
            <text:p>Small k</text:p>
          </table:table-cell>
          <table:table-cell table:style-name="ce5" office:value-type="float" office:value="107" calcext:value-type="float">
            <text:p>107</text:p>
          </table:table-cell>
          <table:table-cell office:value-type="float" office:value="66" calcext:value-type="float">
            <text:p>66</text:p>
          </table:table-cell>
          <table:table-cell/>
          <table:table-cell table:formula="of:=IF([.D165]&lt;&gt;&quot;&quot;;COM.MICROSOFT.CONCAT(&quot;0x&quot;;TEXT(DEC2HEX([.D165];2);&quot;00&quot;));&quot;&quot;)" office:value-type="string" office:string-value="0x42" calcext:value-type="string">
            <text:p>0x42</text:p>
          </table:table-cell>
        </table:table-row>
        <table:table-row table:style-name="ro1">
          <table:table-cell table:style-name="ce1" office:value-type="string" calcext:value-type="string">
            <text:p>l</text:p>
          </table:table-cell>
          <table:table-cell table:style-name="ce3" office:value-type="string" calcext:value-type="string">
            <text:p>Small l</text:p>
          </table:table-cell>
          <table:table-cell table:style-name="ce5"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/>
          <table:table-cell table:formula="of:=IF([.D166]&lt;&gt;&quot;&quot;;COM.MICROSOFT.CONCAT(&quot;0x&quot;;TEXT(DEC2HEX([.D166];2);&quot;00&quot;));&quot;&quot;)" office:value-type="string" office:string-value="0x4B" calcext:value-type="string">
            <text:p>0x4B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3" office:value-type="string" calcext:value-type="string">
            <text:p>Small m</text:p>
          </table:table-cell>
          <table:table-cell table:style-name="ce5"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/>
          <table:table-cell table:formula="of:=IF([.D167]&lt;&gt;&quot;&quot;;COM.MICROSOFT.CONCAT(&quot;0x&quot;;TEXT(DEC2HEX([.D167];2);&quot;00&quot;));&quot;&quot;)" office:value-type="string" office:string-value="0x3A" calcext:value-type="string">
            <text:p>0x3A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3" office:value-type="string" calcext:value-type="string">
            <text:p>Small n</text:p>
          </table:table-cell>
          <table:table-cell table:style-name="ce5"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IF([.D168]&lt;&gt;&quot;&quot;;COM.MICROSOFT.CONCAT(&quot;0x&quot;;TEXT(DEC2HEX([.D168];2);&quot;00&quot;));&quot;&quot;)" office:value-type="string" office:string-value="0x31" calcext:value-type="string">
            <text:p>0x31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3" office:value-type="string" calcext:value-type="string">
            <text:p>Small o</text:p>
          </table:table-cell>
          <table:table-cell table:style-name="ce5" office:value-type="float" office:value="111" calcext:value-type="float">
            <text:p>111</text:p>
          </table:table-cell>
          <table:table-cell office:value-type="float" office:value="68" calcext:value-type="float">
            <text:p>68</text:p>
          </table:table-cell>
          <table:table-cell/>
          <table:table-cell table:formula="of:=IF([.D169]&lt;&gt;&quot;&quot;;COM.MICROSOFT.CONCAT(&quot;0x&quot;;TEXT(DEC2HEX([.D169];2);&quot;00&quot;));&quot;&quot;)" office:value-type="string" office:string-value="0x44" calcext:value-type="string">
            <text:p>0x44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3" office:value-type="string" calcext:value-type="string">
            <text:p>Small p</text:p>
          </table:table-cell>
          <table:table-cell table:style-name="ce5" office:value-type="float" office:value="112" calcext:value-type="float">
            <text:p>112</text:p>
          </table:table-cell>
          <table:table-cell office:value-type="float" office:value="77" calcext:value-type="float">
            <text:p>77</text:p>
          </table:table-cell>
          <table:table-cell/>
          <table:table-cell table:formula="of:=IF([.D170]&lt;&gt;&quot;&quot;;COM.MICROSOFT.CONCAT(&quot;0x&quot;;TEXT(DEC2HEX([.D170];2);&quot;00&quot;));&quot;&quot;)" office:value-type="string" office:string-value="0x4D" calcext:value-type="string">
            <text:p>0x4D</text:p>
          </table:table-cell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3" office:value-type="string" calcext:value-type="string">
            <text:p>Small q</text:p>
          </table:table-cell>
          <table:table-cell table:style-name="ce5" office:value-type="float" office:value="113" calcext:value-type="float">
            <text:p>113</text:p>
          </table:table-cell>
          <table:table-cell office:value-type="float" office:value="21" calcext:value-type="float">
            <text:p>21</text:p>
          </table:table-cell>
          <table:table-cell/>
          <table:table-cell table:formula="of:=IF([.D171]&lt;&gt;&quot;&quot;;COM.MICROSOFT.CONCAT(&quot;0x&quot;;TEXT(DEC2HEX([.D171];2);&quot;00&quot;));&quot;&quot;)" office:value-type="string" office:string-value="0x15" calcext:value-type="string">
            <text:p>0x15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3" office:value-type="string" calcext:value-type="string">
            <text:p>Small r</text:p>
          </table:table-cell>
          <table:table-cell table:style-name="ce5" office:value-type="float" office:value="114" calcext:value-type="float">
            <text:p>114</text:p>
          </table:table-cell>
          <table:table-cell office:value-type="float" office:value="45" calcext:value-type="float">
            <text:p>45</text:p>
          </table:table-cell>
          <table:table-cell/>
          <table:table-cell table:formula="of:=IF([.D172]&lt;&gt;&quot;&quot;;COM.MICROSOFT.CONCAT(&quot;0x&quot;;TEXT(DEC2HEX([.D172];2);&quot;00&quot;));&quot;&quot;)" office:value-type="string" office:string-value="0x2D" calcext:value-type="string">
            <text:p>0x2D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3" office:value-type="string" calcext:value-type="string">
            <text:p>Small s</text:p>
          </table:table-cell>
          <table:table-cell table:style-name="ce5"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  <table:table-cell/>
          <table:table-cell table:formula="of:=IF([.D173]&lt;&gt;&quot;&quot;;COM.MICROSOFT.CONCAT(&quot;0x&quot;;TEXT(DEC2HEX([.D173];2);&quot;00&quot;));&quot;&quot;)" office:value-type="string" office:string-value="0x1B" calcext:value-type="string">
            <text:p>0x1B</text:p>
          </table:table-cell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Small t</text:p>
          </table:table-cell>
          <table:table-cell table:style-name="ce5" office:value-type="float" office:value="116" calcext:value-type="float">
            <text:p>116</text:p>
          </table:table-cell>
          <table:table-cell office:value-type="float" office:value="44" calcext:value-type="float">
            <text:p>44</text:p>
          </table:table-cell>
          <table:table-cell/>
          <table:table-cell table:formula="of:=IF([.D174]&lt;&gt;&quot;&quot;;COM.MICROSOFT.CONCAT(&quot;0x&quot;;TEXT(DEC2HEX([.D174];2);&quot;00&quot;));&quot;&quot;)" office:value-type="string" office:string-value="0x2C" calcext:value-type="string">
            <text:p>0x2C</text:p>
          </table:table-cell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3" office:value-type="string" calcext:value-type="string">
            <text:p>Small u</text:p>
          </table:table-cell>
          <table:table-cell table:style-name="ce5"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/>
          <table:table-cell table:formula="of:=IF([.D175]&lt;&gt;&quot;&quot;;COM.MICROSOFT.CONCAT(&quot;0x&quot;;TEXT(DEC2HEX([.D175];2);&quot;00&quot;));&quot;&quot;)" office:value-type="string" office:string-value="0x3C" calcext:value-type="string">
            <text:p>0x3C</text:p>
          </table:table-cell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3" office:value-type="string" calcext:value-type="string">
            <text:p>Small v</text:p>
          </table:table-cell>
          <table:table-cell table:style-name="ce5" office:value-type="float" office:value="118" calcext:value-type="float">
            <text:p>118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D176]&lt;&gt;&quot;&quot;;COM.MICROSOFT.CONCAT(&quot;0x&quot;;TEXT(DEC2HEX([.D176];2);&quot;00&quot;));&quot;&quot;)" office:value-type="string" office:string-value="0x2A" calcext:value-type="string">
            <text:p>0x2A</text:p>
          </table:table-cell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3" office:value-type="string" calcext:value-type="string">
            <text:p>Small w</text:p>
          </table:table-cell>
          <table:table-cell table:style-name="ce5"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/>
          <table:table-cell table:formula="of:=IF([.D177]&lt;&gt;&quot;&quot;;COM.MICROSOFT.CONCAT(&quot;0x&quot;;TEXT(DEC2HEX([.D177];2);&quot;00&quot;));&quot;&quot;)" office:value-type="string" office:string-value="0x1D" calcext:value-type="string">
            <text:p>0x1D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3" office:value-type="string" calcext:value-type="string">
            <text:p>Small x</text:p>
          </table:table-cell>
          <table:table-cell table:style-name="ce5"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/>
          <table:table-cell table:formula="of:=IF([.D178]&lt;&gt;&quot;&quot;;COM.MICROSOFT.CONCAT(&quot;0x&quot;;TEXT(DEC2HEX([.D178];2);&quot;00&quot;));&quot;&quot;)" office:value-type="string" office:string-value="0x22" calcext:value-type="string">
            <text:p>0x22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3" office:value-type="string" calcext:value-type="string">
            <text:p>Small y</text:p>
          </table:table-cell>
          <table:table-cell table:style-name="ce5" office:value-type="float" office:value="121" calcext:value-type="float">
            <text:p>121</text:p>
          </table:table-cell>
          <table:table-cell office:value-type="float" office:value="26" calcext:value-type="float">
            <text:p>26</text:p>
          </table:table-cell>
          <table:table-cell/>
          <table:table-cell table:formula="of:=IF([.D179]&lt;&gt;&quot;&quot;;COM.MICROSOFT.CONCAT(&quot;0x&quot;;TEXT(DEC2HEX([.D179];2);&quot;00&quot;));&quot;&quot;)" office:value-type="string" office:string-value="0x1A" calcext:value-type="string">
            <text:p>0x1A</text:p>
          </table:table-cell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style-name="ce3" office:value-type="string" calcext:value-type="string">
            <text:p>Small z</text:p>
          </table:table-cell>
          <table:table-cell table:style-name="ce5" office:value-type="float" office:value="122" calcext:value-type="float">
            <text:p>122</text:p>
          </table:table-cell>
          <table:table-cell office:value-type="float" office:value="53" calcext:value-type="float">
            <text:p>53</text:p>
          </table:table-cell>
          <table:table-cell/>
          <table:table-cell table:formula="of:=IF([.D180]&lt;&gt;&quot;&quot;;COM.MICROSOFT.CONCAT(&quot;0x&quot;;TEXT(DEC2HEX([.D180];2);&quot;00&quot;));&quot;&quot;)" office:value-type="string" office:string-value="0x35" calcext:value-type="string">
            <text:p>0x35</text:p>
          </table:table-cell>
        </table:table-row>
        <table:table-row table:style-name="ro1">
          <table:table-cell table:style-name="ce1" office:value-type="string" calcext:value-type="string">
            <text:p>{</text:p>
          </table:table-cell>
          <table:table-cell table:style-name="ce3" office:value-type="string" calcext:value-type="string">
            <text:p>Left curly bracket</text:p>
          </table:table-cell>
          <table:table-cell table:style-name="ce5" office:value-type="float" office:value="123" calcext:value-type="float">
            <text:p>12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ltgr</text:p>
          </table:table-cell>
          <table:table-cell table:formula="of:=IF([.D181]&lt;&gt;&quot;&quot;;COM.MICROSOFT.CONCAT(&quot;0x&quot;;TEXT(DEC2HEX([.D181];2);&quot;00&quot;));&quot;&quot;)" office:value-type="string" office:string-value="0x3D" calcext:value-type="string">
            <text:p>0x3D</text:p>
          </table:table-cell>
        </table:table-row>
        <table:table-row table:style-name="ro1">
          <table:table-cell table:style-name="ce1" office:value-type="string" calcext:value-type="string">
            <text:p>|</text:p>
          </table:table-cell>
          <table:table-cell table:style-name="ce3" office:value-type="string" calcext:value-type="string">
            <text:p>Vertical bar</text:p>
          </table:table-cell>
          <table:table-cell table:style-name="ce5" office:value-type="float" office:value="124" calcext:value-type="float">
            <text:p>12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tgr</text:p>
          </table:table-cell>
          <table:table-cell table:formula="of:=IF([.D182]&lt;&gt;&quot;&quot;;COM.MICROSOFT.CONCAT(&quot;0x&quot;;TEXT(DEC2HEX([.D182];2);&quot;00&quot;));&quot;&quot;)" office:value-type="string" office:string-value="0x61" calcext:value-type="string">
            <text:p>0x61</text:p>
          </table:table-cell>
        </table:table-row>
        <table:table-row table:style-name="ro1">
          <table:table-cell table:style-name="ce1" office:value-type="string" calcext:value-type="string">
            <text:p>}</text:p>
          </table:table-cell>
          <table:table-cell table:style-name="ce3" office:value-type="string" calcext:value-type="string">
            <text:p>Right curly bracket</text:p>
          </table:table-cell>
          <table:table-cell table:style-name="ce5" office:value-type="float" office:value="125" calcext:value-type="float">
            <text:p>12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ltgr</text:p>
          </table:table-cell>
          <table:table-cell table:formula="of:=IF([.D183]&lt;&gt;&quot;&quot;;COM.MICROSOFT.CONCAT(&quot;0x&quot;;TEXT(DEC2HEX([.D183];2);&quot;00&quot;));&quot;&quot;)" office:value-type="string" office:string-value="0x45" calcext:value-type="string">
            <text:p>0x45</text:p>
          </table:table-cell>
        </table:table-row>
        <table:table-row table:style-name="ro1">
          <table:table-cell table:style-name="ce1" office:value-type="string" calcext:value-type="string">
            <text:p>~</text:p>
          </table:table-cell>
          <table:table-cell table:style-name="ce3" office:value-type="string" calcext:value-type="string">
            <text:p>Tilde</text:p>
          </table:table-cell>
          <table:table-cell table:style-name="ce5" office:value-type="float" office:value="126" calcext:value-type="float">
            <text:p>12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tgr</text:p>
          </table:table-cell>
          <table:table-cell table:formula="of:=IF([.D184]&lt;&gt;&quot;&quot;;COM.MICROSOFT.CONCAT(&quot;0x&quot;;TEXT(DEC2HEX([.D184];2);&quot;00&quot;));&quot;&quot;)" office:value-type="string" office:string-value="0x5B" calcext:value-type="string">
            <text:p>0x5B</text:p>
          </table:table-cell>
        </table:table-row>
        <table:table-row table:style-name="ro1">
          <table:table-cell table:style-name="ce1" office:value-type="string" calcext:value-type="string">
            <text:p>DEL</text:p>
          </table:table-cell>
          <table:table-cell table:style-name="ce3" office:value-type="string" calcext:value-type="string">
            <text:p>Delete</text:p>
          </table:table-cell>
          <table:table-cell table:style-name="ce5" office:value-type="float" office:value="127" calcext:value-type="float">
            <text:p>127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IF([.D185]&lt;&gt;&quot;&quot;;COM.MICROSOFT.CONCAT(&quot;0x&quot;;TEXT(DEC2HEX([.D185];2);&quot;00&quot;));&quot;&quot;)" office:value-type="string" office:string-value="0x66" calcext:value-type="string">
            <text:p>0x66</text:p>
          </table:table-cell>
        </table:table-row>
        <table:table-row table:style-name="ro1">
          <table:table-cell table:style-name="ce1" office:value-type="string" calcext:value-type="string">
            <text:p>Ç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28" calcext:value-type="float">
            <text:p>128</text:p>
          </table:table-cell>
          <table:table-cell table:number-columns-repeated="2"/>
          <table:table-cell table:formula="of:=IF([.D186]&lt;&gt;&quot;&quot;;COM.MICROSOFT.CONCAT(&quot;0x&quot;;TEXT(DEC2HEX([.D186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ü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/>
          <table:table-cell table:formula="of:=IF([.D187]&lt;&gt;&quot;&quot;;COM.MICROSOFT.CONCAT(&quot;0x&quot;;TEXT(DEC2HEX([.D187];2);&quot;00&quot;));&quot;&quot;)" office:value-type="string" office:string-value="0x54" calcext:value-type="string">
            <text:p>0x54</text:p>
          </table:table-cell>
        </table:table-row>
        <table:table-row table:style-name="ro1">
          <table:table-cell table:style-name="ce1" office:value-type="string" calcext:value-type="string">
            <text:p>é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30" calcext:value-type="float">
            <text:p>130</text:p>
          </table:table-cell>
          <table:table-cell table:number-columns-repeated="2"/>
          <table:table-cell table:formula="of:=IF([.D188]&lt;&gt;&quot;&quot;;COM.MICROSOFT.CONCAT(&quot;0x&quot;;TEXT(DEC2HEX([.D188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â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31" calcext:value-type="float">
            <text:p>131</text:p>
          </table:table-cell>
          <table:table-cell table:number-columns-repeated="2"/>
          <table:table-cell table:formula="of:=IF([.D189]&lt;&gt;&quot;&quot;;COM.MICROSOFT.CONCAT(&quot;0x&quot;;TEXT(DEC2HEX([.D189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ä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/>
          <table:table-cell table:formula="of:=IF([.D190]&lt;&gt;&quot;&quot;;COM.MICROSOFT.CONCAT(&quot;0x&quot;;TEXT(DEC2HEX([.D190];2);&quot;00&quot;));&quot;&quot;)" office:value-type="string" office:string-value="0x52" calcext:value-type="string">
            <text:p>0x52</text:p>
          </table:table-cell>
        </table:table-row>
        <table:table-row table:style-name="ro1">
          <table:table-cell table:style-name="ce1" office:value-type="string" calcext:value-type="string">
            <text:p>à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33" calcext:value-type="float">
            <text:p>133</text:p>
          </table:table-cell>
          <table:table-cell table:number-columns-repeated="2"/>
          <table:table-cell table:formula="of:=IF([.D191]&lt;&gt;&quot;&quot;;COM.MICROSOFT.CONCAT(&quot;0x&quot;;TEXT(DEC2HEX([.D191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å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34" calcext:value-type="float">
            <text:p>134</text:p>
          </table:table-cell>
          <table:table-cell table:number-columns-repeated="2"/>
          <table:table-cell table:formula="of:=IF([.D192]&lt;&gt;&quot;&quot;;COM.MICROSOFT.CONCAT(&quot;0x&quot;;TEXT(DEC2HEX([.D192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ç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35" calcext:value-type="float">
            <text:p>135</text:p>
          </table:table-cell>
          <table:table-cell table:number-columns-repeated="2"/>
          <table:table-cell table:formula="of:=IF([.D193]&lt;&gt;&quot;&quot;;COM.MICROSOFT.CONCAT(&quot;0x&quot;;TEXT(DEC2HEX([.D193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ê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36" calcext:value-type="float">
            <text:p>136</text:p>
          </table:table-cell>
          <table:table-cell table:number-columns-repeated="2"/>
          <table:table-cell table:formula="of:=IF([.D194]&lt;&gt;&quot;&quot;;COM.MICROSOFT.CONCAT(&quot;0x&quot;;TEXT(DEC2HEX([.D194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ë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37" calcext:value-type="float">
            <text:p>137</text:p>
          </table:table-cell>
          <table:table-cell table:number-columns-repeated="2"/>
          <table:table-cell table:formula="of:=IF([.D195]&lt;&gt;&quot;&quot;;COM.MICROSOFT.CONCAT(&quot;0x&quot;;TEXT(DEC2HEX([.D195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è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38" calcext:value-type="float">
            <text:p>138</text:p>
          </table:table-cell>
          <table:table-cell table:number-columns-repeated="2"/>
          <table:table-cell table:formula="of:=IF([.D196]&lt;&gt;&quot;&quot;;COM.MICROSOFT.CONCAT(&quot;0x&quot;;TEXT(DEC2HEX([.D196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ï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39" calcext:value-type="float">
            <text:p>139</text:p>
          </table:table-cell>
          <table:table-cell table:number-columns-repeated="2"/>
          <table:table-cell table:formula="of:=IF([.D197]&lt;&gt;&quot;&quot;;COM.MICROSOFT.CONCAT(&quot;0x&quot;;TEXT(DEC2HEX([.D197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î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40" calcext:value-type="float">
            <text:p>140</text:p>
          </table:table-cell>
          <table:table-cell table:number-columns-repeated="2"/>
          <table:table-cell table:formula="of:=IF([.D198]&lt;&gt;&quot;&quot;;COM.MICROSOFT.CONCAT(&quot;0x&quot;;TEXT(DEC2HEX([.D198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ì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41" calcext:value-type="float">
            <text:p>141</text:p>
          </table:table-cell>
          <table:table-cell table:number-columns-repeated="2"/>
          <table:table-cell table:formula="of:=IF([.D199]&lt;&gt;&quot;&quot;;COM.MICROSOFT.CONCAT(&quot;0x&quot;;TEXT(DEC2HEX([.D199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Ä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42" calcext:value-type="float">
            <text:p>14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hift</text:p>
          </table:table-cell>
          <table:table-cell table:formula="of:=IF([.D200]&lt;&gt;&quot;&quot;;COM.MICROSOFT.CONCAT(&quot;0x&quot;;TEXT(DEC2HEX([.D200];2);&quot;00&quot;));&quot;&quot;)" office:value-type="string" office:string-value="0x52" calcext:value-type="string">
            <text:p>0x52</text:p>
          </table:table-cell>
        </table:table-row>
        <table:table-row table:style-name="ro1">
          <table:table-cell table:style-name="ce1" office:value-type="string" calcext:value-type="string">
            <text:p>Å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43" calcext:value-type="float">
            <text:p>143</text:p>
          </table:table-cell>
          <table:table-cell table:number-columns-repeated="2"/>
          <table:table-cell table:formula="of:=IF([.D201]&lt;&gt;&quot;&quot;;COM.MICROSOFT.CONCAT(&quot;0x&quot;;TEXT(DEC2HEX([.D201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É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44" calcext:value-type="float">
            <text:p>144</text:p>
          </table:table-cell>
          <table:table-cell table:number-columns-repeated="2"/>
          <table:table-cell table:formula="of:=IF([.D202]&lt;&gt;&quot;&quot;;COM.MICROSOFT.CONCAT(&quot;0x&quot;;TEXT(DEC2HEX([.D202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æ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45" calcext:value-type="float">
            <text:p>145</text:p>
          </table:table-cell>
          <table:table-cell table:number-columns-repeated="2"/>
          <table:table-cell table:formula="of:=IF([.D203]&lt;&gt;&quot;&quot;;COM.MICROSOFT.CONCAT(&quot;0x&quot;;TEXT(DEC2HEX([.D203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Æ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46" calcext:value-type="float">
            <text:p>146</text:p>
          </table:table-cell>
          <table:table-cell table:number-columns-repeated="2"/>
          <table:table-cell table:formula="of:=IF([.D204]&lt;&gt;&quot;&quot;;COM.MICROSOFT.CONCAT(&quot;0x&quot;;TEXT(DEC2HEX([.D204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ô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47" calcext:value-type="float">
            <text:p>147</text:p>
          </table:table-cell>
          <table:table-cell table:number-columns-repeated="2"/>
          <table:table-cell table:formula="of:=IF([.D205]&lt;&gt;&quot;&quot;;COM.MICROSOFT.CONCAT(&quot;0x&quot;;TEXT(DEC2HEX([.D205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ö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/>
          <table:table-cell table:formula="of:=IF([.D206]&lt;&gt;&quot;&quot;;COM.MICROSOFT.CONCAT(&quot;0x&quot;;TEXT(DEC2HEX([.D206];2);&quot;00&quot;));&quot;&quot;)" office:value-type="string" office:string-value="0x4C" calcext:value-type="string">
            <text:p>0x4C</text:p>
          </table:table-cell>
        </table:table-row>
        <table:table-row table:style-name="ro1">
          <table:table-cell table:style-name="ce1" office:value-type="string" calcext:value-type="string">
            <text:p>ò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49" calcext:value-type="float">
            <text:p>149</text:p>
          </table:table-cell>
          <table:table-cell table:number-columns-repeated="2"/>
          <table:table-cell table:formula="of:=IF([.D207]&lt;&gt;&quot;&quot;;COM.MICROSOFT.CONCAT(&quot;0x&quot;;TEXT(DEC2HEX([.D207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û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50" calcext:value-type="float">
            <text:p>150</text:p>
          </table:table-cell>
          <table:table-cell table:number-columns-repeated="2"/>
          <table:table-cell table:formula="of:=IF([.D208]&lt;&gt;&quot;&quot;;COM.MICROSOFT.CONCAT(&quot;0x&quot;;TEXT(DEC2HEX([.D208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ù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51" calcext:value-type="float">
            <text:p>151</text:p>
          </table:table-cell>
          <table:table-cell table:number-columns-repeated="2"/>
          <table:table-cell table:formula="of:=IF([.D209]&lt;&gt;&quot;&quot;;COM.MICROSOFT.CONCAT(&quot;0x&quot;;TEXT(DEC2HEX([.D209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ÿ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52" calcext:value-type="float">
            <text:p>152</text:p>
          </table:table-cell>
          <table:table-cell table:number-columns-repeated="2"/>
          <table:table-cell table:formula="of:=IF([.D210]&lt;&gt;&quot;&quot;;COM.MICROSOFT.CONCAT(&quot;0x&quot;;TEXT(DEC2HEX([.D210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Ö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53" calcext:value-type="float">
            <text:p>1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hift</text:p>
          </table:table-cell>
          <table:table-cell table:formula="of:=IF([.D211]&lt;&gt;&quot;&quot;;COM.MICROSOFT.CONCAT(&quot;0x&quot;;TEXT(DEC2HEX([.D211];2);&quot;00&quot;));&quot;&quot;)" office:value-type="string" office:string-value="0x4C" calcext:value-type="string">
            <text:p>0x4C</text:p>
          </table:table-cell>
        </table:table-row>
        <table:table-row table:style-name="ro1">
          <table:table-cell table:style-name="ce1" office:value-type="string" calcext:value-type="string">
            <text:p>Ü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54" calcext:value-type="float">
            <text:p>15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hift</text:p>
          </table:table-cell>
          <table:table-cell table:formula="of:=IF([.D212]&lt;&gt;&quot;&quot;;COM.MICROSOFT.CONCAT(&quot;0x&quot;;TEXT(DEC2HEX([.D212];2);&quot;00&quot;));&quot;&quot;)" office:value-type="string" office:string-value="0x54" calcext:value-type="string">
            <text:p>0x54</text:p>
          </table:table-cell>
        </table:table-row>
        <table:table-row table:style-name="ro1">
          <table:table-cell table:style-name="ce1" office:value-type="string" calcext:value-type="string">
            <text:p>¢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55" calcext:value-type="float">
            <text:p>155</text:p>
          </table:table-cell>
          <table:table-cell table:number-columns-repeated="2"/>
          <table:table-cell table:formula="of:=IF([.D213]&lt;&gt;&quot;&quot;;COM.MICROSOFT.CONCAT(&quot;0x&quot;;TEXT(DEC2HEX([.D213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£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56" calcext:value-type="float">
            <text:p>156</text:p>
          </table:table-cell>
          <table:table-cell table:number-columns-repeated="2"/>
          <table:table-cell table:formula="of:=IF([.D214]&lt;&gt;&quot;&quot;;COM.MICROSOFT.CONCAT(&quot;0x&quot;;TEXT(DEC2HEX([.D214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¥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57" calcext:value-type="float">
            <text:p>157</text:p>
          </table:table-cell>
          <table:table-cell table:number-columns-repeated="2"/>
          <table:table-cell table:formula="of:=IF([.D215]&lt;&gt;&quot;&quot;;COM.MICROSOFT.CONCAT(&quot;0x&quot;;TEXT(DEC2HEX([.D215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₧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58" calcext:value-type="float">
            <text:p>158</text:p>
          </table:table-cell>
          <table:table-cell table:number-columns-repeated="2"/>
          <table:table-cell table:formula="of:=IF([.D216]&lt;&gt;&quot;&quot;;COM.MICROSOFT.CONCAT(&quot;0x&quot;;TEXT(DEC2HEX([.D216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ƒ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59" calcext:value-type="float">
            <text:p>159</text:p>
          </table:table-cell>
          <table:table-cell table:number-columns-repeated="2"/>
          <table:table-cell table:formula="of:=IF([.D217]&lt;&gt;&quot;&quot;;COM.MICROSOFT.CONCAT(&quot;0x&quot;;TEXT(DEC2HEX([.D217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á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60" calcext:value-type="float">
            <text:p>160</text:p>
          </table:table-cell>
          <table:table-cell table:number-columns-repeated="2"/>
          <table:table-cell table:formula="of:=IF([.D218]&lt;&gt;&quot;&quot;;COM.MICROSOFT.CONCAT(&quot;0x&quot;;TEXT(DEC2HEX([.D218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í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61" calcext:value-type="float">
            <text:p>161</text:p>
          </table:table-cell>
          <table:table-cell table:number-columns-repeated="2"/>
          <table:table-cell table:formula="of:=IF([.D219]&lt;&gt;&quot;&quot;;COM.MICROSOFT.CONCAT(&quot;0x&quot;;TEXT(DEC2HEX([.D219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ó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62" calcext:value-type="float">
            <text:p>162</text:p>
          </table:table-cell>
          <table:table-cell table:number-columns-repeated="2"/>
          <table:table-cell table:formula="of:=IF([.D220]&lt;&gt;&quot;&quot;;COM.MICROSOFT.CONCAT(&quot;0x&quot;;TEXT(DEC2HEX([.D220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ú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63" calcext:value-type="float">
            <text:p>163</text:p>
          </table:table-cell>
          <table:table-cell table:number-columns-repeated="2"/>
          <table:table-cell table:formula="of:=IF([.D221]&lt;&gt;&quot;&quot;;COM.MICROSOFT.CONCAT(&quot;0x&quot;;TEXT(DEC2HEX([.D221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ñ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64" calcext:value-type="float">
            <text:p>164</text:p>
          </table:table-cell>
          <table:table-cell table:number-columns-repeated="2"/>
          <table:table-cell table:formula="of:=IF([.D222]&lt;&gt;&quot;&quot;;COM.MICROSOFT.CONCAT(&quot;0x&quot;;TEXT(DEC2HEX([.D222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Ñ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65" calcext:value-type="float">
            <text:p>165</text:p>
          </table:table-cell>
          <table:table-cell table:number-columns-repeated="2"/>
          <table:table-cell table:formula="of:=IF([.D223]&lt;&gt;&quot;&quot;;COM.MICROSOFT.CONCAT(&quot;0x&quot;;TEXT(DEC2HEX([.D223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ª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66" calcext:value-type="float">
            <text:p>166</text:p>
          </table:table-cell>
          <table:table-cell table:number-columns-repeated="2"/>
          <table:table-cell table:formula="of:=IF([.D224]&lt;&gt;&quot;&quot;;COM.MICROSOFT.CONCAT(&quot;0x&quot;;TEXT(DEC2HEX([.D224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º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67" calcext:value-type="float">
            <text:p>167</text:p>
          </table:table-cell>
          <table:table-cell table:number-columns-repeated="2"/>
          <table:table-cell table:formula="of:=IF([.D225]&lt;&gt;&quot;&quot;;COM.MICROSOFT.CONCAT(&quot;0x&quot;;TEXT(DEC2HEX([.D225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¿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68" calcext:value-type="float">
            <text:p>168</text:p>
          </table:table-cell>
          <table:table-cell table:number-columns-repeated="2"/>
          <table:table-cell table:formula="of:=IF([.D226]&lt;&gt;&quot;&quot;;COM.MICROSOFT.CONCAT(&quot;0x&quot;;TEXT(DEC2HEX([.D226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⌐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69" calcext:value-type="float">
            <text:p>169</text:p>
          </table:table-cell>
          <table:table-cell table:number-columns-repeated="2"/>
          <table:table-cell table:formula="of:=IF([.D227]&lt;&gt;&quot;&quot;;COM.MICROSOFT.CONCAT(&quot;0x&quot;;TEXT(DEC2HEX([.D227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¬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70" calcext:value-type="float">
            <text:p>170</text:p>
          </table:table-cell>
          <table:table-cell table:number-columns-repeated="2"/>
          <table:table-cell table:formula="of:=IF([.D228]&lt;&gt;&quot;&quot;;COM.MICROSOFT.CONCAT(&quot;0x&quot;;TEXT(DEC2HEX([.D228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½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71" calcext:value-type="float">
            <text:p>171</text:p>
          </table:table-cell>
          <table:table-cell table:number-columns-repeated="2"/>
          <table:table-cell table:formula="of:=IF([.D229]&lt;&gt;&quot;&quot;;COM.MICROSOFT.CONCAT(&quot;0x&quot;;TEXT(DEC2HEX([.D229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¼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72" calcext:value-type="float">
            <text:p>172</text:p>
          </table:table-cell>
          <table:table-cell table:number-columns-repeated="2"/>
          <table:table-cell table:formula="of:=IF([.D230]&lt;&gt;&quot;&quot;;COM.MICROSOFT.CONCAT(&quot;0x&quot;;TEXT(DEC2HEX([.D230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¡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73" calcext:value-type="float">
            <text:p>173</text:p>
          </table:table-cell>
          <table:table-cell table:number-columns-repeated="2"/>
          <table:table-cell table:formula="of:=IF([.D231]&lt;&gt;&quot;&quot;;COM.MICROSOFT.CONCAT(&quot;0x&quot;;TEXT(DEC2HEX([.D231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«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74" calcext:value-type="float">
            <text:p>174</text:p>
          </table:table-cell>
          <table:table-cell table:number-columns-repeated="2"/>
          <table:table-cell table:formula="of:=IF([.D232]&lt;&gt;&quot;&quot;;COM.MICROSOFT.CONCAT(&quot;0x&quot;;TEXT(DEC2HEX([.D232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»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75" calcext:value-type="float">
            <text:p>175</text:p>
          </table:table-cell>
          <table:table-cell table:number-columns-repeated="2"/>
          <table:table-cell table:formula="of:=IF([.D233]&lt;&gt;&quot;&quot;;COM.MICROSOFT.CONCAT(&quot;0x&quot;;TEXT(DEC2HEX([.D233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░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76" calcext:value-type="float">
            <text:p>176</text:p>
          </table:table-cell>
          <table:table-cell table:number-columns-repeated="2"/>
          <table:table-cell table:formula="of:=IF([.D234]&lt;&gt;&quot;&quot;;COM.MICROSOFT.CONCAT(&quot;0x&quot;;TEXT(DEC2HEX([.D234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▒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77" calcext:value-type="float">
            <text:p>177</text:p>
          </table:table-cell>
          <table:table-cell table:number-columns-repeated="2"/>
          <table:table-cell table:formula="of:=IF([.D235]&lt;&gt;&quot;&quot;;COM.MICROSOFT.CONCAT(&quot;0x&quot;;TEXT(DEC2HEX([.D235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▓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78" calcext:value-type="float">
            <text:p>178</text:p>
          </table:table-cell>
          <table:table-cell table:number-columns-repeated="2"/>
          <table:table-cell table:formula="of:=IF([.D236]&lt;&gt;&quot;&quot;;COM.MICROSOFT.CONCAT(&quot;0x&quot;;TEXT(DEC2HEX([.D236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│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79" calcext:value-type="float">
            <text:p>179</text:p>
          </table:table-cell>
          <table:table-cell table:number-columns-repeated="2"/>
          <table:table-cell table:formula="of:=IF([.D237]&lt;&gt;&quot;&quot;;COM.MICROSOFT.CONCAT(&quot;0x&quot;;TEXT(DEC2HEX([.D237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┤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80" calcext:value-type="float">
            <text:p>180</text:p>
          </table:table-cell>
          <table:table-cell table:number-columns-repeated="2"/>
          <table:table-cell table:formula="of:=IF([.D238]&lt;&gt;&quot;&quot;;COM.MICROSOFT.CONCAT(&quot;0x&quot;;TEXT(DEC2HEX([.D238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╡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81" calcext:value-type="float">
            <text:p>181</text:p>
          </table:table-cell>
          <table:table-cell table:number-columns-repeated="2"/>
          <table:table-cell table:formula="of:=IF([.D239]&lt;&gt;&quot;&quot;;COM.MICROSOFT.CONCAT(&quot;0x&quot;;TEXT(DEC2HEX([.D239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╢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82" calcext:value-type="float">
            <text:p>182</text:p>
          </table:table-cell>
          <table:table-cell table:number-columns-repeated="2"/>
          <table:table-cell table:formula="of:=IF([.D240]&lt;&gt;&quot;&quot;;COM.MICROSOFT.CONCAT(&quot;0x&quot;;TEXT(DEC2HEX([.D240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╖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83" calcext:value-type="float">
            <text:p>183</text:p>
          </table:table-cell>
          <table:table-cell table:number-columns-repeated="2"/>
          <table:table-cell table:formula="of:=IF([.D241]&lt;&gt;&quot;&quot;;COM.MICROSOFT.CONCAT(&quot;0x&quot;;TEXT(DEC2HEX([.D241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╕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84" calcext:value-type="float">
            <text:p>184</text:p>
          </table:table-cell>
          <table:table-cell table:number-columns-repeated="2"/>
          <table:table-cell table:formula="of:=IF([.D242]&lt;&gt;&quot;&quot;;COM.MICROSOFT.CONCAT(&quot;0x&quot;;TEXT(DEC2HEX([.D242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╣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85" calcext:value-type="float">
            <text:p>185</text:p>
          </table:table-cell>
          <table:table-cell table:number-columns-repeated="2"/>
          <table:table-cell table:formula="of:=IF([.D243]&lt;&gt;&quot;&quot;;COM.MICROSOFT.CONCAT(&quot;0x&quot;;TEXT(DEC2HEX([.D243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║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86" calcext:value-type="float">
            <text:p>186</text:p>
          </table:table-cell>
          <table:table-cell table:number-columns-repeated="2"/>
          <table:table-cell table:formula="of:=IF([.D244]&lt;&gt;&quot;&quot;;COM.MICROSOFT.CONCAT(&quot;0x&quot;;TEXT(DEC2HEX([.D244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╗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87" calcext:value-type="float">
            <text:p>187</text:p>
          </table:table-cell>
          <table:table-cell table:number-columns-repeated="2"/>
          <table:table-cell table:formula="of:=IF([.D245]&lt;&gt;&quot;&quot;;COM.MICROSOFT.CONCAT(&quot;0x&quot;;TEXT(DEC2HEX([.D245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╝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88" calcext:value-type="float">
            <text:p>188</text:p>
          </table:table-cell>
          <table:table-cell table:number-columns-repeated="2"/>
          <table:table-cell table:formula="of:=IF([.D246]&lt;&gt;&quot;&quot;;COM.MICROSOFT.CONCAT(&quot;0x&quot;;TEXT(DEC2HEX([.D246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╜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89" calcext:value-type="float">
            <text:p>189</text:p>
          </table:table-cell>
          <table:table-cell table:number-columns-repeated="2"/>
          <table:table-cell table:formula="of:=IF([.D247]&lt;&gt;&quot;&quot;;COM.MICROSOFT.CONCAT(&quot;0x&quot;;TEXT(DEC2HEX([.D247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╛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90" calcext:value-type="float">
            <text:p>190</text:p>
          </table:table-cell>
          <table:table-cell table:number-columns-repeated="2"/>
          <table:table-cell table:formula="of:=IF([.D248]&lt;&gt;&quot;&quot;;COM.MICROSOFT.CONCAT(&quot;0x&quot;;TEXT(DEC2HEX([.D248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┐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91" calcext:value-type="float">
            <text:p>191</text:p>
          </table:table-cell>
          <table:table-cell table:number-columns-repeated="2"/>
          <table:table-cell table:formula="of:=IF([.D249]&lt;&gt;&quot;&quot;;COM.MICROSOFT.CONCAT(&quot;0x&quot;;TEXT(DEC2HEX([.D249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└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92" calcext:value-type="float">
            <text:p>192</text:p>
          </table:table-cell>
          <table:table-cell table:number-columns-repeated="2"/>
          <table:table-cell table:formula="of:=IF([.D250]&lt;&gt;&quot;&quot;;COM.MICROSOFT.CONCAT(&quot;0x&quot;;TEXT(DEC2HEX([.D250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┴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93" calcext:value-type="float">
            <text:p>193</text:p>
          </table:table-cell>
          <table:table-cell table:number-columns-repeated="2"/>
          <table:table-cell table:formula="of:=IF([.D251]&lt;&gt;&quot;&quot;;COM.MICROSOFT.CONCAT(&quot;0x&quot;;TEXT(DEC2HEX([.D251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┬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94" calcext:value-type="float">
            <text:p>194</text:p>
          </table:table-cell>
          <table:table-cell table:number-columns-repeated="2"/>
          <table:table-cell table:formula="of:=IF([.D252]&lt;&gt;&quot;&quot;;COM.MICROSOFT.CONCAT(&quot;0x&quot;;TEXT(DEC2HEX([.D252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├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95" calcext:value-type="float">
            <text:p>195</text:p>
          </table:table-cell>
          <table:table-cell table:number-columns-repeated="2"/>
          <table:table-cell table:formula="of:=IF([.D253]&lt;&gt;&quot;&quot;;COM.MICROSOFT.CONCAT(&quot;0x&quot;;TEXT(DEC2HEX([.D253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─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96" calcext:value-type="float">
            <text:p>196</text:p>
          </table:table-cell>
          <table:table-cell table:number-columns-repeated="2"/>
          <table:table-cell table:formula="of:=IF([.D254]&lt;&gt;&quot;&quot;;COM.MICROSOFT.CONCAT(&quot;0x&quot;;TEXT(DEC2HEX([.D254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┼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97" calcext:value-type="float">
            <text:p>197</text:p>
          </table:table-cell>
          <table:table-cell table:number-columns-repeated="2"/>
          <table:table-cell table:formula="of:=IF([.D255]&lt;&gt;&quot;&quot;;COM.MICROSOFT.CONCAT(&quot;0x&quot;;TEXT(DEC2HEX([.D255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╞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98" calcext:value-type="float">
            <text:p>198</text:p>
          </table:table-cell>
          <table:table-cell table:number-columns-repeated="2"/>
          <table:table-cell table:formula="of:=IF([.D256]&lt;&gt;&quot;&quot;;COM.MICROSOFT.CONCAT(&quot;0x&quot;;TEXT(DEC2HEX([.D256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╟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199" calcext:value-type="float">
            <text:p>199</text:p>
          </table:table-cell>
          <table:table-cell table:number-columns-repeated="2"/>
          <table:table-cell table:formula="of:=IF([.D257]&lt;&gt;&quot;&quot;;COM.MICROSOFT.CONCAT(&quot;0x&quot;;TEXT(DEC2HEX([.D257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╚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2"/>
          <table:table-cell table:formula="of:=IF([.D258]&lt;&gt;&quot;&quot;;COM.MICROSOFT.CONCAT(&quot;0x&quot;;TEXT(DEC2HEX([.D258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╔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2"/>
          <table:table-cell table:formula="of:=IF([.D259]&lt;&gt;&quot;&quot;;COM.MICROSOFT.CONCAT(&quot;0x&quot;;TEXT(DEC2HEX([.D259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╩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02" calcext:value-type="float">
            <text:p>202</text:p>
          </table:table-cell>
          <table:table-cell table:number-columns-repeated="2"/>
          <table:table-cell table:formula="of:=IF([.D260]&lt;&gt;&quot;&quot;;COM.MICROSOFT.CONCAT(&quot;0x&quot;;TEXT(DEC2HEX([.D260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╦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03" calcext:value-type="float">
            <text:p>203</text:p>
          </table:table-cell>
          <table:table-cell table:number-columns-repeated="2"/>
          <table:table-cell table:formula="of:=IF([.D261]&lt;&gt;&quot;&quot;;COM.MICROSOFT.CONCAT(&quot;0x&quot;;TEXT(DEC2HEX([.D261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╠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04" calcext:value-type="float">
            <text:p>204</text:p>
          </table:table-cell>
          <table:table-cell table:number-columns-repeated="2"/>
          <table:table-cell table:formula="of:=IF([.D262]&lt;&gt;&quot;&quot;;COM.MICROSOFT.CONCAT(&quot;0x&quot;;TEXT(DEC2HEX([.D262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═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05" calcext:value-type="float">
            <text:p>205</text:p>
          </table:table-cell>
          <table:table-cell table:number-columns-repeated="2"/>
          <table:table-cell table:formula="of:=IF([.D263]&lt;&gt;&quot;&quot;;COM.MICROSOFT.CONCAT(&quot;0x&quot;;TEXT(DEC2HEX([.D263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╬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06" calcext:value-type="float">
            <text:p>206</text:p>
          </table:table-cell>
          <table:table-cell table:number-columns-repeated="2"/>
          <table:table-cell table:formula="of:=IF([.D264]&lt;&gt;&quot;&quot;;COM.MICROSOFT.CONCAT(&quot;0x&quot;;TEXT(DEC2HEX([.D264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╧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07" calcext:value-type="float">
            <text:p>207</text:p>
          </table:table-cell>
          <table:table-cell table:number-columns-repeated="2"/>
          <table:table-cell table:formula="of:=IF([.D265]&lt;&gt;&quot;&quot;;COM.MICROSOFT.CONCAT(&quot;0x&quot;;TEXT(DEC2HEX([.D265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╨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08" calcext:value-type="float">
            <text:p>208</text:p>
          </table:table-cell>
          <table:table-cell table:number-columns-repeated="2"/>
          <table:table-cell table:formula="of:=IF([.D266]&lt;&gt;&quot;&quot;;COM.MICROSOFT.CONCAT(&quot;0x&quot;;TEXT(DEC2HEX([.D266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╤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09" calcext:value-type="float">
            <text:p>209</text:p>
          </table:table-cell>
          <table:table-cell table:number-columns-repeated="2"/>
          <table:table-cell table:formula="of:=IF([.D267]&lt;&gt;&quot;&quot;;COM.MICROSOFT.CONCAT(&quot;0x&quot;;TEXT(DEC2HEX([.D267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╥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10" calcext:value-type="float">
            <text:p>210</text:p>
          </table:table-cell>
          <table:table-cell table:number-columns-repeated="2"/>
          <table:table-cell table:formula="of:=IF([.D268]&lt;&gt;&quot;&quot;;COM.MICROSOFT.CONCAT(&quot;0x&quot;;TEXT(DEC2HEX([.D268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╙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11" calcext:value-type="float">
            <text:p>211</text:p>
          </table:table-cell>
          <table:table-cell table:number-columns-repeated="2"/>
          <table:table-cell table:formula="of:=IF([.D269]&lt;&gt;&quot;&quot;;COM.MICROSOFT.CONCAT(&quot;0x&quot;;TEXT(DEC2HEX([.D269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╘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12" calcext:value-type="float">
            <text:p>212</text:p>
          </table:table-cell>
          <table:table-cell table:number-columns-repeated="2"/>
          <table:table-cell table:formula="of:=IF([.D270]&lt;&gt;&quot;&quot;;COM.MICROSOFT.CONCAT(&quot;0x&quot;;TEXT(DEC2HEX([.D270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╒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13" calcext:value-type="float">
            <text:p>213</text:p>
          </table:table-cell>
          <table:table-cell table:number-columns-repeated="2"/>
          <table:table-cell table:formula="of:=IF([.D271]&lt;&gt;&quot;&quot;;COM.MICROSOFT.CONCAT(&quot;0x&quot;;TEXT(DEC2HEX([.D271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╓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14" calcext:value-type="float">
            <text:p>214</text:p>
          </table:table-cell>
          <table:table-cell table:number-columns-repeated="2"/>
          <table:table-cell table:formula="of:=IF([.D272]&lt;&gt;&quot;&quot;;COM.MICROSOFT.CONCAT(&quot;0x&quot;;TEXT(DEC2HEX([.D272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╫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15" calcext:value-type="float">
            <text:p>215</text:p>
          </table:table-cell>
          <table:table-cell table:number-columns-repeated="2"/>
          <table:table-cell table:formula="of:=IF([.D273]&lt;&gt;&quot;&quot;;COM.MICROSOFT.CONCAT(&quot;0x&quot;;TEXT(DEC2HEX([.D273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╪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16" calcext:value-type="float">
            <text:p>216</text:p>
          </table:table-cell>
          <table:table-cell table:number-columns-repeated="2"/>
          <table:table-cell table:formula="of:=IF([.D274]&lt;&gt;&quot;&quot;;COM.MICROSOFT.CONCAT(&quot;0x&quot;;TEXT(DEC2HEX([.D274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┘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17" calcext:value-type="float">
            <text:p>217</text:p>
          </table:table-cell>
          <table:table-cell table:number-columns-repeated="2"/>
          <table:table-cell table:formula="of:=IF([.D275]&lt;&gt;&quot;&quot;;COM.MICROSOFT.CONCAT(&quot;0x&quot;;TEXT(DEC2HEX([.D275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┌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18" calcext:value-type="float">
            <text:p>218</text:p>
          </table:table-cell>
          <table:table-cell table:number-columns-repeated="2"/>
          <table:table-cell table:formula="of:=IF([.D276]&lt;&gt;&quot;&quot;;COM.MICROSOFT.CONCAT(&quot;0x&quot;;TEXT(DEC2HEX([.D276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█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19" calcext:value-type="float">
            <text:p>219</text:p>
          </table:table-cell>
          <table:table-cell table:number-columns-repeated="2"/>
          <table:table-cell table:formula="of:=IF([.D277]&lt;&gt;&quot;&quot;;COM.MICROSOFT.CONCAT(&quot;0x&quot;;TEXT(DEC2HEX([.D277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▄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20" calcext:value-type="float">
            <text:p>220</text:p>
          </table:table-cell>
          <table:table-cell table:number-columns-repeated="2"/>
          <table:table-cell table:formula="of:=IF([.D278]&lt;&gt;&quot;&quot;;COM.MICROSOFT.CONCAT(&quot;0x&quot;;TEXT(DEC2HEX([.D278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▌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21" calcext:value-type="float">
            <text:p>221</text:p>
          </table:table-cell>
          <table:table-cell table:number-columns-repeated="2"/>
          <table:table-cell table:formula="of:=IF([.D279]&lt;&gt;&quot;&quot;;COM.MICROSOFT.CONCAT(&quot;0x&quot;;TEXT(DEC2HEX([.D279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▐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22" calcext:value-type="float">
            <text:p>222</text:p>
          </table:table-cell>
          <table:table-cell table:number-columns-repeated="2"/>
          <table:table-cell table:formula="of:=IF([.D280]&lt;&gt;&quot;&quot;;COM.MICROSOFT.CONCAT(&quot;0x&quot;;TEXT(DEC2HEX([.D280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▀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23" calcext:value-type="float">
            <text:p>223</text:p>
          </table:table-cell>
          <table:table-cell table:number-columns-repeated="2"/>
          <table:table-cell table:formula="of:=IF([.D281]&lt;&gt;&quot;&quot;;COM.MICROSOFT.CONCAT(&quot;0x&quot;;TEXT(DEC2HEX([.D281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α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24" calcext:value-type="float">
            <text:p>224</text:p>
          </table:table-cell>
          <table:table-cell table:number-columns-repeated="2"/>
          <table:table-cell table:formula="of:=IF([.D282]&lt;&gt;&quot;&quot;;COM.MICROSOFT.CONCAT(&quot;0x&quot;;TEXT(DEC2HEX([.D282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ß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25" calcext:value-type="float">
            <text:p>225</text:p>
          </table:table-cell>
          <table:table-cell table:number-columns-repeated="2"/>
          <table:table-cell table:formula="of:=IF([.D283]&lt;&gt;&quot;&quot;;COM.MICROSOFT.CONCAT(&quot;0x&quot;;TEXT(DEC2HEX([.D283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Γ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26" calcext:value-type="float">
            <text:p>226</text:p>
          </table:table-cell>
          <table:table-cell table:number-columns-repeated="2"/>
          <table:table-cell table:formula="of:=IF([.D284]&lt;&gt;&quot;&quot;;COM.MICROSOFT.CONCAT(&quot;0x&quot;;TEXT(DEC2HEX([.D284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π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27" calcext:value-type="float">
            <text:p>227</text:p>
          </table:table-cell>
          <table:table-cell table:number-columns-repeated="2"/>
          <table:table-cell table:formula="of:=IF([.D285]&lt;&gt;&quot;&quot;;COM.MICROSOFT.CONCAT(&quot;0x&quot;;TEXT(DEC2HEX([.D285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Σ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28" calcext:value-type="float">
            <text:p>228</text:p>
          </table:table-cell>
          <table:table-cell table:number-columns-repeated="2"/>
          <table:table-cell table:formula="of:=IF([.D286]&lt;&gt;&quot;&quot;;COM.MICROSOFT.CONCAT(&quot;0x&quot;;TEXT(DEC2HEX([.D286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σ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29" calcext:value-type="float">
            <text:p>229</text:p>
          </table:table-cell>
          <table:table-cell table:number-columns-repeated="2"/>
          <table:table-cell table:formula="of:=IF([.D287]&lt;&gt;&quot;&quot;;COM.MICROSOFT.CONCAT(&quot;0x&quot;;TEXT(DEC2HEX([.D287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µ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30" calcext:value-type="float">
            <text:p>230</text:p>
          </table:table-cell>
          <table:table-cell table:number-columns-repeated="2"/>
          <table:table-cell table:formula="of:=IF([.D288]&lt;&gt;&quot;&quot;;COM.MICROSOFT.CONCAT(&quot;0x&quot;;TEXT(DEC2HEX([.D288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τ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31" calcext:value-type="float">
            <text:p>231</text:p>
          </table:table-cell>
          <table:table-cell table:number-columns-repeated="2"/>
          <table:table-cell table:formula="of:=IF([.D289]&lt;&gt;&quot;&quot;;COM.MICROSOFT.CONCAT(&quot;0x&quot;;TEXT(DEC2HEX([.D289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Φ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32" calcext:value-type="float">
            <text:p>232</text:p>
          </table:table-cell>
          <table:table-cell table:number-columns-repeated="2"/>
          <table:table-cell table:formula="of:=IF([.D290]&lt;&gt;&quot;&quot;;COM.MICROSOFT.CONCAT(&quot;0x&quot;;TEXT(DEC2HEX([.D290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Θ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33" calcext:value-type="float">
            <text:p>233</text:p>
          </table:table-cell>
          <table:table-cell table:number-columns-repeated="2"/>
          <table:table-cell table:formula="of:=IF([.D291]&lt;&gt;&quot;&quot;;COM.MICROSOFT.CONCAT(&quot;0x&quot;;TEXT(DEC2HEX([.D291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Ω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34" calcext:value-type="float">
            <text:p>234</text:p>
          </table:table-cell>
          <table:table-cell table:number-columns-repeated="2"/>
          <table:table-cell table:formula="of:=IF([.D292]&lt;&gt;&quot;&quot;;COM.MICROSOFT.CONCAT(&quot;0x&quot;;TEXT(DEC2HEX([.D292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δ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35" calcext:value-type="float">
            <text:p>235</text:p>
          </table:table-cell>
          <table:table-cell table:number-columns-repeated="2"/>
          <table:table-cell table:formula="of:=IF([.D293]&lt;&gt;&quot;&quot;;COM.MICROSOFT.CONCAT(&quot;0x&quot;;TEXT(DEC2HEX([.D293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∞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36" calcext:value-type="float">
            <text:p>236</text:p>
          </table:table-cell>
          <table:table-cell table:number-columns-repeated="2"/>
          <table:table-cell table:formula="of:=IF([.D294]&lt;&gt;&quot;&quot;;COM.MICROSOFT.CONCAT(&quot;0x&quot;;TEXT(DEC2HEX([.D294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φ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37" calcext:value-type="float">
            <text:p>237</text:p>
          </table:table-cell>
          <table:table-cell table:number-columns-repeated="2"/>
          <table:table-cell table:formula="of:=IF([.D295]&lt;&gt;&quot;&quot;;COM.MICROSOFT.CONCAT(&quot;0x&quot;;TEXT(DEC2HEX([.D295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ε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38" calcext:value-type="float">
            <text:p>238</text:p>
          </table:table-cell>
          <table:table-cell table:number-columns-repeated="2"/>
          <table:table-cell table:formula="of:=IF([.D296]&lt;&gt;&quot;&quot;;COM.MICROSOFT.CONCAT(&quot;0x&quot;;TEXT(DEC2HEX([.D296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∩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39" calcext:value-type="float">
            <text:p>239</text:p>
          </table:table-cell>
          <table:table-cell table:number-columns-repeated="2"/>
          <table:table-cell table:formula="of:=IF([.D297]&lt;&gt;&quot;&quot;;COM.MICROSOFT.CONCAT(&quot;0x&quot;;TEXT(DEC2HEX([.D297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≡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40" calcext:value-type="float">
            <text:p>240</text:p>
          </table:table-cell>
          <table:table-cell table:number-columns-repeated="2"/>
          <table:table-cell table:formula="of:=IF([.D298]&lt;&gt;&quot;&quot;;COM.MICROSOFT.CONCAT(&quot;0x&quot;;TEXT(DEC2HEX([.D298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±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41" calcext:value-type="float">
            <text:p>241</text:p>
          </table:table-cell>
          <table:table-cell table:number-columns-repeated="2"/>
          <table:table-cell table:formula="of:=IF([.D299]&lt;&gt;&quot;&quot;;COM.MICROSOFT.CONCAT(&quot;0x&quot;;TEXT(DEC2HEX([.D299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≥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42" calcext:value-type="float">
            <text:p>242</text:p>
          </table:table-cell>
          <table:table-cell table:number-columns-repeated="2"/>
          <table:table-cell table:formula="of:=IF([.D300]&lt;&gt;&quot;&quot;;COM.MICROSOFT.CONCAT(&quot;0x&quot;;TEXT(DEC2HEX([.D300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≤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43" calcext:value-type="float">
            <text:p>243</text:p>
          </table:table-cell>
          <table:table-cell table:number-columns-repeated="2"/>
          <table:table-cell table:formula="of:=IF([.D301]&lt;&gt;&quot;&quot;;COM.MICROSOFT.CONCAT(&quot;0x&quot;;TEXT(DEC2HEX([.D301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⌠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44" calcext:value-type="float">
            <text:p>244</text:p>
          </table:table-cell>
          <table:table-cell table:number-columns-repeated="2"/>
          <table:table-cell table:formula="of:=IF([.D302]&lt;&gt;&quot;&quot;;COM.MICROSOFT.CONCAT(&quot;0x&quot;;TEXT(DEC2HEX([.D302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⌡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45" calcext:value-type="float">
            <text:p>245</text:p>
          </table:table-cell>
          <table:table-cell table:number-columns-repeated="2"/>
          <table:table-cell table:formula="of:=IF([.D303]&lt;&gt;&quot;&quot;;COM.MICROSOFT.CONCAT(&quot;0x&quot;;TEXT(DEC2HEX([.D303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÷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46" calcext:value-type="float">
            <text:p>246</text:p>
          </table:table-cell>
          <table:table-cell table:number-columns-repeated="2"/>
          <table:table-cell table:formula="of:=IF([.D304]&lt;&gt;&quot;&quot;;COM.MICROSOFT.CONCAT(&quot;0x&quot;;TEXT(DEC2HEX([.D304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≈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47" calcext:value-type="float">
            <text:p>247</text:p>
          </table:table-cell>
          <table:table-cell table:number-columns-repeated="2"/>
          <table:table-cell table:formula="of:=IF([.D305]&lt;&gt;&quot;&quot;;COM.MICROSOFT.CONCAT(&quot;0x&quot;;TEXT(DEC2HEX([.D305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°</text:p>
          </table:table-cell>
          <table:table-cell table:style-name="ce3"/>
          <table:table-cell table:style-name="ce5" office:value-type="float" office:value="248" calcext:value-type="float">
            <text:p>2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ift</text:p>
          </table:table-cell>
          <table:table-cell table:formula="of:=IF([.D306]&lt;&gt;&quot;&quot;;COM.MICROSOFT.CONCAT(&quot;0x&quot;;TEXT(DEC2HEX([.D306];2);&quot;00&quot;));&quot;&quot;)" office:value-type="string" office:string-value="0x0E" calcext:value-type="string">
            <text:p>0x0E</text:p>
          </table:table-cell>
        </table:table-row>
        <table:table-row table:style-name="ro1">
          <table:table-cell table:style-name="ce1" office:value-type="string" calcext:value-type="string">
            <text:p>∙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49" calcext:value-type="float">
            <text:p>249</text:p>
          </table:table-cell>
          <table:table-cell table:number-columns-repeated="2"/>
          <table:table-cell table:formula="of:=IF([.D307]&lt;&gt;&quot;&quot;;COM.MICROSOFT.CONCAT(&quot;0x&quot;;TEXT(DEC2HEX([.D307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·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50" calcext:value-type="float">
            <text:p>250</text:p>
          </table:table-cell>
          <table:table-cell table:number-columns-repeated="2"/>
          <table:table-cell table:formula="of:=IF([.D308]&lt;&gt;&quot;&quot;;COM.MICROSOFT.CONCAT(&quot;0x&quot;;TEXT(DEC2HEX([.D308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√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51" calcext:value-type="float">
            <text:p>251</text:p>
          </table:table-cell>
          <table:table-cell table:number-columns-repeated="2"/>
          <table:table-cell table:formula="of:=IF([.D309]&lt;&gt;&quot;&quot;;COM.MICROSOFT.CONCAT(&quot;0x&quot;;TEXT(DEC2HEX([.D309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ⁿ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52" calcext:value-type="float">
            <text:p>252</text:p>
          </table:table-cell>
          <table:table-cell table:number-columns-repeated="2"/>
          <table:table-cell table:formula="of:=IF([.D310]&lt;&gt;&quot;&quot;;COM.MICROSOFT.CONCAT(&quot;0x&quot;;TEXT(DEC2HEX([.D310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²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53" calcext:value-type="float">
            <text:p>253</text:p>
          </table:table-cell>
          <table:table-cell table:number-columns-repeated="2"/>
          <table:table-cell table:formula="of:=IF([.D311]&lt;&gt;&quot;&quot;;COM.MICROSOFT.CONCAT(&quot;0x&quot;;TEXT(DEC2HEX([.D311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■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54" calcext:value-type="float">
            <text:p>254</text:p>
          </table:table-cell>
          <table:table-cell table:number-columns-repeated="2"/>
          <table:table-cell table:formula="of:=IF([.D312]&lt;&gt;&quot;&quot;;COM.MICROSOFT.CONCAT(&quot;0x&quot;;TEXT(DEC2HEX([.D312];2);&quot;00&quot;));&quot;&quot;)">
            <text:p/>
          </table:table-cell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3" office:value-type="string" calcext:value-type="string">
            <text:p> </text:p>
          </table:table-cell>
          <table:table-cell table:style-name="ce5" office:value-type="float" office:value="255" calcext:value-type="float">
            <text:p>255</text:p>
          </table:table-cell>
          <table:table-cell table:number-columns-repeated="2"/>
          <table:table-cell table:formula="of:=IF([.D313]&lt;&gt;&quot;&quot;;COM.MICROSOFT.CONCAT(&quot;0x&quot;;TEXT(DEC2HEX([.D313];2);&quot;00&quot;));&quot;&quot;)">
            <text:p/>
          </table:table-cell>
        </table:table-row>
        <table:table-row table:style-name="ro1" table:number-rows-repeated="104826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belle2" table:style-name="ta1"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7" table:number-columns-repeated="1018" table:default-cell-style-name="ce20"/>
        <table:table-row table:style-name="ro2">
          <table:table-cell table:style-name="ce18" office:value-type="string" calcext:value-type="string">
            <text:p> IBM Key No.</text:p>
          </table:table-cell>
          <table:table-cell table:style-name="ce21" office:value-type="string" calcext:value-type="string">
            <text:p>Set 1 Make/Break</text:p>
          </table:table-cell>
          <table:table-cell table:style-name="ce21" office:value-type="string" calcext:value-type="string">
            <text:p>Set 2 Make/Break</text:p>
          </table:table-cell>
          <table:table-cell table:style-name="ce21" office:value-type="string" calcext:value-type="string">
            <text:p>Set 3 Make/Break</text:p>
          </table:table-cell>
          <table:table-cell table:style-name="ce21" office:value-type="string" calcext:value-type="string">
            <text:p>Base Case</text:p>
          </table:table-cell>
          <table:table-cell table:style-name="ce18" office:value-type="string" calcext:value-type="string">
            <text:p> Upper Case</text:p>
          </table:table-cell>
          <table:table-cell table:number-columns-repeated="1018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 29/A9</text:p>
          </table:table-cell>
          <table:table-cell table:number-columns-repeated="2" table:style-name="ce19" office:value-type="string" calcext:value-type="string">
            <text:p> 0E/F0 0E</text:p>
          </table:table-cell>
          <table:table-cell table:style-name="ce19" office:value-type="string" calcext:value-type="string">
            <text:p> `</text:p>
          </table:table-cell>
          <table:table-cell table:style-name="ce19" office:value-type="string" calcext:value-type="string">
            <text:p> ~</text:p>
          </table:table-cell>
          <table:table-cell table:number-columns-repeated="1018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 02/82</text:p>
          </table:table-cell>
          <table:table-cell table:number-columns-repeated="2" table:style-name="ce19" office:value-type="string" calcext:value-type="string">
            <text:p> 16/F0 1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 !</text:p>
          </table:table-cell>
          <table:table-cell table:number-columns-repeated="1018"/>
        </table:table-row>
        <table:table-row table:style-name="ro2"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 03/83</text:p>
          </table:table-cell>
          <table:table-cell table:number-columns-repeated="2" table:style-name="ce19" office:value-type="string" calcext:value-type="string">
            <text:p> 1E/F0 1E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 @</text:p>
          </table:table-cell>
          <table:table-cell table:number-columns-repeated="1018"/>
        </table:table-row>
        <table:table-row table:style-name="ro2"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 04/84</text:p>
          </table:table-cell>
          <table:table-cell table:number-columns-repeated="2" table:style-name="ce19" office:value-type="string" calcext:value-type="string">
            <text:p> 26/F0 2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 #</text:p>
          </table:table-cell>
          <table:table-cell table:number-columns-repeated="1018"/>
        </table:table-row>
        <table:table-row table:style-name="ro2"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 05/85</text:p>
          </table:table-cell>
          <table:table-cell table:number-columns-repeated="2" table:style-name="ce19" office:value-type="string" calcext:value-type="string">
            <text:p> 25/F0 2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 $</text:p>
          </table:table-cell>
          <table:table-cell table:number-columns-repeated="1018"/>
        </table:table-row>
        <table:table-row table:style-name="ro2"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 06/86</text:p>
          </table:table-cell>
          <table:table-cell table:number-columns-repeated="2" table:style-name="ce19" office:value-type="string" calcext:value-type="string">
            <text:p> 2E/F0 2E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 %</text:p>
          </table:table-cell>
          <table:table-cell table:number-columns-repeated="1018"/>
        </table:table-row>
        <table:table-row table:style-name="ro2"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 07/87</text:p>
          </table:table-cell>
          <table:table-cell table:number-columns-repeated="2" table:style-name="ce19" office:value-type="string" calcext:value-type="string">
            <text:p> 36/F0 3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 ^</text:p>
          </table:table-cell>
          <table:table-cell table:number-columns-repeated="1018"/>
        </table:table-row>
        <table:table-row table:style-name="ro2"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 08/88</text:p>
          </table:table-cell>
          <table:table-cell table:number-columns-repeated="2" table:style-name="ce19" office:value-type="string" calcext:value-type="string">
            <text:p> 3D/F0 3D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 &amp;</text:p>
          </table:table-cell>
          <table:table-cell table:number-columns-repeated="1018"/>
        </table:table-row>
        <table:table-row table:style-name="ro2"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 09/89</text:p>
          </table:table-cell>
          <table:table-cell table:number-columns-repeated="2" table:style-name="ce19" office:value-type="string" calcext:value-type="string">
            <text:p> 3E/F0 3E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 *</text:p>
          </table:table-cell>
          <table:table-cell table:number-columns-repeated="1018"/>
        </table:table-row>
        <table:table-row table:style-name="ro2"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 0A/8A</text:p>
          </table:table-cell>
          <table:table-cell table:number-columns-repeated="2" table:style-name="ce19" office:value-type="string" calcext:value-type="string">
            <text:p> 46/F0 46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 (</text:p>
          </table:table-cell>
          <table:table-cell table:number-columns-repeated="1018"/>
        </table:table-row>
        <table:table-row table:style-name="ro2"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 0B/8B</text:p>
          </table:table-cell>
          <table:table-cell table:number-columns-repeated="2" table:style-name="ce19" office:value-type="string" calcext:value-type="string">
            <text:p> 45/F0 4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 )</text:p>
          </table:table-cell>
          <table:table-cell table:number-columns-repeated="1018"/>
        </table:table-row>
        <table:table-row table:style-name="ro2"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 0C/8C</text:p>
          </table:table-cell>
          <table:table-cell table:number-columns-repeated="2" table:style-name="ce19" office:value-type="string" calcext:value-type="string">
            <text:p> 4E/F0 4E</text:p>
          </table:table-cell>
          <table:table-cell table:style-name="ce19" office:value-type="string" calcext:value-type="string">
            <text:p> -</text:p>
          </table:table-cell>
          <table:table-cell table:style-name="ce19" office:value-type="string" calcext:value-type="string">
            <text:p> _</text:p>
          </table:table-cell>
          <table:table-cell table:number-columns-repeated="1018"/>
        </table:table-row>
        <table:table-row table:style-name="ro2"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 0D/8D</text:p>
          </table:table-cell>
          <table:table-cell table:number-columns-repeated="2" table:style-name="ce19" office:value-type="string" calcext:value-type="string">
            <text:p> 55/F0 55</text:p>
          </table:table-cell>
          <table:table-cell table:style-name="ce19" office:value-type="string" calcext:value-type="string">
            <text:p> =</text:p>
          </table:table-cell>
          <table:table-cell table:style-name="ce19" office:value-type="string" calcext:value-type="string">
            <text:p> +</text:p>
          </table:table-cell>
          <table:table-cell table:number-columns-repeated="1018"/>
        </table:table-row>
        <table:table-row table:style-name="ro2"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 0E/8E</text:p>
          </table:table-cell>
          <table:table-cell table:number-columns-repeated="2" table:style-name="ce19" office:value-type="string" calcext:value-type="string">
            <text:p> 66/F0 66</text:p>
          </table:table-cell>
          <table:table-cell table:style-name="ce19" office:value-type="string" calcext:value-type="string">
            <text:p> Backspace</text:p>
          </table:table-cell>
          <table:table-cell table:style-name="ce22"/>
          <table:table-cell table:number-columns-repeated="1018"/>
        </table:table-row>
        <table:table-row table:style-name="ro2">
          <table:table-cell table:style-name="ce19" office:value-type="float" office:value="16" calcext:value-type="float">
            <text:p>16</text:p>
          </table:table-cell>
          <table:table-cell table:style-name="ce19" office:value-type="string" calcext:value-type="string">
            <text:p> 0F/8F</text:p>
          </table:table-cell>
          <table:table-cell table:number-columns-repeated="2" table:style-name="ce19" office:value-type="string" calcext:value-type="string">
            <text:p> 0D/F0 0D</text:p>
          </table:table-cell>
          <table:table-cell table:style-name="ce19" office:value-type="string" calcext:value-type="string">
            <text:p> Tab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 10/90</text:p>
          </table:table-cell>
          <table:table-cell table:number-columns-repeated="2" table:style-name="ce19" office:value-type="string" calcext:value-type="string">
            <text:p> 15/F0 15</text:p>
          </table:table-cell>
          <table:table-cell table:style-name="ce19" office:value-type="string" calcext:value-type="string">
            <text:p> q</text:p>
          </table:table-cell>
          <table:table-cell table:style-name="ce19" office:value-type="string" calcext:value-type="string">
            <text:p> Q</text:p>
          </table:table-cell>
          <table:table-cell table:number-columns-repeated="1018"/>
        </table:table-row>
        <table:table-row table:style-name="ro2"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 11/91</text:p>
          </table:table-cell>
          <table:table-cell table:number-columns-repeated="2" table:style-name="ce19" office:value-type="string" calcext:value-type="string">
            <text:p> 1D/F0 1D</text:p>
          </table:table-cell>
          <table:table-cell table:style-name="ce19" office:value-type="string" calcext:value-type="string">
            <text:p> w</text:p>
          </table:table-cell>
          <table:table-cell table:style-name="ce19" office:value-type="string" calcext:value-type="string">
            <text:p> W</text:p>
          </table:table-cell>
          <table:table-cell table:number-columns-repeated="1018"/>
        </table:table-row>
        <table:table-row table:style-name="ro2">
          <table:table-cell table:style-name="ce19" office:value-type="float" office:value="19" calcext:value-type="float">
            <text:p>19</text:p>
          </table:table-cell>
          <table:table-cell table:style-name="ce19" office:value-type="string" calcext:value-type="string">
            <text:p> 12/92</text:p>
          </table:table-cell>
          <table:table-cell table:number-columns-repeated="2" table:style-name="ce19" office:value-type="string" calcext:value-type="string">
            <text:p> 24/F0 24</text:p>
          </table:table-cell>
          <table:table-cell table:style-name="ce19" office:value-type="string" calcext:value-type="string">
            <text:p> e</text:p>
          </table:table-cell>
          <table:table-cell table:style-name="ce19" office:value-type="string" calcext:value-type="string">
            <text:p> E</text:p>
          </table:table-cell>
          <table:table-cell table:number-columns-repeated="1018"/>
        </table:table-row>
        <table:table-row table:style-name="ro2"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 13/93</text:p>
          </table:table-cell>
          <table:table-cell table:number-columns-repeated="2" table:style-name="ce19" office:value-type="string" calcext:value-type="string">
            <text:p> 2D/F0 2D</text:p>
          </table:table-cell>
          <table:table-cell table:style-name="ce19" office:value-type="string" calcext:value-type="string">
            <text:p> r</text:p>
          </table:table-cell>
          <table:table-cell table:style-name="ce19" office:value-type="string" calcext:value-type="string">
            <text:p> R</text:p>
          </table:table-cell>
          <table:table-cell table:number-columns-repeated="1018"/>
        </table:table-row>
        <table:table-row table:style-name="ro2">
          <table:table-cell table:style-name="ce19" office:value-type="float" office:value="21" calcext:value-type="float">
            <text:p>21</text:p>
          </table:table-cell>
          <table:table-cell table:style-name="ce19" office:value-type="string" calcext:value-type="string">
            <text:p> 14/94</text:p>
          </table:table-cell>
          <table:table-cell table:number-columns-repeated="2" table:style-name="ce19" office:value-type="string" calcext:value-type="string">
            <text:p> 2C/F0 2C</text:p>
          </table:table-cell>
          <table:table-cell table:style-name="ce19" office:value-type="string" calcext:value-type="string">
            <text:p> t</text:p>
          </table:table-cell>
          <table:table-cell table:style-name="ce19" office:value-type="string" calcext:value-type="string">
            <text:p> T</text:p>
          </table:table-cell>
          <table:table-cell table:number-columns-repeated="1018"/>
        </table:table-row>
        <table:table-row table:style-name="ro2">
          <table:table-cell table:style-name="ce19" office:value-type="float" office:value="22" calcext:value-type="float">
            <text:p>22</text:p>
          </table:table-cell>
          <table:table-cell table:style-name="ce19" office:value-type="string" calcext:value-type="string">
            <text:p> 15/95</text:p>
          </table:table-cell>
          <table:table-cell table:number-columns-repeated="2" table:style-name="ce19" office:value-type="string" calcext:value-type="string">
            <text:p> 35/F0 35</text:p>
          </table:table-cell>
          <table:table-cell table:style-name="ce19" office:value-type="string" calcext:value-type="string">
            <text:p> y</text:p>
          </table:table-cell>
          <table:table-cell table:style-name="ce19" office:value-type="string" calcext:value-type="string">
            <text:p> Y</text:p>
          </table:table-cell>
          <table:table-cell table:number-columns-repeated="1018"/>
        </table:table-row>
        <table:table-row table:style-name="ro2">
          <table:table-cell table:style-name="ce19" office:value-type="float" office:value="23" calcext:value-type="float">
            <text:p>23</text:p>
          </table:table-cell>
          <table:table-cell table:style-name="ce19" office:value-type="string" calcext:value-type="string">
            <text:p> 16/96</text:p>
          </table:table-cell>
          <table:table-cell table:number-columns-repeated="2" table:style-name="ce19" office:value-type="string" calcext:value-type="string">
            <text:p> 3C/F0 3C</text:p>
          </table:table-cell>
          <table:table-cell table:style-name="ce19" office:value-type="string" calcext:value-type="string">
            <text:p> u</text:p>
          </table:table-cell>
          <table:table-cell table:style-name="ce19" office:value-type="string" calcext:value-type="string">
            <text:p> U</text:p>
          </table:table-cell>
          <table:table-cell table:number-columns-repeated="1018"/>
        </table:table-row>
        <table:table-row table:style-name="ro2">
          <table:table-cell table:style-name="ce19" office:value-type="float" office:value="24" calcext:value-type="float">
            <text:p>24</text:p>
          </table:table-cell>
          <table:table-cell table:style-name="ce19" office:value-type="string" calcext:value-type="string">
            <text:p> 17/97</text:p>
          </table:table-cell>
          <table:table-cell table:number-columns-repeated="2" table:style-name="ce19" office:value-type="string" calcext:value-type="string">
            <text:p> 43/F0 43</text:p>
          </table:table-cell>
          <table:table-cell table:style-name="ce19" office:value-type="string" calcext:value-type="string">
            <text:p> i</text:p>
          </table:table-cell>
          <table:table-cell table:style-name="ce19" office:value-type="string" calcext:value-type="string">
            <text:p> I</text:p>
          </table:table-cell>
          <table:table-cell table:number-columns-repeated="1018"/>
        </table:table-row>
        <table:table-row table:style-name="ro2">
          <table:table-cell table:style-name="ce19" office:value-type="float" office:value="25" calcext:value-type="float">
            <text:p>25</text:p>
          </table:table-cell>
          <table:table-cell table:style-name="ce19" office:value-type="string" calcext:value-type="string">
            <text:p> 18/98</text:p>
          </table:table-cell>
          <table:table-cell table:number-columns-repeated="2" table:style-name="ce19" office:value-type="string" calcext:value-type="string">
            <text:p> 44/F0 44</text:p>
          </table:table-cell>
          <table:table-cell table:style-name="ce19" office:value-type="string" calcext:value-type="string">
            <text:p> o</text:p>
          </table:table-cell>
          <table:table-cell table:style-name="ce19" office:value-type="string" calcext:value-type="string">
            <text:p> O</text:p>
          </table:table-cell>
          <table:table-cell table:number-columns-repeated="1018"/>
        </table:table-row>
        <table:table-row table:style-name="ro2">
          <table:table-cell table:style-name="ce19" office:value-type="float" office:value="26" calcext:value-type="float">
            <text:p>26</text:p>
          </table:table-cell>
          <table:table-cell table:style-name="ce19" office:value-type="string" calcext:value-type="string">
            <text:p> 19/99</text:p>
          </table:table-cell>
          <table:table-cell table:number-columns-repeated="2" table:style-name="ce19" office:value-type="string" calcext:value-type="string">
            <text:p> 4D/F0 4D</text:p>
          </table:table-cell>
          <table:table-cell table:style-name="ce19" office:value-type="string" calcext:value-type="string">
            <text:p> p</text:p>
          </table:table-cell>
          <table:table-cell table:style-name="ce19" office:value-type="string" calcext:value-type="string">
            <text:p> P</text:p>
          </table:table-cell>
          <table:table-cell table:number-columns-repeated="1018"/>
        </table:table-row>
        <table:table-row table:style-name="ro2">
          <table:table-cell table:style-name="ce19" office:value-type="float" office:value="27" calcext:value-type="float">
            <text:p>27</text:p>
          </table:table-cell>
          <table:table-cell table:style-name="ce19" office:value-type="string" calcext:value-type="string">
            <text:p> 1A/9A</text:p>
          </table:table-cell>
          <table:table-cell table:number-columns-repeated="2" table:style-name="ce19" office:value-type="string" calcext:value-type="string">
            <text:p> 54/F0 54</text:p>
          </table:table-cell>
          <table:table-cell table:style-name="ce19" office:value-type="string" calcext:value-type="string">
            <text:p> [</text:p>
          </table:table-cell>
          <table:table-cell table:style-name="ce19" office:value-type="string" calcext:value-type="string">
            <text:p> {</text:p>
          </table:table-cell>
          <table:table-cell table:number-columns-repeated="1018"/>
        </table:table-row>
        <table:table-row table:style-name="ro2">
          <table:table-cell table:style-name="ce19" office:value-type="float" office:value="28" calcext:value-type="float">
            <text:p>28</text:p>
          </table:table-cell>
          <table:table-cell table:style-name="ce19" office:value-type="string" calcext:value-type="string">
            <text:p> 1B/9B</text:p>
          </table:table-cell>
          <table:table-cell table:number-columns-repeated="2" table:style-name="ce19" office:value-type="string" calcext:value-type="string">
            <text:p> 5B/F0 5B</text:p>
          </table:table-cell>
          <table:table-cell table:style-name="ce19" office:value-type="string" calcext:value-type="string">
            <text:p> ]</text:p>
          </table:table-cell>
          <table:table-cell table:style-name="ce19" office:value-type="string" calcext:value-type="string">
            <text:p> }</text:p>
          </table:table-cell>
          <table:table-cell table:number-columns-repeated="1018"/>
        </table:table-row>
        <table:table-row table:style-name="ro2">
          <table:table-cell table:style-name="ce19" office:value-type="float" office:value="30" calcext:value-type="float">
            <text:p>30</text:p>
          </table:table-cell>
          <table:table-cell table:style-name="ce19" office:value-type="string" calcext:value-type="string">
            <text:p> 3A/BA</text:p>
          </table:table-cell>
          <table:table-cell table:number-columns-repeated="2" table:style-name="ce19" office:value-type="string" calcext:value-type="string">
            <text:p> 58/F0 58</text:p>
          </table:table-cell>
          <table:table-cell table:style-name="ce19" office:value-type="string" calcext:value-type="string">
            <text:p> Caps Lock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31" calcext:value-type="float">
            <text:p>31</text:p>
          </table:table-cell>
          <table:table-cell table:style-name="ce19" office:value-type="string" calcext:value-type="string">
            <text:p> 1E/9E</text:p>
          </table:table-cell>
          <table:table-cell table:number-columns-repeated="2" table:style-name="ce19" office:value-type="string" calcext:value-type="string">
            <text:p> 1C/F0 1C</text:p>
          </table:table-cell>
          <table:table-cell table:style-name="ce19" office:value-type="string" calcext:value-type="string">
            <text:p> a</text:p>
          </table:table-cell>
          <table:table-cell table:style-name="ce19" office:value-type="string" calcext:value-type="string">
            <text:p> A</text:p>
          </table:table-cell>
          <table:table-cell table:number-columns-repeated="1018"/>
        </table:table-row>
        <table:table-row table:style-name="ro2">
          <table:table-cell table:style-name="ce19" office:value-type="float" office:value="32" calcext:value-type="float">
            <text:p>32</text:p>
          </table:table-cell>
          <table:table-cell table:style-name="ce19" office:value-type="string" calcext:value-type="string">
            <text:p> 1F/9F</text:p>
          </table:table-cell>
          <table:table-cell table:number-columns-repeated="2" table:style-name="ce19" office:value-type="string" calcext:value-type="string">
            <text:p> 1B/F0 1B</text:p>
          </table:table-cell>
          <table:table-cell table:style-name="ce19" office:value-type="string" calcext:value-type="string">
            <text:p> s</text:p>
          </table:table-cell>
          <table:table-cell table:style-name="ce19" office:value-type="string" calcext:value-type="string">
            <text:p> S</text:p>
          </table:table-cell>
          <table:table-cell table:number-columns-repeated="1018"/>
        </table:table-row>
        <table:table-row table:style-name="ro2">
          <table:table-cell table:style-name="ce19" office:value-type="float" office:value="33" calcext:value-type="float">
            <text:p>33</text:p>
          </table:table-cell>
          <table:table-cell table:style-name="ce19" office:value-type="string" calcext:value-type="string">
            <text:p> 20/A0</text:p>
          </table:table-cell>
          <table:table-cell table:number-columns-repeated="2" table:style-name="ce19" office:value-type="string" calcext:value-type="string">
            <text:p> 23/F0 23</text:p>
          </table:table-cell>
          <table:table-cell table:style-name="ce19" office:value-type="string" calcext:value-type="string">
            <text:p> d</text:p>
          </table:table-cell>
          <table:table-cell table:style-name="ce19" office:value-type="string" calcext:value-type="string">
            <text:p> D</text:p>
          </table:table-cell>
          <table:table-cell table:number-columns-repeated="1018"/>
        </table:table-row>
        <table:table-row table:style-name="ro2">
          <table:table-cell table:style-name="ce19" office:value-type="float" office:value="34" calcext:value-type="float">
            <text:p>34</text:p>
          </table:table-cell>
          <table:table-cell table:style-name="ce19" office:value-type="string" calcext:value-type="string">
            <text:p> 21/A1</text:p>
          </table:table-cell>
          <table:table-cell table:number-columns-repeated="2" table:style-name="ce19" office:value-type="string" calcext:value-type="string">
            <text:p> 2B/F0 2B</text:p>
          </table:table-cell>
          <table:table-cell table:style-name="ce19" office:value-type="string" calcext:value-type="string">
            <text:p> f</text:p>
          </table:table-cell>
          <table:table-cell table:style-name="ce19" office:value-type="string" calcext:value-type="string">
            <text:p> F</text:p>
          </table:table-cell>
          <table:table-cell table:number-columns-repeated="1018"/>
        </table:table-row>
        <table:table-row table:style-name="ro2">
          <table:table-cell table:style-name="ce19" office:value-type="float" office:value="35" calcext:value-type="float">
            <text:p>35</text:p>
          </table:table-cell>
          <table:table-cell table:style-name="ce19" office:value-type="string" calcext:value-type="string">
            <text:p> 22/A2</text:p>
          </table:table-cell>
          <table:table-cell table:number-columns-repeated="2" table:style-name="ce19" office:value-type="string" calcext:value-type="string">
            <text:p> 34/F0 34</text:p>
          </table:table-cell>
          <table:table-cell table:style-name="ce19" office:value-type="string" calcext:value-type="string">
            <text:p> g</text:p>
          </table:table-cell>
          <table:table-cell table:style-name="ce19" office:value-type="string" calcext:value-type="string">
            <text:p> G</text:p>
          </table:table-cell>
          <table:table-cell table:number-columns-repeated="1018"/>
        </table:table-row>
        <table:table-row table:style-name="ro2">
          <table:table-cell table:style-name="ce19" office:value-type="float" office:value="36" calcext:value-type="float">
            <text:p>36</text:p>
          </table:table-cell>
          <table:table-cell table:style-name="ce19" office:value-type="string" calcext:value-type="string">
            <text:p> 23/A3</text:p>
          </table:table-cell>
          <table:table-cell table:number-columns-repeated="2" table:style-name="ce19" office:value-type="string" calcext:value-type="string">
            <text:p> 33/F0 33</text:p>
          </table:table-cell>
          <table:table-cell table:style-name="ce19" office:value-type="string" calcext:value-type="string">
            <text:p> h</text:p>
          </table:table-cell>
          <table:table-cell table:style-name="ce19" office:value-type="string" calcext:value-type="string">
            <text:p> H</text:p>
          </table:table-cell>
          <table:table-cell table:number-columns-repeated="1018"/>
        </table:table-row>
        <table:table-row table:style-name="ro2">
          <table:table-cell table:style-name="ce19" office:value-type="float" office:value="37" calcext:value-type="float">
            <text:p>37</text:p>
          </table:table-cell>
          <table:table-cell table:style-name="ce19" office:value-type="string" calcext:value-type="string">
            <text:p> 24/A4</text:p>
          </table:table-cell>
          <table:table-cell table:number-columns-repeated="2" table:style-name="ce19" office:value-type="string" calcext:value-type="string">
            <text:p> 3B/F0 3B</text:p>
          </table:table-cell>
          <table:table-cell table:style-name="ce19" office:value-type="string" calcext:value-type="string">
            <text:p> j</text:p>
          </table:table-cell>
          <table:table-cell table:style-name="ce19" office:value-type="string" calcext:value-type="string">
            <text:p> J</text:p>
          </table:table-cell>
          <table:table-cell table:number-columns-repeated="1018"/>
        </table:table-row>
        <table:table-row table:style-name="ro2">
          <table:table-cell table:style-name="ce19" office:value-type="float" office:value="38" calcext:value-type="float">
            <text:p>38</text:p>
          </table:table-cell>
          <table:table-cell table:style-name="ce19" office:value-type="string" calcext:value-type="string">
            <text:p> 25/A5</text:p>
          </table:table-cell>
          <table:table-cell table:number-columns-repeated="2" table:style-name="ce19" office:value-type="string" calcext:value-type="string">
            <text:p> 42/F0 42</text:p>
          </table:table-cell>
          <table:table-cell table:style-name="ce19" office:value-type="string" calcext:value-type="string">
            <text:p> k</text:p>
          </table:table-cell>
          <table:table-cell table:style-name="ce19" office:value-type="string" calcext:value-type="string">
            <text:p> K</text:p>
          </table:table-cell>
          <table:table-cell table:number-columns-repeated="1018"/>
        </table:table-row>
        <table:table-row table:style-name="ro2">
          <table:table-cell table:style-name="ce19" office:value-type="float" office:value="39" calcext:value-type="float">
            <text:p>39</text:p>
          </table:table-cell>
          <table:table-cell table:style-name="ce19" office:value-type="string" calcext:value-type="string">
            <text:p> 26/A6</text:p>
          </table:table-cell>
          <table:table-cell table:number-columns-repeated="2" table:style-name="ce19" office:value-type="string" calcext:value-type="string">
            <text:p> 4B/F0 4B</text:p>
          </table:table-cell>
          <table:table-cell table:style-name="ce19" office:value-type="string" calcext:value-type="string">
            <text:p> l</text:p>
          </table:table-cell>
          <table:table-cell table:style-name="ce19" office:value-type="string" calcext:value-type="string">
            <text:p> L</text:p>
          </table:table-cell>
          <table:table-cell table:number-columns-repeated="1018"/>
        </table:table-row>
        <table:table-row table:style-name="ro2">
          <table:table-cell table:style-name="ce19" office:value-type="float" office:value="40" calcext:value-type="float">
            <text:p>40</text:p>
          </table:table-cell>
          <table:table-cell table:style-name="ce19" office:value-type="string" calcext:value-type="string">
            <text:p> 27/A7</text:p>
          </table:table-cell>
          <table:table-cell table:number-columns-repeated="2" table:style-name="ce19" office:value-type="string" calcext:value-type="string">
            <text:p> 4C/F0 4C</text:p>
          </table:table-cell>
          <table:table-cell table:style-name="ce19" office:value-type="string" calcext:value-type="string">
            <text:p> ;</text:p>
          </table:table-cell>
          <table:table-cell table:style-name="ce19" office:value-type="string" calcext:value-type="string">
            <text:p> :</text:p>
          </table:table-cell>
          <table:table-cell table:number-columns-repeated="1018"/>
        </table:table-row>
        <table:table-row table:style-name="ro2">
          <table:table-cell table:style-name="ce19" office:value-type="float" office:value="41" calcext:value-type="float">
            <text:p>41</text:p>
          </table:table-cell>
          <table:table-cell table:style-name="ce19" office:value-type="string" calcext:value-type="string">
            <text:p> 28/A8</text:p>
          </table:table-cell>
          <table:table-cell table:number-columns-repeated="2" table:style-name="ce19" office:value-type="string" calcext:value-type="string">
            <text:p> 52/F0 52</text:p>
          </table:table-cell>
          <table:table-cell table:style-name="ce19" office:value-type="string" calcext:value-type="string">
            <text:p> '</text:p>
          </table:table-cell>
          <table:table-cell table:style-name="ce19" office:value-type="string" calcext:value-type="string">
            <text:p> "</text:p>
          </table:table-cell>
          <table:table-cell table:number-columns-repeated="1018"/>
        </table:table-row>
        <table:table-row table:style-name="ro2">
          <table:table-cell table:style-name="ce19" office:value-type="float" office:value="43" calcext:value-type="float">
            <text:p>43</text:p>
          </table:table-cell>
          <table:table-cell table:style-name="ce19" office:value-type="string" calcext:value-type="string">
            <text:p> 1C/9C</text:p>
          </table:table-cell>
          <table:table-cell table:number-columns-repeated="2" table:style-name="ce19" office:value-type="string" calcext:value-type="string">
            <text:p> 5A/F0 5A</text:p>
          </table:table-cell>
          <table:table-cell table:number-columns-repeated="2" table:style-name="ce19" office:value-type="string" calcext:value-type="string">
            <text:p> Enter</text:p>
          </table:table-cell>
          <table:table-cell table:number-columns-repeated="1018"/>
        </table:table-row>
        <table:table-row table:style-name="ro2">
          <table:table-cell table:style-name="ce19" office:value-type="float" office:value="44" calcext:value-type="float">
            <text:p>44</text:p>
          </table:table-cell>
          <table:table-cell table:style-name="ce19" office:value-type="string" calcext:value-type="string">
            <text:p> 2A/AA</text:p>
          </table:table-cell>
          <table:table-cell table:number-columns-repeated="2" table:style-name="ce19" office:value-type="string" calcext:value-type="string">
            <text:p> 12/F0 12</text:p>
          </table:table-cell>
          <table:table-cell table:style-name="ce19" office:value-type="string" calcext:value-type="string">
            <text:p> Left Shift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46" calcext:value-type="float">
            <text:p>46</text:p>
          </table:table-cell>
          <table:table-cell table:style-name="ce19" office:value-type="string" calcext:value-type="string">
            <text:p> 2C/AC</text:p>
          </table:table-cell>
          <table:table-cell table:number-columns-repeated="2" table:style-name="ce19" office:value-type="string" calcext:value-type="string">
            <text:p> 1A/F0 1A</text:p>
          </table:table-cell>
          <table:table-cell table:style-name="ce19" office:value-type="string" calcext:value-type="string">
            <text:p> z</text:p>
          </table:table-cell>
          <table:table-cell table:style-name="ce19" office:value-type="string" calcext:value-type="string">
            <text:p> Z</text:p>
          </table:table-cell>
          <table:table-cell table:number-columns-repeated="1018"/>
        </table:table-row>
        <table:table-row table:style-name="ro2">
          <table:table-cell table:style-name="ce19" office:value-type="float" office:value="47" calcext:value-type="float">
            <text:p>47</text:p>
          </table:table-cell>
          <table:table-cell table:style-name="ce19" office:value-type="string" calcext:value-type="string">
            <text:p> 2D/AD</text:p>
          </table:table-cell>
          <table:table-cell table:number-columns-repeated="2" table:style-name="ce19" office:value-type="string" calcext:value-type="string">
            <text:p> 22/F0 22</text:p>
          </table:table-cell>
          <table:table-cell table:style-name="ce19" office:value-type="string" calcext:value-type="string">
            <text:p> x</text:p>
          </table:table-cell>
          <table:table-cell table:style-name="ce19" office:value-type="string" calcext:value-type="string">
            <text:p> X</text:p>
          </table:table-cell>
          <table:table-cell table:number-columns-repeated="1018"/>
        </table:table-row>
        <table:table-row table:style-name="ro2">
          <table:table-cell table:style-name="ce19" office:value-type="float" office:value="48" calcext:value-type="float">
            <text:p>48</text:p>
          </table:table-cell>
          <table:table-cell table:style-name="ce19" office:value-type="string" calcext:value-type="string">
            <text:p> 2E/AE</text:p>
          </table:table-cell>
          <table:table-cell table:number-columns-repeated="2" table:style-name="ce19" office:value-type="string" calcext:value-type="string">
            <text:p> 21/F0 21</text:p>
          </table:table-cell>
          <table:table-cell table:style-name="ce19" office:value-type="string" calcext:value-type="string">
            <text:p> c</text:p>
          </table:table-cell>
          <table:table-cell table:style-name="ce19" office:value-type="string" calcext:value-type="string">
            <text:p> C</text:p>
          </table:table-cell>
          <table:table-cell table:number-columns-repeated="1018"/>
        </table:table-row>
        <table:table-row table:style-name="ro2">
          <table:table-cell table:style-name="ce19" office:value-type="float" office:value="49" calcext:value-type="float">
            <text:p>49</text:p>
          </table:table-cell>
          <table:table-cell table:style-name="ce19" office:value-type="string" calcext:value-type="string">
            <text:p> 2F/AF</text:p>
          </table:table-cell>
          <table:table-cell table:number-columns-repeated="2" table:style-name="ce19" office:value-type="string" calcext:value-type="string">
            <text:p> 2A/F0 2A</text:p>
          </table:table-cell>
          <table:table-cell table:style-name="ce19" office:value-type="string" calcext:value-type="string">
            <text:p> v</text:p>
          </table:table-cell>
          <table:table-cell table:style-name="ce19" office:value-type="string" calcext:value-type="string">
            <text:p> V</text:p>
          </table:table-cell>
          <table:table-cell table:number-columns-repeated="1018"/>
        </table:table-row>
        <table:table-row table:style-name="ro2"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 30/B0</text:p>
          </table:table-cell>
          <table:table-cell table:number-columns-repeated="2" table:style-name="ce19" office:value-type="string" calcext:value-type="string">
            <text:p> 32/F0 32</text:p>
          </table:table-cell>
          <table:table-cell table:style-name="ce19" office:value-type="string" calcext:value-type="string">
            <text:p> b</text:p>
          </table:table-cell>
          <table:table-cell table:style-name="ce19" office:value-type="string" calcext:value-type="string">
            <text:p> B</text:p>
          </table:table-cell>
          <table:table-cell table:number-columns-repeated="1018"/>
        </table:table-row>
        <table:table-row table:style-name="ro2">
          <table:table-cell table:style-name="ce19" office:value-type="float" office:value="51" calcext:value-type="float">
            <text:p>51</text:p>
          </table:table-cell>
          <table:table-cell table:style-name="ce19" office:value-type="string" calcext:value-type="string">
            <text:p> 31/B1</text:p>
          </table:table-cell>
          <table:table-cell table:number-columns-repeated="2" table:style-name="ce19" office:value-type="string" calcext:value-type="string">
            <text:p> 31/F0 31</text:p>
          </table:table-cell>
          <table:table-cell table:style-name="ce19" office:value-type="string" calcext:value-type="string">
            <text:p> n</text:p>
          </table:table-cell>
          <table:table-cell table:style-name="ce19" office:value-type="string" calcext:value-type="string">
            <text:p> N</text:p>
          </table:table-cell>
          <table:table-cell table:number-columns-repeated="1018"/>
        </table:table-row>
        <table:table-row table:style-name="ro2">
          <table:table-cell table:style-name="ce19" office:value-type="float" office:value="52" calcext:value-type="float">
            <text:p>52</text:p>
          </table:table-cell>
          <table:table-cell table:style-name="ce19" office:value-type="string" calcext:value-type="string">
            <text:p> 32/B2</text:p>
          </table:table-cell>
          <table:table-cell table:number-columns-repeated="2" table:style-name="ce19" office:value-type="string" calcext:value-type="string">
            <text:p> 3A/F0 3A</text:p>
          </table:table-cell>
          <table:table-cell table:style-name="ce19" office:value-type="string" calcext:value-type="string">
            <text:p> m</text:p>
          </table:table-cell>
          <table:table-cell table:style-name="ce19" office:value-type="string" calcext:value-type="string">
            <text:p> M</text:p>
          </table:table-cell>
          <table:table-cell table:number-columns-repeated="1018"/>
        </table:table-row>
        <table:table-row table:style-name="ro2">
          <table:table-cell table:style-name="ce19" office:value-type="float" office:value="53" calcext:value-type="float">
            <text:p>53</text:p>
          </table:table-cell>
          <table:table-cell table:style-name="ce19" office:value-type="string" calcext:value-type="string">
            <text:p> 33/B3</text:p>
          </table:table-cell>
          <table:table-cell table:number-columns-repeated="2" table:style-name="ce19" office:value-type="string" calcext:value-type="string">
            <text:p> 41/F0 41</text:p>
          </table:table-cell>
          <table:table-cell table:style-name="ce19" office:value-type="string" calcext:value-type="string">
            <text:p> ,</text:p>
          </table:table-cell>
          <table:table-cell table:style-name="ce19" office:value-type="string" calcext:value-type="string">
            <text:p> &lt;</text:p>
          </table:table-cell>
          <table:table-cell table:number-columns-repeated="1018"/>
        </table:table-row>
        <table:table-row table:style-name="ro2">
          <table:table-cell table:style-name="ce19" office:value-type="float" office:value="54" calcext:value-type="float">
            <text:p>54</text:p>
          </table:table-cell>
          <table:table-cell table:style-name="ce19" office:value-type="string" calcext:value-type="string">
            <text:p> 34/B4</text:p>
          </table:table-cell>
          <table:table-cell table:number-columns-repeated="2" table:style-name="ce19" office:value-type="string" calcext:value-type="string">
            <text:p> 49/F0 49</text:p>
          </table:table-cell>
          <table:table-cell table:style-name="ce19" office:value-type="string" calcext:value-type="string">
            <text:p> .</text:p>
          </table:table-cell>
          <table:table-cell table:style-name="ce19" office:value-type="string" calcext:value-type="string">
            <text:p> &gt;</text:p>
          </table:table-cell>
          <table:table-cell table:number-columns-repeated="1018"/>
        </table:table-row>
        <table:table-row table:style-name="ro2"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 35/B5</text:p>
          </table:table-cell>
          <table:table-cell table:number-columns-repeated="2" table:style-name="ce19" office:value-type="string" calcext:value-type="string">
            <text:p> 4A/F0 4A</text:p>
          </table:table-cell>
          <table:table-cell table:style-name="ce19" office:value-type="string" calcext:value-type="string">
            <text:p> /</text:p>
          </table:table-cell>
          <table:table-cell table:style-name="ce19" office:value-type="string" calcext:value-type="string">
            <text:p> ?</text:p>
          </table:table-cell>
          <table:table-cell table:number-columns-repeated="1018"/>
        </table:table-row>
        <table:table-row table:style-name="ro2">
          <table:table-cell table:style-name="ce19" office:value-type="float" office:value="57" calcext:value-type="float">
            <text:p>57</text:p>
          </table:table-cell>
          <table:table-cell table:style-name="ce19" office:value-type="string" calcext:value-type="string">
            <text:p> 36/B6</text:p>
          </table:table-cell>
          <table:table-cell table:number-columns-repeated="2" table:style-name="ce19" office:value-type="string" calcext:value-type="string">
            <text:p> 59/F0 59</text:p>
          </table:table-cell>
          <table:table-cell table:style-name="ce19" office:value-type="string" calcext:value-type="string">
            <text:p> Right Shift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58" calcext:value-type="float">
            <text:p>58</text:p>
          </table:table-cell>
          <table:table-cell table:style-name="ce19" office:value-type="string" calcext:value-type="string">
            <text:p> 1D/9D</text:p>
          </table:table-cell>
          <table:table-cell table:style-name="ce19" office:value-type="string" calcext:value-type="string">
            <text:p> 14/F0 14</text:p>
          </table:table-cell>
          <table:table-cell table:style-name="ce19" office:value-type="string" calcext:value-type="string">
            <text:p> 11/F0 11</text:p>
          </table:table-cell>
          <table:table-cell table:style-name="ce19" office:value-type="string" calcext:value-type="string">
            <text:p> Left Ctrl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 38/B8</text:p>
          </table:table-cell>
          <table:table-cell table:style-name="ce19" office:value-type="string" calcext:value-type="string">
            <text:p> 11/F0 11</text:p>
          </table:table-cell>
          <table:table-cell table:style-name="ce19" office:value-type="string" calcext:value-type="string">
            <text:p> 19/F0 19</text:p>
          </table:table-cell>
          <table:table-cell table:style-name="ce19" office:value-type="string" calcext:value-type="string">
            <text:p> Left Alt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61" calcext:value-type="float">
            <text:p>61</text:p>
          </table:table-cell>
          <table:table-cell table:style-name="ce19" office:value-type="string" calcext:value-type="string">
            <text:p> 39/B9</text:p>
          </table:table-cell>
          <table:table-cell table:number-columns-repeated="2" table:style-name="ce19" office:value-type="string" calcext:value-type="string">
            <text:p> 29/F0 29</text:p>
          </table:table-cell>
          <table:table-cell table:style-name="ce19" office:value-type="string" calcext:value-type="string">
            <text:p> Spacebar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62" calcext:value-type="float">
            <text:p>62</text:p>
          </table:table-cell>
          <table:table-cell table:style-name="ce19" office:value-type="string" calcext:value-type="string">
            <text:p> E0 38/E0 B8</text:p>
          </table:table-cell>
          <table:table-cell table:style-name="ce19" office:value-type="string" calcext:value-type="string">
            <text:p> E0 11/E0 F0 11</text:p>
          </table:table-cell>
          <table:table-cell table:style-name="ce19" office:value-type="string" calcext:value-type="string">
            <text:p> 39/F0 39</text:p>
          </table:table-cell>
          <table:table-cell table:style-name="ce19" office:value-type="string" calcext:value-type="string">
            <text:p> Right Alt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64" calcext:value-type="float">
            <text:p>64</text:p>
          </table:table-cell>
          <table:table-cell table:style-name="ce19" office:value-type="string" calcext:value-type="string">
            <text:p> E0 1D/E0 9D</text:p>
          </table:table-cell>
          <table:table-cell table:style-name="ce19" office:value-type="string" calcext:value-type="string">
            <text:p> E0 14/E0 F0 14</text:p>
          </table:table-cell>
          <table:table-cell table:style-name="ce19" office:value-type="string" calcext:value-type="string">
            <text:p> 58/F0 58</text:p>
          </table:table-cell>
          <table:table-cell table:style-name="ce19" office:value-type="string" calcext:value-type="string">
            <text:p> Right Ctrl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75" calcext:value-type="float">
            <text:p>75</text:p>
          </table:table-cell>
          <table:table-cell table:style-name="ce19" office:value-type="string" calcext:value-type="string">
            <text:p> E0 52/E0 D2 (base)</text:p>
          </table:table-cell>
          <table:table-cell table:style-name="ce19" office:value-type="string" calcext:value-type="string">
            <text:p> E0 70/E0 F0 70 (base)</text:p>
          </table:table-cell>
          <table:table-cell table:style-name="ce19" office:value-type="string" calcext:value-type="string">
            <text:p> 67/F0 67</text:p>
          </table:table-cell>
          <table:table-cell table:style-name="ce19" office:value-type="string" calcext:value-type="string">
            <text:p> Insert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76" calcext:value-type="float">
            <text:p>76</text:p>
          </table:table-cell>
          <table:table-cell table:style-name="ce19" office:value-type="string" calcext:value-type="string">
            <text:p> E0 4B/E0 CB (base)</text:p>
          </table:table-cell>
          <table:table-cell table:style-name="ce19" office:value-type="string" calcext:value-type="string">
            <text:p> E0 71/E0 F0 71 (base)</text:p>
          </table:table-cell>
          <table:table-cell table:style-name="ce19" office:value-type="string" calcext:value-type="string">
            <text:p> 64/F0 64</text:p>
          </table:table-cell>
          <table:table-cell table:style-name="ce19" office:value-type="string" calcext:value-type="string">
            <text:p> Delete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79" calcext:value-type="float">
            <text:p>79</text:p>
          </table:table-cell>
          <table:table-cell table:style-name="ce19" office:value-type="string" calcext:value-type="string">
            <text:p> E0 4B/E0 CB (base)</text:p>
          </table:table-cell>
          <table:table-cell table:style-name="ce19" office:value-type="string" calcext:value-type="string">
            <text:p> E0 6B/E0 F0 6B (base)</text:p>
          </table:table-cell>
          <table:table-cell table:style-name="ce19" office:value-type="string" calcext:value-type="string">
            <text:p> 61/F0 61</text:p>
          </table:table-cell>
          <table:table-cell table:style-name="ce19" office:value-type="string" calcext:value-type="string">
            <text:p> Left Arrow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80" calcext:value-type="float">
            <text:p>80</text:p>
          </table:table-cell>
          <table:table-cell table:style-name="ce19" office:value-type="string" calcext:value-type="string">
            <text:p> E0 47/E0 C7 (base)</text:p>
          </table:table-cell>
          <table:table-cell table:style-name="ce19" office:value-type="string" calcext:value-type="string">
            <text:p> E0 6C/E0 F0 6C (base)</text:p>
          </table:table-cell>
          <table:table-cell table:style-name="ce19" office:value-type="string" calcext:value-type="string">
            <text:p> 6E/F0 6E</text:p>
          </table:table-cell>
          <table:table-cell table:style-name="ce19" office:value-type="string" calcext:value-type="string">
            <text:p> Home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81" calcext:value-type="float">
            <text:p>81</text:p>
          </table:table-cell>
          <table:table-cell table:style-name="ce19" office:value-type="string" calcext:value-type="string">
            <text:p> E0 4F/E0 CF (base)</text:p>
          </table:table-cell>
          <table:table-cell table:style-name="ce19" office:value-type="string" calcext:value-type="string">
            <text:p> E0 69/E0 F0 69 (base)</text:p>
          </table:table-cell>
          <table:table-cell table:style-name="ce19" office:value-type="string" calcext:value-type="string">
            <text:p> 65/F0 65</text:p>
          </table:table-cell>
          <table:table-cell table:style-name="ce19" office:value-type="string" calcext:value-type="string">
            <text:p> End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83" calcext:value-type="float">
            <text:p>83</text:p>
          </table:table-cell>
          <table:table-cell table:style-name="ce19" office:value-type="string" calcext:value-type="string">
            <text:p> E0 48/E0 C8 (base)</text:p>
          </table:table-cell>
          <table:table-cell table:style-name="ce19" office:value-type="string" calcext:value-type="string">
            <text:p> E0 75/E0 F0 75 (base)</text:p>
          </table:table-cell>
          <table:table-cell table:style-name="ce19" office:value-type="string" calcext:value-type="string">
            <text:p> 63/F0 63</text:p>
          </table:table-cell>
          <table:table-cell table:style-name="ce19" office:value-type="string" calcext:value-type="string">
            <text:p> Up Arrow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84" calcext:value-type="float">
            <text:p>84</text:p>
          </table:table-cell>
          <table:table-cell table:style-name="ce19" office:value-type="string" calcext:value-type="string">
            <text:p> E0 50/E0 D0 (base)</text:p>
          </table:table-cell>
          <table:table-cell table:style-name="ce19" office:value-type="string" calcext:value-type="string">
            <text:p> E0 72/E0 F0 72 (base)</text:p>
          </table:table-cell>
          <table:table-cell table:style-name="ce19" office:value-type="string" calcext:value-type="string">
            <text:p> 60/F0 60</text:p>
          </table:table-cell>
          <table:table-cell table:style-name="ce19" office:value-type="string" calcext:value-type="string">
            <text:p> Down Arrow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85" calcext:value-type="float">
            <text:p>85</text:p>
          </table:table-cell>
          <table:table-cell table:style-name="ce19" office:value-type="string" calcext:value-type="string">
            <text:p> E0 49/E0 C9 (base)</text:p>
          </table:table-cell>
          <table:table-cell table:style-name="ce19" office:value-type="string" calcext:value-type="string">
            <text:p> E0 7D/E0 F0 7D (base)</text:p>
          </table:table-cell>
          <table:table-cell table:style-name="ce19" office:value-type="string" calcext:value-type="string">
            <text:p> 6F/F0 6F</text:p>
          </table:table-cell>
          <table:table-cell table:style-name="ce19" office:value-type="string" calcext:value-type="string">
            <text:p> Page Up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86" calcext:value-type="float">
            <text:p>86</text:p>
          </table:table-cell>
          <table:table-cell table:style-name="ce19" office:value-type="string" calcext:value-type="string">
            <text:p> E0 51/E0 D1 (base)</text:p>
          </table:table-cell>
          <table:table-cell table:style-name="ce19" office:value-type="string" calcext:value-type="string">
            <text:p> E0 7A/E0 F0 7A (base)</text:p>
          </table:table-cell>
          <table:table-cell table:style-name="ce19" office:value-type="string" calcext:value-type="string">
            <text:p> 6D/F0 6D</text:p>
          </table:table-cell>
          <table:table-cell table:style-name="ce19" office:value-type="string" calcext:value-type="string">
            <text:p> Page Down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89" calcext:value-type="float">
            <text:p>89</text:p>
          </table:table-cell>
          <table:table-cell table:style-name="ce19" office:value-type="string" calcext:value-type="string">
            <text:p> E0 4D/E0 CD (base)</text:p>
          </table:table-cell>
          <table:table-cell table:style-name="ce19" office:value-type="string" calcext:value-type="string">
            <text:p> E0 74/E0 F0 74 (base)</text:p>
          </table:table-cell>
          <table:table-cell table:style-name="ce19" office:value-type="string" calcext:value-type="string">
            <text:p> 6A/F0 6A</text:p>
          </table:table-cell>
          <table:table-cell table:style-name="ce19" office:value-type="string" calcext:value-type="string">
            <text:p> Right Arrow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 45/C5</text:p>
          </table:table-cell>
          <table:table-cell table:style-name="ce19" office:value-type="string" calcext:value-type="string">
            <text:p> 77/F0 77</text:p>
          </table:table-cell>
          <table:table-cell table:style-name="ce19" office:value-type="string" calcext:value-type="string">
            <text:p> 76/F0 76</text:p>
          </table:table-cell>
          <table:table-cell table:style-name="ce19" office:value-type="string" calcext:value-type="string">
            <text:p> Num Lock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91" calcext:value-type="float">
            <text:p>91</text:p>
          </table:table-cell>
          <table:table-cell table:style-name="ce19" office:value-type="string" calcext:value-type="string">
            <text:p> 47/C7</text:p>
          </table:table-cell>
          <table:table-cell table:number-columns-repeated="2" table:style-name="ce19" office:value-type="string" calcext:value-type="string">
            <text:p> 6C/F0 6C</text:p>
          </table:table-cell>
          <table:table-cell table:style-name="ce19" office:value-type="string" calcext:value-type="string">
            <text:p> Keypad 7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92" calcext:value-type="float">
            <text:p>92</text:p>
          </table:table-cell>
          <table:table-cell table:style-name="ce19" office:value-type="string" calcext:value-type="string">
            <text:p> 4B/CB</text:p>
          </table:table-cell>
          <table:table-cell table:number-columns-repeated="2" table:style-name="ce19" office:value-type="string" calcext:value-type="string">
            <text:p> 6B/F0 6B</text:p>
          </table:table-cell>
          <table:table-cell table:style-name="ce19" office:value-type="string" calcext:value-type="string">
            <text:p> Keypad 4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93" calcext:value-type="float">
            <text:p>93</text:p>
          </table:table-cell>
          <table:table-cell table:style-name="ce19" office:value-type="string" calcext:value-type="string">
            <text:p> 4F/CF</text:p>
          </table:table-cell>
          <table:table-cell table:number-columns-repeated="2" table:style-name="ce19" office:value-type="string" calcext:value-type="string">
            <text:p> 69/F0 69</text:p>
          </table:table-cell>
          <table:table-cell table:style-name="ce19" office:value-type="string" calcext:value-type="string">
            <text:p> Keypad 1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95" calcext:value-type="float">
            <text:p>95</text:p>
          </table:table-cell>
          <table:table-cell table:style-name="ce19" office:value-type="string" calcext:value-type="string">
            <text:p> E0 35/E0 B5 (base)</text:p>
          </table:table-cell>
          <table:table-cell table:style-name="ce19" office:value-type="string" calcext:value-type="string">
            <text:p> E0 4A/E0 F0 4A (base)</text:p>
          </table:table-cell>
          <table:table-cell table:style-name="ce19" office:value-type="string" calcext:value-type="string">
            <text:p> 77/F0 77</text:p>
          </table:table-cell>
          <table:table-cell table:style-name="ce19" office:value-type="string" calcext:value-type="string">
            <text:p> Keypad /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96" calcext:value-type="float">
            <text:p>96</text:p>
          </table:table-cell>
          <table:table-cell table:style-name="ce19" office:value-type="string" calcext:value-type="string">
            <text:p> 48/C8</text:p>
          </table:table-cell>
          <table:table-cell table:number-columns-repeated="2" table:style-name="ce19" office:value-type="string" calcext:value-type="string">
            <text:p> 75/F0 75</text:p>
          </table:table-cell>
          <table:table-cell table:style-name="ce19" office:value-type="string" calcext:value-type="string">
            <text:p> Keypad 8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97" calcext:value-type="float">
            <text:p>97</text:p>
          </table:table-cell>
          <table:table-cell table:style-name="ce19" office:value-type="string" calcext:value-type="string">
            <text:p> 4C/CC</text:p>
          </table:table-cell>
          <table:table-cell table:number-columns-repeated="2" table:style-name="ce19" office:value-type="string" calcext:value-type="string">
            <text:p> 73/F0 73</text:p>
          </table:table-cell>
          <table:table-cell table:style-name="ce19" office:value-type="string" calcext:value-type="string">
            <text:p> Keypad 5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98" calcext:value-type="float">
            <text:p>98</text:p>
          </table:table-cell>
          <table:table-cell table:style-name="ce19" office:value-type="string" calcext:value-type="string">
            <text:p> 50/D0</text:p>
          </table:table-cell>
          <table:table-cell table:number-columns-repeated="2" table:style-name="ce19" office:value-type="string" calcext:value-type="string">
            <text:p> 72/F0 72</text:p>
          </table:table-cell>
          <table:table-cell table:style-name="ce19" office:value-type="string" calcext:value-type="string">
            <text:p> Keypad 2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99" calcext:value-type="float">
            <text:p>99</text:p>
          </table:table-cell>
          <table:table-cell table:style-name="ce19" office:value-type="string" calcext:value-type="string">
            <text:p> 52/D2</text:p>
          </table:table-cell>
          <table:table-cell table:number-columns-repeated="2" table:style-name="ce19" office:value-type="string" calcext:value-type="string">
            <text:p> 70/F0 70</text:p>
          </table:table-cell>
          <table:table-cell table:style-name="ce19" office:value-type="string" calcext:value-type="string">
            <text:p> Keypad 0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100" calcext:value-type="float">
            <text:p>100</text:p>
          </table:table-cell>
          <table:table-cell table:style-name="ce19" office:value-type="string" calcext:value-type="string">
            <text:p> 37/B7</text:p>
          </table:table-cell>
          <table:table-cell table:style-name="ce19" office:value-type="string" calcext:value-type="string">
            <text:p> 7C/F0 7C</text:p>
          </table:table-cell>
          <table:table-cell table:style-name="ce19" office:value-type="string" calcext:value-type="string">
            <text:p> 7E/F0 7E</text:p>
          </table:table-cell>
          <table:table-cell table:style-name="ce19" office:value-type="string" calcext:value-type="string">
            <text:p> Keypad *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101" calcext:value-type="float">
            <text:p>101</text:p>
          </table:table-cell>
          <table:table-cell table:style-name="ce19" office:value-type="string" calcext:value-type="string">
            <text:p> 49/C9</text:p>
          </table:table-cell>
          <table:table-cell table:number-columns-repeated="2" table:style-name="ce19" office:value-type="string" calcext:value-type="string">
            <text:p> 7D/F0 7D</text:p>
          </table:table-cell>
          <table:table-cell table:style-name="ce19" office:value-type="string" calcext:value-type="string">
            <text:p> Keypad 9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102" calcext:value-type="float">
            <text:p>102</text:p>
          </table:table-cell>
          <table:table-cell table:style-name="ce19" office:value-type="string" calcext:value-type="string">
            <text:p> 4D/CD</text:p>
          </table:table-cell>
          <table:table-cell table:number-columns-repeated="2" table:style-name="ce19" office:value-type="string" calcext:value-type="string">
            <text:p> 74/F0 74</text:p>
          </table:table-cell>
          <table:table-cell table:style-name="ce19" office:value-type="string" calcext:value-type="string">
            <text:p> Keypad 6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103" calcext:value-type="float">
            <text:p>103</text:p>
          </table:table-cell>
          <table:table-cell table:style-name="ce19" office:value-type="string" calcext:value-type="string">
            <text:p> 51/D1</text:p>
          </table:table-cell>
          <table:table-cell table:number-columns-repeated="2" table:style-name="ce19" office:value-type="string" calcext:value-type="string">
            <text:p> 7A/F0 7A</text:p>
          </table:table-cell>
          <table:table-cell table:style-name="ce19" office:value-type="string" calcext:value-type="string">
            <text:p> Keypad 3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104" calcext:value-type="float">
            <text:p>104</text:p>
          </table:table-cell>
          <table:table-cell table:style-name="ce19" office:value-type="string" calcext:value-type="string">
            <text:p> 53/D3</text:p>
          </table:table-cell>
          <table:table-cell table:number-columns-repeated="2" table:style-name="ce19" office:value-type="string" calcext:value-type="string">
            <text:p> 71/F0 71</text:p>
          </table:table-cell>
          <table:table-cell table:style-name="ce19" office:value-type="string" calcext:value-type="string">
            <text:p> Keypad .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105" calcext:value-type="float">
            <text:p>105</text:p>
          </table:table-cell>
          <table:table-cell table:style-name="ce19" office:value-type="string" calcext:value-type="string">
            <text:p> 4A/CA</text:p>
          </table:table-cell>
          <table:table-cell table:style-name="ce19" office:value-type="string" calcext:value-type="string">
            <text:p> 7B/F0 7B</text:p>
          </table:table-cell>
          <table:table-cell table:style-name="ce19" office:value-type="string" calcext:value-type="string">
            <text:p> 84/F0 84</text:p>
          </table:table-cell>
          <table:table-cell table:style-name="ce19" office:value-type="string" calcext:value-type="string">
            <text:p> Keypad -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106" calcext:value-type="float">
            <text:p>106</text:p>
          </table:table-cell>
          <table:table-cell table:style-name="ce19" office:value-type="string" calcext:value-type="string">
            <text:p> 4E/CE</text:p>
          </table:table-cell>
          <table:table-cell table:style-name="ce19" office:value-type="string" calcext:value-type="string">
            <text:p> 79/F0 79</text:p>
          </table:table-cell>
          <table:table-cell table:style-name="ce19" office:value-type="string" calcext:value-type="string">
            <text:p> 7C/F0 7C</text:p>
          </table:table-cell>
          <table:table-cell table:style-name="ce19" office:value-type="string" calcext:value-type="string">
            <text:p> Keypad +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108" calcext:value-type="float">
            <text:p>108</text:p>
          </table:table-cell>
          <table:table-cell table:style-name="ce19" office:value-type="string" calcext:value-type="string">
            <text:p> E0 1C/E0 9C</text:p>
          </table:table-cell>
          <table:table-cell table:style-name="ce19" office:value-type="string" calcext:value-type="string">
            <text:p> E0 5A/E0 F0 5A</text:p>
          </table:table-cell>
          <table:table-cell table:style-name="ce19" office:value-type="string" calcext:value-type="string">
            <text:p> 79/F0 79</text:p>
          </table:table-cell>
          <table:table-cell table:style-name="ce19" office:value-type="string" calcext:value-type="string">
            <text:p> Keypad Enter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110" calcext:value-type="float">
            <text:p>110</text:p>
          </table:table-cell>
          <table:table-cell table:style-name="ce19" office:value-type="string" calcext:value-type="string">
            <text:p> 01/81</text:p>
          </table:table-cell>
          <table:table-cell table:style-name="ce19" office:value-type="string" calcext:value-type="string">
            <text:p> 76/F0 76</text:p>
          </table:table-cell>
          <table:table-cell table:style-name="ce19" office:value-type="string" calcext:value-type="string">
            <text:p> 08/F0 08</text:p>
          </table:table-cell>
          <table:table-cell table:style-name="ce19" office:value-type="string" calcext:value-type="string">
            <text:p> Esc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112" calcext:value-type="float">
            <text:p>112</text:p>
          </table:table-cell>
          <table:table-cell table:style-name="ce19" office:value-type="string" calcext:value-type="string">
            <text:p> 3B/BB</text:p>
          </table:table-cell>
          <table:table-cell table:style-name="ce19" office:value-type="string" calcext:value-type="string">
            <text:p> 05/F0 05</text:p>
          </table:table-cell>
          <table:table-cell table:style-name="ce19" office:value-type="string" calcext:value-type="string">
            <text:p> 07/F0 07</text:p>
          </table:table-cell>
          <table:table-cell table:style-name="ce19" office:value-type="string" calcext:value-type="string">
            <text:p> F1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113" calcext:value-type="float">
            <text:p>113</text:p>
          </table:table-cell>
          <table:table-cell table:style-name="ce19" office:value-type="string" calcext:value-type="string">
            <text:p> 3C/BC</text:p>
          </table:table-cell>
          <table:table-cell table:style-name="ce19" office:value-type="string" calcext:value-type="string">
            <text:p> 06/F0 06</text:p>
          </table:table-cell>
          <table:table-cell table:style-name="ce19" office:value-type="string" calcext:value-type="string">
            <text:p> 0F/F0 0F</text:p>
          </table:table-cell>
          <table:table-cell table:style-name="ce19" office:value-type="string" calcext:value-type="string">
            <text:p> F2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114" calcext:value-type="float">
            <text:p>114</text:p>
          </table:table-cell>
          <table:table-cell table:style-name="ce19" office:value-type="string" calcext:value-type="string">
            <text:p> 3D/BD</text:p>
          </table:table-cell>
          <table:table-cell table:style-name="ce19" office:value-type="string" calcext:value-type="string">
            <text:p> 04/F0 04</text:p>
          </table:table-cell>
          <table:table-cell table:style-name="ce19" office:value-type="string" calcext:value-type="string">
            <text:p> 17/F0 17</text:p>
          </table:table-cell>
          <table:table-cell table:style-name="ce19" office:value-type="string" calcext:value-type="string">
            <text:p> F3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115" calcext:value-type="float">
            <text:p>115</text:p>
          </table:table-cell>
          <table:table-cell table:style-name="ce19" office:value-type="string" calcext:value-type="string">
            <text:p> 3E/BE</text:p>
          </table:table-cell>
          <table:table-cell table:style-name="ce19" office:value-type="string" calcext:value-type="string">
            <text:p> 0C/F0 0C</text:p>
          </table:table-cell>
          <table:table-cell table:style-name="ce19" office:value-type="string" calcext:value-type="string">
            <text:p> 1F/F0 1F</text:p>
          </table:table-cell>
          <table:table-cell table:style-name="ce19" office:value-type="string" calcext:value-type="string">
            <text:p> F4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116" calcext:value-type="float">
            <text:p>116</text:p>
          </table:table-cell>
          <table:table-cell table:style-name="ce19" office:value-type="string" calcext:value-type="string">
            <text:p> 3F/BF</text:p>
          </table:table-cell>
          <table:table-cell table:style-name="ce19" office:value-type="string" calcext:value-type="string">
            <text:p> 03/F0 03</text:p>
          </table:table-cell>
          <table:table-cell table:style-name="ce19" office:value-type="string" calcext:value-type="string">
            <text:p> 27/F0 27</text:p>
          </table:table-cell>
          <table:table-cell table:style-name="ce19" office:value-type="string" calcext:value-type="string">
            <text:p> F5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117" calcext:value-type="float">
            <text:p>117</text:p>
          </table:table-cell>
          <table:table-cell table:style-name="ce19" office:value-type="string" calcext:value-type="string">
            <text:p> 40/C0</text:p>
          </table:table-cell>
          <table:table-cell table:style-name="ce19" office:value-type="string" calcext:value-type="string">
            <text:p> 0B/F0 0B</text:p>
          </table:table-cell>
          <table:table-cell table:style-name="ce19" office:value-type="string" calcext:value-type="string">
            <text:p> 2F/F0 2F</text:p>
          </table:table-cell>
          <table:table-cell table:style-name="ce19" office:value-type="string" calcext:value-type="string">
            <text:p> F6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118" calcext:value-type="float">
            <text:p>118</text:p>
          </table:table-cell>
          <table:table-cell table:style-name="ce19" office:value-type="string" calcext:value-type="string">
            <text:p> 41/C1</text:p>
          </table:table-cell>
          <table:table-cell table:style-name="ce19" office:value-type="string" calcext:value-type="string">
            <text:p> 83/F0 83</text:p>
          </table:table-cell>
          <table:table-cell table:style-name="ce19" office:value-type="string" calcext:value-type="string">
            <text:p> 37/F0 37</text:p>
          </table:table-cell>
          <table:table-cell table:style-name="ce19" office:value-type="string" calcext:value-type="string">
            <text:p> F7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119" calcext:value-type="float">
            <text:p>119</text:p>
          </table:table-cell>
          <table:table-cell table:style-name="ce19" office:value-type="string" calcext:value-type="string">
            <text:p> 42/C2</text:p>
          </table:table-cell>
          <table:table-cell table:style-name="ce19" office:value-type="string" calcext:value-type="string">
            <text:p> 0A/F0 0A</text:p>
          </table:table-cell>
          <table:table-cell table:style-name="ce19" office:value-type="string" calcext:value-type="string">
            <text:p> 3F/F0 3F</text:p>
          </table:table-cell>
          <table:table-cell table:style-name="ce19" office:value-type="string" calcext:value-type="string">
            <text:p> F8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120" calcext:value-type="float">
            <text:p>120</text:p>
          </table:table-cell>
          <table:table-cell table:style-name="ce19" office:value-type="string" calcext:value-type="string">
            <text:p> 43/C3</text:p>
          </table:table-cell>
          <table:table-cell table:style-name="ce19" office:value-type="string" calcext:value-type="string">
            <text:p> 01/F0 01</text:p>
          </table:table-cell>
          <table:table-cell table:style-name="ce19" office:value-type="string" calcext:value-type="string">
            <text:p> 47/F0 47</text:p>
          </table:table-cell>
          <table:table-cell table:style-name="ce19" office:value-type="string" calcext:value-type="string">
            <text:p> F9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121" calcext:value-type="float">
            <text:p>121</text:p>
          </table:table-cell>
          <table:table-cell table:style-name="ce19" office:value-type="string" calcext:value-type="string">
            <text:p> 44/C4</text:p>
          </table:table-cell>
          <table:table-cell table:style-name="ce19" office:value-type="string" calcext:value-type="string">
            <text:p> 09/F0 09</text:p>
          </table:table-cell>
          <table:table-cell table:style-name="ce19" office:value-type="string" calcext:value-type="string">
            <text:p> 4F/F0 4F</text:p>
          </table:table-cell>
          <table:table-cell table:style-name="ce19" office:value-type="string" calcext:value-type="string">
            <text:p> F10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122" calcext:value-type="float">
            <text:p>122</text:p>
          </table:table-cell>
          <table:table-cell table:style-name="ce19" office:value-type="string" calcext:value-type="string">
            <text:p> 57/D7</text:p>
          </table:table-cell>
          <table:table-cell table:style-name="ce19" office:value-type="string" calcext:value-type="string">
            <text:p> 78/F0 78</text:p>
          </table:table-cell>
          <table:table-cell table:style-name="ce19" office:value-type="string" calcext:value-type="string">
            <text:p> 56/F0 56</text:p>
          </table:table-cell>
          <table:table-cell table:style-name="ce19" office:value-type="string" calcext:value-type="string">
            <text:p> F11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123" calcext:value-type="float">
            <text:p>123</text:p>
          </table:table-cell>
          <table:table-cell table:style-name="ce19" office:value-type="string" calcext:value-type="string">
            <text:p> 58/D8</text:p>
          </table:table-cell>
          <table:table-cell table:style-name="ce19" office:value-type="string" calcext:value-type="string">
            <text:p> 07/F0 07</text:p>
          </table:table-cell>
          <table:table-cell table:style-name="ce19" office:value-type="string" calcext:value-type="string">
            <text:p> 5E/F0 5E</text:p>
          </table:table-cell>
          <table:table-cell table:style-name="ce19" office:value-type="string" calcext:value-type="string">
            <text:p> F12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124" calcext:value-type="float">
            <text:p>124</text:p>
          </table:table-cell>
          <table:table-cell table:style-name="ce19" office:value-type="string" calcext:value-type="string">
            <text:p> E0 2A E0 37/E0 B7 E0 AA</text:p>
          </table:table-cell>
          <table:table-cell table:style-name="ce19" office:value-type="string" calcext:value-type="string">
            <text:p> E0 12 E0 7C/E0 F0 7C E0 F0 12</text:p>
          </table:table-cell>
          <table:table-cell table:style-name="ce19" office:value-type="string" calcext:value-type="string">
            <text:p> 57/F0 57</text:p>
          </table:table-cell>
          <table:table-cell table:style-name="ce19" office:value-type="string" calcext:value-type="string">
            <text:p> Print Screen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125" calcext:value-type="float">
            <text:p>125</text:p>
          </table:table-cell>
          <table:table-cell table:style-name="ce19" office:value-type="string" calcext:value-type="string">
            <text:p> 46/C6</text:p>
          </table:table-cell>
          <table:table-cell table:style-name="ce19" office:value-type="string" calcext:value-type="string">
            <text:p> 7E/F0 7E</text:p>
          </table:table-cell>
          <table:table-cell table:style-name="ce19" office:value-type="string" calcext:value-type="string">
            <text:p> 5F/F0 5F</text:p>
          </table:table-cell>
          <table:table-cell table:style-name="ce19" office:value-type="string" calcext:value-type="string">
            <text:p> Scroll Lock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float" office:value="126" calcext:value-type="float">
            <text:p>126</text:p>
          </table:table-cell>
          <table:table-cell table:style-name="ce19" office:value-type="string" calcext:value-type="string">
            <text:p> E1 1D 45/E1 9D C5</text:p>
          </table:table-cell>
          <table:table-cell table:style-name="ce19" office:value-type="string" calcext:value-type="string">
            <text:p> E1 14 77 E1/F0 14 F0 77</text:p>
          </table:table-cell>
          <table:table-cell table:style-name="ce19" office:value-type="string" calcext:value-type="string">
            <text:p> 62/F0 62</text:p>
          </table:table-cell>
          <table:table-cell table:style-name="ce19" office:value-type="string" calcext:value-type="string">
            <text:p> Pause Break</text:p>
          </table:table-cell>
          <table:table-cell table:style-name="ce19" office:value-type="string" calcext:value-type="string">
            <text:p> </text:p>
          </table:table-cell>
          <table:table-cell table:number-columns-repeated="1018"/>
        </table:table-row>
        <table:table-row table:style-name="ro2">
          <table:table-cell table:style-name="ce19" office:value-type="string" calcext:value-type="string">
            <text:p> 29 or 42*</text:p>
          </table:table-cell>
          <table:table-cell table:style-name="ce19" office:value-type="string" calcext:value-type="string">
            <text:p> 2B/AB</text:p>
          </table:table-cell>
          <table:table-cell table:style-name="ce19" office:value-type="string" calcext:value-type="string">
            <text:p> 5D/F0 5D</text:p>
          </table:table-cell>
          <table:table-cell table:style-name="ce19" office:value-type="string" calcext:value-type="string">
            <text:p> 5C/F0 5C or 53/F0 53</text:p>
          </table:table-cell>
          <table:table-cell table:style-name="ce19" office:value-type="string" calcext:value-type="string">
            <text:p> \</text:p>
          </table:table-cell>
          <table:table-cell table:style-name="ce19" office:value-type="string" calcext:value-type="string">
            <text:p> |</text:p>
          </table:table-cell>
          <table:table-cell table:number-columns-repeated="1018"/>
        </table:table-row>
        <table:table-row table:style-name="ro3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Semibold" svg:font-family="'Source Code Pro Semibold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.00.0000</text:date>, <text:time style:data-style-name="N2" text:time-value="11:11:39.95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19:16:01.842000000</meta:creation-date>
    <dc:date>2021-06-02T13:56:16.405000000</dc:date>
    <meta:editing-duration>PT2H27M12S</meta:editing-duration>
    <meta:editing-cycles>6</meta:editing-cycles>
    <meta:generator>LibreOffice/6.0.7.3$Windows_X86_64 LibreOffice_project/dc89aa7a9eabfd848af146d5086077aeed2ae4a5</meta:generator>
    <meta:document-statistic meta:table-count="2" meta:cell-count="1947" meta:object-count="0"/>
  </office:meta>
</office:document-meta>
</file>